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290ff"/>
    </style:style>
    <style:style style:name="P359" style:family="paragraph" style:parent-style-name="Text_20_body">
      <style:text-properties officeooo:rsid="0861cddb" officeooo:paragraph-rsid="087306ba"/>
    </style:style>
    <style:style style:name="P360" style:family="paragraph" style:parent-style-name="Text_20_body">
      <style:text-properties officeooo:rsid="0861cddb" officeooo:paragraph-rsid="0874e748"/>
    </style:style>
    <style:style style:name="P361" style:family="paragraph" style:parent-style-name="Text_20_body">
      <style:text-properties officeooo:rsid="0861cddb" officeooo:paragraph-rsid="087d3ab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3" style:family="paragraph" style:parent-style-name="Исходный_20_код">
      <style:text-properties officeooo:paragraph-rsid="09f1055c"/>
    </style:style>
    <style:style style:name="P524" style:family="paragraph" style:parent-style-name="Исходный_20_код">
      <style:text-properties officeooo:rsid="0c047e03" officeooo:paragraph-rsid="0c057cdb"/>
    </style:style>
    <style:style style:name="P525" style:family="paragraph" style:parent-style-name="Исходный_20_код">
      <style:text-properties officeooo:paragraph-rsid="0c33d1f1"/>
    </style:style>
    <style:style style:name="P526" style:family="paragraph" style:parent-style-name="Исходный_20_код">
      <style:text-properties officeooo:paragraph-rsid="0c356a37"/>
    </style:style>
    <style:style style:name="P527" style:family="paragraph" style:parent-style-name="Исходный_20_код">
      <style:text-properties officeooo:paragraph-rsid="0c373b60"/>
    </style:style>
    <style:style style:name="P528" style:family="paragraph" style:parent-style-name="Text_20_body">
      <style:text-properties officeooo:rsid="0c4b7951" officeooo:paragraph-rsid="0c4b7951"/>
    </style:style>
    <style:style style:name="P529" style:family="paragraph" style:parent-style-name="Text_20_body">
      <style:text-properties officeooo:rsid="0c4bef8f" officeooo:paragraph-rsid="0c4bef8f"/>
    </style:style>
    <style:style style:name="P530" style:family="paragraph" style:parent-style-name="Text_20_body">
      <style:text-properties officeooo:rsid="0c52afdd" officeooo:paragraph-rsid="0c52afdd"/>
    </style:style>
    <style:style style:name="P531" style:family="paragraph" style:parent-style-name="Исходный_20_код">
      <style:text-properties officeooo:rsid="061a2143" officeooo:paragraph-rsid="08d53d8c"/>
    </style:style>
    <style:style style:name="P532" style:family="paragraph" style:parent-style-name="Исходный_20_код">
      <style:text-properties officeooo:rsid="0c4b3268" officeooo:paragraph-rsid="0c4b3268"/>
    </style:style>
    <style:style style:name="P533" style:family="paragraph" style:parent-style-name="Исходный_20_код">
      <style:text-properties officeooo:rsid="0c4b9155" officeooo:paragraph-rsid="0c4b9155"/>
    </style:style>
    <style:style style:name="P534" style:family="paragraph" style:parent-style-name="Исходный_20_код">
      <style:text-properties officeooo:paragraph-rsid="0c57aa60"/>
    </style:style>
    <style:style style:name="P535" style:family="paragraph" style:parent-style-name="Исходный_20_код">
      <style:text-properties officeooo:paragraph-rsid="0c5cade4"/>
    </style:style>
    <style:style style:name="P536" style:family="paragraph" style:parent-style-name="Исходный_20_код">
      <style:text-properties officeooo:paragraph-rsid="0c5d9a16"/>
    </style:style>
    <style:style style:name="P537" style:family="paragraph" style:parent-style-name="Text_20_body">
      <style:text-properties officeooo:rsid="0c6165dd" officeooo:paragraph-rsid="0c6165dd"/>
    </style:style>
    <style:style style:name="P538" style:family="paragraph" style:parent-style-name="Text_20_body">
      <style:text-properties officeooo:rsid="0c691123" officeooo:paragraph-rsid="0c691123"/>
    </style:style>
    <style:style style:name="P539" style:family="paragraph" style:parent-style-name="Исходный_20_код">
      <style:text-properties officeooo:paragraph-rsid="0c613b27"/>
    </style:style>
    <style:style style:name="P540" style:family="paragraph" style:parent-style-name="Исходный_20_код">
      <style:text-properties officeooo:paragraph-rsid="0c643a78"/>
    </style:style>
    <style:style style:name="P541" style:family="paragraph" style:parent-style-name="Text_20_body">
      <style:text-properties officeooo:rsid="0c7087ef" officeooo:paragraph-rsid="0c7087ef"/>
    </style:style>
    <style:style style:name="P542" style:family="paragraph" style:parent-style-name="Text_20_body">
      <style:text-properties officeooo:rsid="0c7087ef" officeooo:paragraph-rsid="0c776df9"/>
    </style:style>
    <style:style style:name="P543" style:family="paragraph" style:parent-style-name="Text_20_body">
      <style:text-properties officeooo:rsid="0c7087ef" officeooo:paragraph-rsid="0c7c09e1"/>
    </style:style>
    <style:style style:name="P544" style:family="paragraph" style:parent-style-name="Text_20_body">
      <style:text-properties officeooo:rsid="0c7087ef" officeooo:paragraph-rsid="0c82c35b"/>
    </style:style>
    <style:style style:name="P545" style:family="paragraph" style:parent-style-name="Text_20_body">
      <style:text-properties officeooo:rsid="0c7087ef" officeooo:paragraph-rsid="0c920456"/>
    </style:style>
    <style:style style:name="P546" style:family="paragraph" style:parent-style-name="Text_20_body">
      <style:text-properties officeooo:rsid="0c7087ef" officeooo:paragraph-rsid="0cab45fa"/>
    </style:style>
    <style:style style:name="P547" style:family="paragraph" style:parent-style-name="Text_20_body">
      <style:text-properties officeooo:rsid="0c7087ef" officeooo:paragraph-rsid="0cabf085"/>
    </style:style>
    <style:style style:name="P548" style:family="paragraph" style:parent-style-name="Text_20_body">
      <style:text-properties officeooo:rsid="0c7087ef" officeooo:paragraph-rsid="0cb10098"/>
    </style:style>
    <style:style style:name="P549" style:family="paragraph" style:parent-style-name="Text_20_body">
      <style:text-properties officeooo:rsid="0c7087ef" officeooo:paragraph-rsid="0cc81f7f"/>
    </style:style>
    <style:style style:name="P550" style:family="paragraph" style:parent-style-name="Text_20_body">
      <style:text-properties officeooo:rsid="0c7087ef" officeooo:paragraph-rsid="0cee8336"/>
    </style:style>
    <style:style style:name="P551" style:family="paragraph" style:parent-style-name="Text_20_body">
      <style:text-properties officeooo:rsid="0c7087ef" officeooo:paragraph-rsid="0cf98c2a"/>
    </style:style>
    <style:style style:name="P552" style:family="paragraph" style:parent-style-name="Text_20_body">
      <style:text-properties officeooo:rsid="0c776df9" officeooo:paragraph-rsid="0c776df9"/>
    </style:style>
    <style:style style:name="P553" style:family="paragraph" style:parent-style-name="Text_20_body">
      <style:text-properties officeooo:rsid="0c776df9" officeooo:paragraph-rsid="0c7c09e1"/>
    </style:style>
    <style:style style:name="P554" style:family="paragraph" style:parent-style-name="Исходный_20_код">
      <style:text-properties officeooo:paragraph-rsid="0c704f8f"/>
    </style:style>
    <style:style style:name="P555" style:family="paragraph" style:parent-style-name="Исходный_20_код">
      <style:text-properties officeooo:paragraph-rsid="0c7340a0"/>
    </style:style>
    <style:style style:name="P556" style:family="paragraph" style:parent-style-name="Исходный_20_код">
      <style:text-properties officeooo:paragraph-rsid="0c7859b0"/>
    </style:style>
    <style:style style:name="P557" style:family="paragraph" style:parent-style-name="Исходный_20_код">
      <style:text-properties officeooo:paragraph-rsid="0c7c09e1"/>
    </style:style>
    <style:style style:name="P558" style:family="paragraph" style:parent-style-name="Исходный_20_код">
      <style:text-properties officeooo:paragraph-rsid="0c82c35b"/>
    </style:style>
    <style:style style:name="P559" style:family="paragraph" style:parent-style-name="Исходный_20_код">
      <style:text-properties officeooo:paragraph-rsid="0c8724a6"/>
    </style:style>
    <style:style style:name="P560" style:family="paragraph" style:parent-style-name="Text_20_body">
      <style:text-properties officeooo:rsid="0c9a5ec9" officeooo:paragraph-rsid="0c9a5ec9"/>
    </style:style>
    <style:style style:name="P561" style:family="paragraph" style:parent-style-name="Text_20_body">
      <style:text-properties officeooo:rsid="0c9a5ec9" officeooo:paragraph-rsid="0c9e3651"/>
    </style:style>
    <style:style style:name="P562" style:family="paragraph" style:parent-style-name="Text_20_body">
      <style:text-properties officeooo:rsid="0c9dc9be" officeooo:paragraph-rsid="0c9dc9be"/>
    </style:style>
    <style:style style:name="P563" style:family="paragraph" style:parent-style-name="Text_20_body">
      <style:text-properties officeooo:rsid="0c9dc9be" officeooo:paragraph-rsid="0d1d6138"/>
    </style:style>
    <style:style style:name="P564" style:family="paragraph" style:parent-style-name="Исходный_20_код">
      <style:text-properties officeooo:paragraph-rsid="0c920456"/>
    </style:style>
    <style:style style:name="P565" style:family="paragraph" style:parent-style-name="Исходный_20_код">
      <style:text-properties officeooo:paragraph-rsid="0cb22524"/>
    </style:style>
    <style:style style:name="P566" style:family="paragraph" style:parent-style-name="Исходный_20_код">
      <style:text-properties officeooo:paragraph-rsid="0cb8d406"/>
    </style:style>
    <style:style style:name="P567" style:family="paragraph" style:parent-style-name="Text_20_body">
      <style:text-properties officeooo:rsid="0caf372f" officeooo:paragraph-rsid="0cb10098"/>
    </style:style>
    <style:style style:name="P568" style:family="paragraph" style:parent-style-name="Text_20_body">
      <style:text-properties officeooo:rsid="0caf372f" officeooo:paragraph-rsid="0cba1cd6"/>
    </style:style>
    <style:style style:name="P569" style:family="paragraph" style:parent-style-name="Text_20_body">
      <style:text-properties officeooo:rsid="0caf372f" officeooo:paragraph-rsid="0cc5b67f"/>
    </style:style>
    <style:style style:name="P570" style:family="paragraph" style:parent-style-name="Text_20_body">
      <style:text-properties officeooo:rsid="0caf372f" officeooo:paragraph-rsid="0cee8336"/>
    </style:style>
    <style:style style:name="P571" style:family="paragraph" style:parent-style-name="Text_20_body">
      <style:text-properties officeooo:rsid="0caf372f" officeooo:paragraph-rsid="0cb22524"/>
    </style:style>
    <style:style style:name="P572" style:family="paragraph" style:parent-style-name="Text_20_body">
      <style:text-properties officeooo:rsid="0caf372f" officeooo:paragraph-rsid="0cf1cd55"/>
    </style:style>
    <style:style style:name="P573" style:family="paragraph" style:parent-style-name="Text_20_body">
      <style:text-properties officeooo:rsid="0cb10098" officeooo:paragraph-rsid="0cb10098"/>
    </style:style>
    <style:style style:name="P574" style:family="paragraph" style:parent-style-name="Text_20_body">
      <style:text-properties officeooo:rsid="0cb10098" officeooo:paragraph-rsid="0cc5b67f"/>
    </style:style>
    <style:style style:name="P575" style:family="paragraph" style:parent-style-name="Text_20_body">
      <style:text-properties officeooo:rsid="0cb10098" officeooo:paragraph-rsid="0cee8336"/>
    </style:style>
    <style:style style:name="P576" style:family="paragraph" style:parent-style-name="Исходный_20_код">
      <style:text-properties officeooo:paragraph-rsid="0ca9246c"/>
    </style:style>
    <style:style style:name="P577" style:family="paragraph" style:parent-style-name="Исходный_20_код">
      <style:text-properties officeooo:paragraph-rsid="0cc5b67f"/>
    </style:style>
    <style:style style:name="P578" style:family="paragraph" style:parent-style-name="Text_20_body">
      <style:text-properties officeooo:rsid="0cc38c18" officeooo:paragraph-rsid="0cc38c18"/>
    </style:style>
    <style:style style:name="P579" style:family="paragraph" style:parent-style-name="Text_20_body">
      <style:text-properties officeooo:rsid="0ba1daf7" officeooo:paragraph-rsid="0ce06748"/>
    </style:style>
    <style:style style:name="P580" style:family="paragraph" style:parent-style-name="Исходный_20_код">
      <style:text-properties officeooo:paragraph-rsid="0cee8336"/>
    </style:style>
    <style:style style:name="P581" style:family="paragraph" style:parent-style-name="Исходный_20_код">
      <style:text-properties officeooo:paragraph-rsid="0cf1cd55"/>
    </style:style>
    <style:style style:name="P582" style:family="paragraph" style:parent-style-name="Text_20_body">
      <style:text-properties officeooo:rsid="0cfe3c1f" officeooo:paragraph-rsid="0cfe3c1f"/>
    </style:style>
    <style:style style:name="P583" style:family="paragraph" style:parent-style-name="Text_20_body">
      <style:text-properties officeooo:rsid="0d03691f" officeooo:paragraph-rsid="0d03691f"/>
    </style:style>
    <style:style style:name="P584" style:family="paragraph" style:parent-style-name="Text_20_body">
      <style:text-properties officeooo:rsid="0d03691f" officeooo:paragraph-rsid="0d1fdc8a"/>
    </style:style>
    <style:style style:name="P585" style:family="paragraph" style:parent-style-name="Исходный_20_код">
      <style:text-properties officeooo:rsid="0c907039" officeooo:paragraph-rsid="0c907039"/>
    </style:style>
    <style:style style:name="P586" style:family="paragraph" style:parent-style-name="Исходный_20_код">
      <style:text-properties officeooo:rsid="0c907039" officeooo:paragraph-rsid="0cf743e2"/>
    </style:style>
    <style:style style:name="P587" style:family="paragraph" style:parent-style-name="Исходный_20_код">
      <style:text-properties officeooo:paragraph-rsid="0cf98c2a"/>
    </style:style>
    <style:style style:name="P588" style:family="paragraph" style:parent-style-name="Heading_20_1">
      <style:text-properties officeooo:rsid="030668d5" officeooo:paragraph-rsid="09af3c4c"/>
    </style:style>
    <style:style style:name="P589" style:family="paragraph" style:parent-style-name="Heading_20_1">
      <style:text-properties officeooo:rsid="08376563" officeooo:paragraph-rsid="0975b3ad"/>
    </style:style>
    <style:style style:name="P590" style:family="paragraph" style:parent-style-name="Heading_20_1">
      <style:text-properties officeooo:paragraph-rsid="01023fd0"/>
    </style:style>
    <style:style style:name="P591" style:family="paragraph" style:parent-style-name="Heading_20_2">
      <style:text-properties officeooo:paragraph-rsid="09af3c4c"/>
    </style:style>
    <style:style style:name="P592" style:family="paragraph" style:parent-style-name="Heading_20_2">
      <style:text-properties officeooo:rsid="0b4cbee6" officeooo:paragraph-rsid="0b4cbee6"/>
    </style:style>
    <style:style style:name="P593" style:family="paragraph" style:parent-style-name="Heading_20_2">
      <style:text-properties officeooo:rsid="0b9b4934" officeooo:paragraph-rsid="0b9b4934"/>
    </style:style>
    <style:style style:name="P594" style:family="paragraph" style:parent-style-name="Heading_20_2">
      <style:text-properties officeooo:paragraph-rsid="0bc0ed1b"/>
    </style:style>
    <style:style style:name="P595" style:family="paragraph" style:parent-style-name="Heading_20_2">
      <style:text-properties officeooo:paragraph-rsid="07294ebc"/>
    </style:style>
    <style:style style:name="P596" style:family="paragraph" style:parent-style-name="Heading_20_2">
      <style:text-properties officeooo:rsid="0007ce7d" officeooo:paragraph-rsid="01023fd0"/>
    </style:style>
    <style:style style:name="P597" style:family="paragraph" style:parent-style-name="Heading_20_2">
      <style:text-properties officeooo:rsid="0506f2f0" officeooo:paragraph-rsid="0c23ba8f"/>
    </style:style>
    <style:style style:name="P598" style:family="paragraph" style:parent-style-name="Heading_20_2">
      <style:text-properties officeooo:paragraph-rsid="0c23ba8f"/>
    </style:style>
    <style:style style:name="P599" style:family="paragraph" style:parent-style-name="Heading_20_2">
      <style:text-properties officeooo:paragraph-rsid="0be41be8"/>
    </style:style>
    <style:style style:name="P600" style:family="paragraph" style:parent-style-name="Heading_20_2">
      <style:text-properties officeooo:paragraph-rsid="0ae9a132"/>
    </style:style>
    <style:style style:name="P601" style:family="paragraph" style:parent-style-name="Heading_20_2">
      <style:text-properties officeooo:rsid="02524ea3" officeooo:paragraph-rsid="02524ea3"/>
    </style:style>
    <style:style style:name="P602" style:family="paragraph" style:parent-style-name="Heading_20_2">
      <style:text-properties officeooo:rsid="047bd7da" officeooo:paragraph-rsid="047bd7da"/>
    </style:style>
    <style:style style:name="P603" style:family="paragraph" style:parent-style-name="Heading_20_2">
      <style:text-properties officeooo:rsid="0251c04e" officeooo:paragraph-rsid="089539aa"/>
    </style:style>
    <style:style style:name="P604" style:family="paragraph" style:parent-style-name="Heading_20_2">
      <style:text-properties officeooo:rsid="0251c04e" officeooo:paragraph-rsid="0c5cade4"/>
    </style:style>
    <style:style style:name="P605" style:family="paragraph" style:parent-style-name="Heading_20_2">
      <style:text-properties officeooo:rsid="0251c04e" officeooo:paragraph-rsid="05049cfa"/>
    </style:style>
    <style:style style:name="P606" style:family="paragraph" style:parent-style-name="Heading_20_2">
      <style:text-properties officeooo:rsid="0251c04e" officeooo:paragraph-rsid="0251c04e"/>
    </style:style>
    <style:style style:name="P607" style:family="paragraph" style:parent-style-name="Heading_20_2">
      <style:text-properties officeooo:rsid="04306acc" officeooo:paragraph-rsid="04306acc"/>
    </style:style>
    <style:style style:name="P608" style:family="paragraph" style:parent-style-name="Heading_20_2">
      <style:text-properties officeooo:rsid="0c60ed75" officeooo:paragraph-rsid="0c60ed75"/>
    </style:style>
    <style:style style:name="P609" style:family="paragraph" style:parent-style-name="Heading_20_2">
      <style:text-properties officeooo:paragraph-rsid="0845f5a3"/>
    </style:style>
    <style:style style:name="P610" style:family="paragraph" style:parent-style-name="Heading_20_3">
      <style:text-properties officeooo:rsid="0c495917" officeooo:paragraph-rsid="0c495917"/>
    </style:style>
    <style:style style:name="P611" style:family="paragraph" style:parent-style-name="Heading_20_3">
      <style:text-properties officeooo:rsid="061d21be" officeooo:paragraph-rsid="061d21be"/>
    </style:style>
    <style:style style:name="P612" style:family="paragraph" style:parent-style-name="Heading_20_3">
      <style:text-properties officeooo:rsid="09582543" officeooo:paragraph-rsid="09582543"/>
    </style:style>
    <style:style style:name="P613" style:family="paragraph" style:parent-style-name="Heading_20_3">
      <style:text-properties officeooo:rsid="0975b3ad" officeooo:paragraph-rsid="0975b3ad"/>
    </style:style>
    <style:style style:name="P614" style:family="paragraph" style:parent-style-name="Heading_20_3">
      <style:text-properties officeooo:paragraph-rsid="01023fd0"/>
    </style:style>
    <style:style style:name="P615" style:family="paragraph" style:parent-style-name="Heading_20_3">
      <style:text-properties officeooo:rsid="00fb200b" officeooo:paragraph-rsid="01023fd0"/>
    </style:style>
    <style:style style:name="P616" style:family="paragraph" style:parent-style-name="Heading_20_3">
      <style:text-properties officeooo:paragraph-rsid="025e6b69"/>
    </style:style>
    <style:style style:name="P617" style:family="paragraph" style:parent-style-name="Heading_20_3">
      <style:text-properties officeooo:rsid="07060c18" officeooo:paragraph-rsid="07060c18"/>
    </style:style>
    <style:style style:name="P618" style:family="paragraph" style:parent-style-name="Heading_20_3">
      <style:text-properties officeooo:rsid="04a0107e" officeooo:paragraph-rsid="04c9d0e6"/>
    </style:style>
    <style:style style:name="P619" style:family="paragraph" style:parent-style-name="Heading_20_3">
      <style:text-properties officeooo:rsid="04a0107e" officeooo:paragraph-rsid="04a0107e"/>
    </style:style>
    <style:style style:name="P620" style:family="paragraph" style:parent-style-name="Heading_20_3">
      <style:text-properties officeooo:rsid="04a234b8" officeooo:paragraph-rsid="04a234b8"/>
    </style:style>
    <style:style style:name="P621" style:family="paragraph" style:parent-style-name="Heading_20_3">
      <style:text-properties officeooo:rsid="04a234b8" officeooo:paragraph-rsid="0c373b60"/>
    </style:style>
    <style:style style:name="P622" style:family="paragraph" style:parent-style-name="Heading_20_3">
      <style:text-properties officeooo:rsid="04a4a5b3" officeooo:paragraph-rsid="04a4a5b3"/>
    </style:style>
    <style:style style:name="P623" style:family="paragraph" style:parent-style-name="Heading_20_3">
      <style:text-properties officeooo:rsid="04a4a5b3" officeooo:paragraph-rsid="0c373b60"/>
    </style:style>
    <style:style style:name="P624" style:family="paragraph" style:parent-style-name="Heading_20_3">
      <style:text-properties officeooo:rsid="04a4a5b3" officeooo:paragraph-rsid="0c356a37"/>
    </style:style>
    <style:style style:name="P625" style:family="paragraph" style:parent-style-name="Heading_20_3">
      <style:text-properties officeooo:rsid="04a4e6c6" officeooo:paragraph-rsid="04a4e6c6"/>
    </style:style>
    <style:style style:name="P626" style:family="paragraph" style:parent-style-name="Heading_20_3">
      <style:text-properties officeooo:rsid="04a88932" officeooo:paragraph-rsid="0c356a37"/>
    </style:style>
    <style:style style:name="P627" style:family="paragraph" style:parent-style-name="Heading_20_3">
      <style:text-properties officeooo:rsid="04aa6536" officeooo:paragraph-rsid="04aa6536"/>
    </style:style>
    <style:style style:name="P628" style:family="paragraph" style:parent-style-name="Heading_20_3">
      <style:text-properties officeooo:rsid="04b01eb2" officeooo:paragraph-rsid="04b01eb2"/>
    </style:style>
    <style:style style:name="P629" style:family="paragraph" style:parent-style-name="Heading_20_3">
      <style:text-properties officeooo:rsid="088978d3" officeooo:paragraph-rsid="088978d3"/>
    </style:style>
    <style:style style:name="P630" style:family="paragraph" style:parent-style-name="Heading_20_3">
      <style:text-properties officeooo:paragraph-rsid="087a0a4f"/>
    </style:style>
    <style:style style:name="P631" style:family="paragraph" style:parent-style-name="Heading_20_3">
      <style:text-properties officeooo:paragraph-rsid="069e3f3c"/>
    </style:style>
    <style:style style:name="P632" style:family="paragraph" style:parent-style-name="Heading_20_3">
      <style:text-properties officeooo:paragraph-rsid="06903f5c"/>
    </style:style>
    <style:style style:name="P633" style:family="paragraph" style:parent-style-name="Heading_20_3">
      <style:text-properties officeooo:rsid="07d05194" officeooo:paragraph-rsid="084bf5e0"/>
    </style:style>
    <style:style style:name="P634" style:family="paragraph" style:parent-style-name="Heading_20_3">
      <style:text-properties officeooo:rsid="07d05194" officeooo:paragraph-rsid="08505a1a"/>
    </style:style>
    <style:style style:name="P635" style:family="paragraph" style:parent-style-name="Heading_20_3">
      <style:text-properties officeooo:paragraph-rsid="0858963c"/>
    </style:style>
    <style:style style:name="P636" style:family="paragraph" style:parent-style-name="Heading_20_3">
      <style:text-properties officeooo:paragraph-rsid="087290ff"/>
    </style:style>
    <style:style style:name="P637" style:family="paragraph" style:parent-style-name="Heading_20_3">
      <style:text-properties officeooo:paragraph-rsid="087306ba"/>
    </style:style>
    <style:style style:name="P638" style:family="paragraph" style:parent-style-name="Heading_20_3">
      <style:text-properties officeooo:paragraph-rsid="0874e748"/>
    </style:style>
    <style:style style:name="P639" style:family="paragraph" style:parent-style-name="Heading_20_3">
      <style:text-properties officeooo:paragraph-rsid="087d3abf"/>
    </style:style>
    <style:style style:name="P640" style:family="paragraph" style:parent-style-name="Heading_20_3">
      <style:text-properties officeooo:paragraph-rsid="087f2f39"/>
    </style:style>
    <style:style style:name="P641" style:family="paragraph" style:parent-style-name="Heading_20_3">
      <style:text-properties officeooo:paragraph-rsid="08828c49"/>
    </style:style>
    <style:style style:name="P642" style:family="paragraph" style:parent-style-name="Heading_20_3">
      <style:text-properties officeooo:paragraph-rsid="089539aa"/>
    </style:style>
    <style:style style:name="P643" style:family="paragraph" style:parent-style-name="Heading_20_3">
      <style:text-properties officeooo:rsid="096892a8" officeooo:paragraph-rsid="096892a8"/>
    </style:style>
    <style:style style:name="P644" style:family="paragraph" style:parent-style-name="Heading_20_3">
      <style:text-properties officeooo:rsid="096892a8" officeooo:paragraph-rsid="096a22d5"/>
    </style:style>
    <style:style style:name="P645" style:family="paragraph" style:parent-style-name="Heading_20_3">
      <style:text-properties officeooo:paragraph-rsid="0c5cade4"/>
    </style:style>
    <style:style style:name="P646" style:family="paragraph" style:parent-style-name="Heading_20_3">
      <style:text-properties officeooo:paragraph-rsid="096a22d5"/>
    </style:style>
    <style:style style:name="P647" style:family="paragraph" style:parent-style-name="Heading_20_3">
      <style:text-properties officeooo:paragraph-rsid="02d46ef4"/>
    </style:style>
    <style:style style:name="P648" style:family="paragraph" style:parent-style-name="Heading_20_3">
      <style:text-properties officeooo:paragraph-rsid="0c5d9a16"/>
    </style:style>
    <style:style style:name="P649" style:family="paragraph" style:parent-style-name="Heading_20_3">
      <style:text-properties officeooo:paragraph-rsid="04321c81"/>
    </style:style>
    <style:style style:name="P650" style:family="paragraph" style:parent-style-name="Heading_20_3">
      <style:text-properties officeooo:paragraph-rsid="0432b9bb"/>
    </style:style>
    <style:style style:name="P651" style:family="paragraph" style:parent-style-name="Heading_20_3">
      <style:text-properties officeooo:paragraph-rsid="043b125e"/>
    </style:style>
    <style:style style:name="P652" style:family="paragraph" style:parent-style-name="Heading_20_3">
      <style:text-properties officeooo:paragraph-rsid="043ce005"/>
    </style:style>
    <style:style style:name="P653" style:family="paragraph" style:parent-style-name="Heading_20_3">
      <style:text-properties officeooo:paragraph-rsid="043f83fe"/>
    </style:style>
    <style:style style:name="P654" style:family="paragraph" style:parent-style-name="Heading_20_3">
      <style:text-properties officeooo:paragraph-rsid="04406dcf"/>
    </style:style>
    <style:style style:name="P655" style:family="paragraph" style:parent-style-name="Heading_20_3">
      <style:text-properties officeooo:paragraph-rsid="04423082"/>
    </style:style>
    <style:style style:name="P656" style:family="paragraph" style:parent-style-name="Heading_20_3">
      <style:text-properties officeooo:paragraph-rsid="04429bdc"/>
    </style:style>
    <style:style style:name="P657" style:family="paragraph" style:parent-style-name="Heading_20_3">
      <style:text-properties officeooo:paragraph-rsid="0443e35b"/>
    </style:style>
    <style:style style:name="P658" style:family="paragraph" style:parent-style-name="Heading_20_3">
      <style:text-properties officeooo:paragraph-rsid="05049cfa"/>
    </style:style>
    <style:style style:name="P659" style:family="paragraph" style:parent-style-name="Heading_20_3">
      <style:text-properties officeooo:paragraph-rsid="01091fb4"/>
    </style:style>
    <style:style style:name="P660" style:family="paragraph" style:parent-style-name="Heading_20_3">
      <style:text-properties officeooo:rsid="0112e62a" officeooo:paragraph-rsid="0112e62a"/>
    </style:style>
    <style:style style:name="P661" style:family="paragraph" style:parent-style-name="Heading_20_3">
      <style:text-properties officeooo:rsid="0112e62a" officeooo:paragraph-rsid="08446432"/>
    </style:style>
    <style:style style:name="P662" style:family="paragraph" style:parent-style-name="Heading_20_3">
      <style:text-properties officeooo:rsid="0112e62a" officeooo:paragraph-rsid="0845f5a3"/>
    </style:style>
    <style:style style:name="P663" style:family="paragraph" style:parent-style-name="Heading_20_3">
      <style:text-properties officeooo:paragraph-rsid="0139fdf0"/>
    </style:style>
    <style:style style:name="P664" style:family="paragraph" style:parent-style-name="Heading_20_3">
      <style:text-properties officeooo:rsid="01c5a1f7" officeooo:paragraph-rsid="01dfee0d"/>
    </style:style>
    <style:style style:name="P665" style:family="paragraph" style:parent-style-name="Heading_20_3">
      <style:text-properties officeooo:rsid="0cf554b6" officeooo:paragraph-rsid="0cf554b6"/>
    </style:style>
    <style:style style:name="P666" style:family="paragraph" style:parent-style-name="Heading_20_3">
      <style:text-properties officeooo:rsid="0c7e0be5" officeooo:paragraph-rsid="0c7e0be5"/>
    </style:style>
    <style:style style:name="P667" style:family="paragraph" style:parent-style-name="Heading_20_3">
      <style:text-properties officeooo:rsid="084794a4" officeooo:paragraph-rsid="0c613b27"/>
    </style:style>
    <style:style style:name="P668" style:family="paragraph" style:parent-style-name="Heading_20_3">
      <style:text-properties officeooo:rsid="084794a4" officeooo:paragraph-rsid="0c643a78"/>
    </style:style>
    <style:style style:name="P669" style:family="paragraph" style:parent-style-name="Heading_20_3">
      <style:text-properties officeooo:rsid="084794a4" officeooo:paragraph-rsid="0c704f8f"/>
    </style:style>
    <style:style style:name="P670" style:family="paragraph" style:parent-style-name="Heading_20_3">
      <style:text-properties officeooo:rsid="084794a4" officeooo:paragraph-rsid="0c7340a0"/>
    </style:style>
    <style:style style:name="P671" style:family="paragraph" style:parent-style-name="Heading_20_3">
      <style:text-properties officeooo:rsid="084794a4" officeooo:paragraph-rsid="0c7c09e1"/>
    </style:style>
    <style:style style:name="P672" style:family="paragraph" style:parent-style-name="Heading_20_3">
      <style:text-properties officeooo:rsid="084794a4" officeooo:paragraph-rsid="0c82c35b"/>
    </style:style>
    <style:style style:name="P673" style:family="paragraph" style:parent-style-name="Heading_20_3">
      <style:text-properties officeooo:rsid="084794a4" officeooo:paragraph-rsid="0c920456"/>
    </style:style>
    <style:style style:name="P674" style:family="paragraph" style:parent-style-name="Heading_20_3">
      <style:text-properties officeooo:rsid="084794a4" officeooo:paragraph-rsid="0cf98c2a"/>
    </style:style>
    <style:style style:name="P675" style:family="paragraph" style:parent-style-name="Heading_20_3">
      <style:text-properties officeooo:rsid="084794a4" officeooo:paragraph-rsid="0c8724a6"/>
    </style:style>
    <style:style style:name="P676" style:family="paragraph" style:parent-style-name="Heading_20_3">
      <style:text-properties officeooo:rsid="084794a4" officeooo:paragraph-rsid="0ca9246c"/>
    </style:style>
    <style:style style:name="P677" style:family="paragraph" style:parent-style-name="Heading_20_3">
      <style:text-properties officeooo:rsid="084794a4" officeooo:paragraph-rsid="084794a4"/>
    </style:style>
    <style:style style:name="P678" style:family="paragraph" style:parent-style-name="Heading_20_3">
      <style:text-properties officeooo:paragraph-rsid="0cc5b67f"/>
    </style:style>
    <style:style style:name="P679" style:family="paragraph" style:parent-style-name="Heading_20_3">
      <style:text-properties officeooo:paragraph-rsid="0cee8336"/>
    </style:style>
    <style:style style:name="P680" style:family="paragraph" style:parent-style-name="Heading_20_3">
      <style:text-properties officeooo:paragraph-rsid="0cb22524"/>
    </style:style>
    <style:style style:name="P681" style:family="paragraph" style:parent-style-name="Heading_20_3">
      <style:text-properties officeooo:paragraph-rsid="0cf1cd55"/>
    </style:style>
    <style:style style:name="P682" style:family="paragraph" style:parent-style-name="Heading_20_3">
      <style:text-properties officeooo:paragraph-rsid="0cb8d406"/>
    </style:style>
    <style:style style:name="P683" style:family="paragraph" style:parent-style-name="Heading_20_3">
      <style:text-properties officeooo:paragraph-rsid="0d26178e"/>
    </style:style>
    <style:style style:name="P684" style:family="paragraph" style:parent-style-name="Heading_20_3">
      <style:text-properties officeooo:paragraph-rsid="0d2b5581"/>
    </style:style>
    <style:style style:name="P685" style:family="paragraph" style:parent-style-name="Heading_20_3">
      <style:text-properties officeooo:paragraph-rsid="0d2b7d13"/>
    </style:style>
    <style:style style:name="P686" style:family="paragraph" style:parent-style-name="Heading_20_4">
      <style:text-properties officeooo:rsid="06051fca" officeooo:paragraph-rsid="06051fca"/>
    </style:style>
    <style:style style:name="P687" style:family="paragraph" style:parent-style-name="Heading_20_4">
      <style:text-properties officeooo:rsid="06051fca" officeooo:paragraph-rsid="06086fbd"/>
    </style:style>
    <style:style style:name="P688" style:family="paragraph" style:parent-style-name="Heading_20_4">
      <style:text-properties officeooo:rsid="06051fca" officeooo:paragraph-rsid="0609f852"/>
    </style:style>
    <style:style style:name="P689" style:family="paragraph" style:parent-style-name="Heading_20_4">
      <style:text-properties officeooo:rsid="06051fca" officeooo:paragraph-rsid="060ad3d7"/>
    </style:style>
    <style:style style:name="P690" style:family="paragraph" style:parent-style-name="Heading_20_4">
      <style:text-properties officeooo:rsid="06051fca" officeooo:paragraph-rsid="060af3f5"/>
    </style:style>
    <style:style style:name="P691" style:family="paragraph" style:parent-style-name="Heading_20_4">
      <style:text-properties officeooo:rsid="06051fca" officeooo:paragraph-rsid="060c39b8"/>
    </style:style>
    <style:style style:name="P692" style:family="paragraph" style:parent-style-name="Heading_20_4">
      <style:text-properties officeooo:rsid="06051fca" officeooo:paragraph-rsid="06d1b10a"/>
    </style:style>
    <style:style style:name="P693" style:family="paragraph" style:parent-style-name="Heading_20_4">
      <style:text-properties officeooo:rsid="034fdf84" officeooo:paragraph-rsid="03d7655a"/>
    </style:style>
    <style:style style:name="P694" style:family="paragraph" style:parent-style-name="Heading_20_4">
      <style:text-properties officeooo:rsid="034fdf84" officeooo:paragraph-rsid="03dd9cce"/>
    </style:style>
    <style:style style:name="P695" style:family="paragraph" style:parent-style-name="Heading_20_4">
      <style:text-properties officeooo:rsid="060f284b" officeooo:paragraph-rsid="060f284b"/>
    </style:style>
    <style:style style:name="P696" style:family="paragraph" style:parent-style-name="Heading_20_4">
      <style:text-properties officeooo:rsid="060f284b" officeooo:paragraph-rsid="061d21be"/>
    </style:style>
    <style:style style:name="P697" style:family="paragraph" style:parent-style-name="Heading_20_4">
      <style:text-properties officeooo:paragraph-rsid="061d21be"/>
    </style:style>
    <style:style style:name="P698" style:family="paragraph" style:parent-style-name="Heading_20_4">
      <style:text-properties officeooo:rsid="060d7cba" officeooo:paragraph-rsid="060d7cba"/>
    </style:style>
    <style:style style:name="P699" style:family="paragraph" style:parent-style-name="Heading_20_4">
      <style:text-properties officeooo:rsid="060d7cba" officeooo:paragraph-rsid="09582543"/>
    </style:style>
    <style:style style:name="P700" style:family="paragraph" style:parent-style-name="Heading_20_4">
      <style:text-properties officeooo:rsid="060d7cba" officeooo:paragraph-rsid="0975b3ad"/>
    </style:style>
    <style:style style:name="P701" style:family="paragraph" style:parent-style-name="Heading_20_4">
      <style:text-properties officeooo:paragraph-rsid="09582543"/>
    </style:style>
    <style:style style:name="P702" style:family="paragraph" style:parent-style-name="Heading_20_4">
      <style:text-properties officeooo:paragraph-rsid="0975b3ad"/>
    </style:style>
    <style:style style:name="P703" style:family="paragraph" style:parent-style-name="Heading_20_4">
      <style:text-properties officeooo:paragraph-rsid="07e7abec"/>
    </style:style>
    <style:style style:name="P704" style:family="paragraph" style:parent-style-name="Heading_20_4">
      <style:text-properties officeooo:paragraph-rsid="07ec9397"/>
    </style:style>
    <style:style style:name="P705" style:family="paragraph" style:parent-style-name="Heading_20_4">
      <style:text-properties officeooo:paragraph-rsid="022f637c"/>
    </style:style>
    <style:style style:name="P706" style:family="paragraph" style:parent-style-name="Text_20_body" style:list-style-name="L1">
      <style:text-properties officeooo:paragraph-rsid="089fff8f"/>
    </style:style>
    <style:style style:name="P707" style:family="paragraph" style:parent-style-name="Text_20_body" style:list-style-name="L1">
      <style:text-properties officeooo:rsid="08a73dc6" officeooo:paragraph-rsid="08a73dc6"/>
    </style:style>
    <style:style style:name="P708" style:family="paragraph" style:parent-style-name="Text_20_body" style:list-style-name="L1">
      <style:text-properties officeooo:rsid="089fff8f" officeooo:paragraph-rsid="089fff8f"/>
    </style:style>
    <style:style style:name="P709" style:family="paragraph" style:parent-style-name="Text_20_body" style:list-style-name="L2">
      <style:text-properties officeooo:rsid="08ae6576" officeooo:paragraph-rsid="08b5bdc5"/>
    </style:style>
    <style:style style:name="P710" style:family="paragraph" style:parent-style-name="Text_20_body" style:list-style-name="L3">
      <style:text-properties officeooo:rsid="08ae6576" officeooo:paragraph-rsid="08ae6576"/>
    </style:style>
    <style:style style:name="P711" style:family="paragraph" style:parent-style-name="Text_20_body" style:list-style-name="L3">
      <style:text-properties officeooo:paragraph-rsid="08ab5a51"/>
    </style:style>
    <style:style style:name="P712" style:family="paragraph" style:parent-style-name="Text_20_body" style:list-style-name="L3">
      <style:text-properties officeooo:rsid="08bbbe4a" officeooo:paragraph-rsid="08bbbe4a"/>
    </style:style>
    <style:style style:name="P713" style:family="paragraph" style:parent-style-name="Text_20_body" style:list-style-name="L3">
      <style:text-properties officeooo:rsid="08c2cdb8" officeooo:paragraph-rsid="08c2cdb8"/>
    </style:style>
    <style:style style:name="P714" style:family="paragraph" style:parent-style-name="Text_20_body" style:list-style-name="L3">
      <style:text-properties officeooo:rsid="08c5140a" officeooo:paragraph-rsid="08c5140a"/>
    </style:style>
    <style:style style:name="P715" style:family="paragraph" style:parent-style-name="Text_20_body" style:list-style-name="L3">
      <style:text-properties officeooo:rsid="08c6f77f" officeooo:paragraph-rsid="08d35a7d"/>
    </style:style>
    <style:style style:name="P716" style:family="paragraph" style:parent-style-name="Text_20_body" style:list-style-name="L4">
      <style:text-properties officeooo:rsid="092e9839" officeooo:paragraph-rsid="092e9839"/>
    </style:style>
    <style:style style:name="P717" style:family="paragraph" style:parent-style-name="Text_20_body" style:list-style-name="L5">
      <style:text-properties officeooo:paragraph-rsid="093a1e20"/>
    </style:style>
    <style:style style:name="P718" style:family="paragraph" style:parent-style-name="Text_20_body" style:list-style-name="L5">
      <style:text-properties officeooo:rsid="093b0e08" officeooo:paragraph-rsid="093b0e08"/>
    </style:style>
    <style:style style:name="P719" style:family="paragraph" style:parent-style-name="Text_20_body" style:list-style-name="L6">
      <style:text-properties officeooo:rsid="0b5bb9eb" officeooo:paragraph-rsid="0b5bb9eb"/>
    </style:style>
    <style:style style:name="P720" style:family="paragraph" style:parent-style-name="Text_20_body" style:list-style-name="L7">
      <style:text-properties officeooo:paragraph-rsid="0ba4d5c3"/>
    </style:style>
    <style:style style:name="P721" style:family="paragraph" style:parent-style-name="Text_20_body" style:list-style-name="L8">
      <style:text-properties officeooo:rsid="039cc364" officeooo:paragraph-rsid="0473ccea"/>
    </style:style>
    <style:style style:name="P722" style:family="paragraph" style:parent-style-name="Text_20_body" style:list-style-name="L8">
      <style:text-properties officeooo:rsid="039cc364" officeooo:paragraph-rsid="039cc364"/>
    </style:style>
    <style:style style:name="P723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24" style:family="paragraph" style:parent-style-name="Text_20_body" style:list-style-name="L9">
      <style:text-properties officeooo:paragraph-rsid="00c89376"/>
    </style:style>
    <style:style style:name="P725" style:family="paragraph" style:parent-style-name="Text_20_body" style:list-style-name="L9">
      <style:text-properties officeooo:rsid="00c6b5db" officeooo:paragraph-rsid="00c89376"/>
    </style:style>
    <style:style style:name="P726" style:family="paragraph" style:parent-style-name="Text_20_body" style:list-style-name="L9">
      <style:text-properties officeooo:rsid="00ca897b" officeooo:paragraph-rsid="00ca897b"/>
    </style:style>
    <style:style style:name="P727" style:family="paragraph" style:parent-style-name="Text_20_body" style:list-style-name="L9">
      <style:text-properties officeooo:rsid="00cab932" officeooo:paragraph-rsid="00cab932"/>
    </style:style>
    <style:style style:name="P728" style:family="paragraph" style:parent-style-name="Text_20_body" style:list-style-name="L9">
      <style:text-properties officeooo:rsid="06ea49fa" officeooo:paragraph-rsid="06ea49fa"/>
    </style:style>
    <style:style style:name="P729" style:family="paragraph" style:parent-style-name="Text_20_body" style:list-style-name="L10">
      <style:text-properties officeooo:paragraph-rsid="0ad205ef"/>
    </style:style>
    <style:style style:name="P730" style:family="paragraph" style:parent-style-name="Text_20_body" style:list-style-name="L10">
      <style:text-properties officeooo:rsid="0ad205ef" officeooo:paragraph-rsid="0ad205ef"/>
    </style:style>
    <style:style style:name="P731" style:family="paragraph" style:parent-style-name="Text_20_body" style:list-style-name="L11">
      <style:text-properties officeooo:rsid="001998ef" officeooo:paragraph-rsid="01023fd0"/>
    </style:style>
    <style:style style:name="P732" style:family="paragraph" style:parent-style-name="Text_20_body" style:list-style-name="L12">
      <style:text-properties officeooo:rsid="001998ef" officeooo:paragraph-rsid="01023fd0"/>
    </style:style>
    <style:style style:name="P733" style:family="paragraph" style:parent-style-name="Text_20_body" style:list-style-name="L13">
      <style:text-properties officeooo:rsid="05b0dc3b" officeooo:paragraph-rsid="05b0dc3b"/>
    </style:style>
    <style:style style:name="P734" style:family="paragraph" style:parent-style-name="Text_20_body" style:list-style-name="L14">
      <style:text-properties officeooo:paragraph-rsid="05cc541c"/>
    </style:style>
    <style:style style:name="P735" style:family="paragraph" style:parent-style-name="Text_20_body" style:list-style-name="L14">
      <style:text-properties officeooo:rsid="05cc541c" officeooo:paragraph-rsid="05cc541c"/>
    </style:style>
    <style:style style:name="P736" style:family="paragraph" style:parent-style-name="Text_20_body" style:list-style-name="L15">
      <style:text-properties officeooo:rsid="0a5d69ef" officeooo:paragraph-rsid="0a5d69ef"/>
    </style:style>
    <style:style style:name="P737" style:family="paragraph" style:parent-style-name="Text_20_body" style:list-style-name="L16">
      <style:text-properties officeooo:rsid="0a6abdfc" officeooo:paragraph-rsid="0a6abdfc"/>
    </style:style>
    <style:style style:name="P738" style:family="paragraph" style:parent-style-name="Text_20_body" style:list-style-name="L17">
      <style:text-properties officeooo:paragraph-rsid="04078734"/>
    </style:style>
    <style:style style:name="P739" style:family="paragraph" style:parent-style-name="Text_20_body" style:list-style-name="L17">
      <style:text-properties officeooo:rsid="026903af" officeooo:paragraph-rsid="026903af"/>
    </style:style>
    <style:style style:name="P740" style:family="paragraph" style:parent-style-name="Text_20_body" style:list-style-name="L17">
      <style:text-properties officeooo:rsid="026ade76" officeooo:paragraph-rsid="0417c449"/>
    </style:style>
    <style:style style:name="P741" style:family="paragraph" style:parent-style-name="Text_20_body" style:list-style-name="L18">
      <style:text-properties officeooo:paragraph-rsid="07c16ce6"/>
    </style:style>
    <style:style style:name="P742" style:family="paragraph" style:parent-style-name="Text_20_body" style:list-style-name="L18">
      <style:text-properties officeooo:rsid="07c16ce6" officeooo:paragraph-rsid="07c16ce6"/>
    </style:style>
    <style:style style:name="P743" style:family="paragraph" style:parent-style-name="Text_20_body" style:list-style-name="L19">
      <style:text-properties officeooo:paragraph-rsid="07ce040e"/>
    </style:style>
    <style:style style:name="P744" style:family="paragraph" style:parent-style-name="Text_20_body" style:list-style-name="L19">
      <style:text-properties officeooo:paragraph-rsid="07e7abec"/>
    </style:style>
    <style:style style:name="P745" style:family="paragraph" style:parent-style-name="Text_20_body" style:list-style-name="L19">
      <style:text-properties officeooo:rsid="07ce040e" officeooo:paragraph-rsid="07ce040e"/>
    </style:style>
    <style:style style:name="P746" style:family="paragraph" style:parent-style-name="Text_20_body" style:list-style-name="L19">
      <style:text-properties officeooo:rsid="07ce0f00" officeooo:paragraph-rsid="07ce0f00"/>
    </style:style>
    <style:style style:name="P747" style:family="paragraph" style:parent-style-name="Text_20_body" style:list-style-name="L19">
      <style:text-properties officeooo:rsid="07ce0f00" officeooo:paragraph-rsid="07e7abec"/>
    </style:style>
    <style:style style:name="P748" style:family="paragraph" style:parent-style-name="Text_20_body" style:list-style-name="L19">
      <style:text-properties officeooo:rsid="07d05194" officeooo:paragraph-rsid="07d05194"/>
    </style:style>
    <style:style style:name="P749" style:family="paragraph" style:parent-style-name="Text_20_body" style:list-style-name="L19">
      <style:text-properties officeooo:rsid="07d05194" officeooo:paragraph-rsid="07e7abec"/>
    </style:style>
    <style:style style:name="P750" style:family="paragraph" style:parent-style-name="Text_20_body" style:list-style-name="L19">
      <style:text-properties officeooo:rsid="07d05194" officeooo:paragraph-rsid="07ec9397"/>
    </style:style>
    <style:style style:name="P751" style:family="paragraph" style:parent-style-name="Text_20_body" style:list-style-name="L20">
      <style:text-properties officeooo:rsid="07d05194" officeooo:paragraph-rsid="07d42575"/>
    </style:style>
    <style:style style:name="P752" style:family="paragraph" style:parent-style-name="Text_20_body" style:list-style-name="L20">
      <style:text-properties officeooo:rsid="07d1e99f" officeooo:paragraph-rsid="07d1e99f"/>
    </style:style>
    <style:style style:name="P753" style:family="paragraph" style:parent-style-name="Text_20_body" style:list-style-name="L19">
      <style:text-properties officeooo:rsid="07d1e99f" officeooo:paragraph-rsid="07ec9397"/>
    </style:style>
    <style:style style:name="P754" style:family="paragraph" style:parent-style-name="Text_20_body" style:list-style-name="L20">
      <style:text-properties officeooo:rsid="07d2dfac" officeooo:paragraph-rsid="07d2dfac"/>
    </style:style>
    <style:style style:name="P755" style:family="paragraph" style:parent-style-name="Text_20_body" style:list-style-name="L19">
      <style:text-properties officeooo:rsid="07d2dfac" officeooo:paragraph-rsid="07ec9397"/>
    </style:style>
    <style:style style:name="P756" style:family="paragraph" style:parent-style-name="Text_20_body">
      <style:text-properties officeooo:rsid="0cfe5efc" officeooo:paragraph-rsid="0d22de60"/>
    </style:style>
    <style:style style:name="P757" style:family="paragraph" style:parent-style-name="Text_20_body">
      <style:text-properties officeooo:rsid="0caf372f" officeooo:paragraph-rsid="0d26178e"/>
    </style:style>
    <style:style style:name="P758" style:family="paragraph" style:parent-style-name="Text_20_body">
      <style:text-properties officeooo:rsid="0caf372f" officeooo:paragraph-rsid="0d2b5581"/>
    </style:style>
    <style:style style:name="P759" style:family="paragraph" style:parent-style-name="Text_20_body">
      <style:text-properties officeooo:rsid="0caf372f" officeooo:paragraph-rsid="0d3051bd"/>
    </style:style>
    <style:style style:name="P760" style:family="paragraph" style:parent-style-name="Text_20_body">
      <style:text-properties officeooo:rsid="0c9a5ec9" officeooo:paragraph-rsid="0cf98c2a"/>
    </style:style>
    <style:style style:name="P761" style:family="paragraph" style:parent-style-name="Text_20_body">
      <style:text-properties officeooo:rsid="0c9a5ec9" officeooo:paragraph-rsid="0d35aa8b"/>
    </style:style>
    <style:style style:name="P762" style:family="paragraph" style:parent-style-name="Text_20_body">
      <style:text-properties officeooo:rsid="0c7087ef" officeooo:paragraph-rsid="0cbf9957"/>
    </style:style>
    <style:style style:name="P763" style:family="paragraph" style:parent-style-name="Text_20_body">
      <style:text-properties officeooo:rsid="0c60ed75" officeooo:paragraph-rsid="0c60ed75"/>
    </style:style>
    <style:style style:name="P764" style:family="paragraph" style:parent-style-name="Text_20_body">
      <style:text-properties officeooo:rsid="0d333f78" officeooo:paragraph-rsid="0d333f78"/>
    </style:style>
    <style:style style:name="P765" style:family="paragraph" style:parent-style-name="Исходный_20_код">
      <style:text-properties officeooo:paragraph-rsid="0d26178e"/>
    </style:style>
    <style:style style:name="P766" style:family="paragraph" style:parent-style-name="Исходный_20_код">
      <style:text-properties officeooo:paragraph-rsid="0d2b5581"/>
    </style:style>
    <style:style style:name="P767" style:family="paragraph" style:parent-style-name="Исходный_20_код">
      <style:text-properties officeooo:paragraph-rsid="0d2b7d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4bc8a"/>
    </style:style>
    <style:style style:name="T296" style:family="text">
      <style:text-properties officeooo:rsid="02877614"/>
    </style:style>
    <style:style style:name="T297" style:family="text">
      <style:text-properties officeooo:rsid="0288aaee"/>
    </style:style>
    <style:style style:name="T298" style:family="text">
      <style:text-properties officeooo:rsid="028b32a4"/>
    </style:style>
    <style:style style:name="T299" style:family="text">
      <style:text-properties officeooo:rsid="028b8780"/>
    </style:style>
    <style:style style:name="T300" style:family="text">
      <style:text-properties officeooo:rsid="028d8cf7"/>
    </style:style>
    <style:style style:name="T301" style:family="text">
      <style:text-properties officeooo:rsid="0291f5f4"/>
    </style:style>
    <style:style style:name="T302" style:family="text">
      <style:text-properties officeooo:rsid="02989196"/>
    </style:style>
    <style:style style:name="T303" style:family="text">
      <style:text-properties officeooo:rsid="029a7cc6"/>
    </style:style>
    <style:style style:name="T304" style:family="text">
      <style:text-properties officeooo:rsid="029cd95d"/>
    </style:style>
    <style:style style:name="T305" style:family="text">
      <style:text-properties officeooo:rsid="029eceda"/>
    </style:style>
    <style:style style:name="T306" style:family="text">
      <style:text-properties officeooo:rsid="029fa2ed"/>
    </style:style>
    <style:style style:name="T307" style:family="text">
      <style:text-properties officeooo:rsid="02a960a4"/>
    </style:style>
    <style:style style:name="T308" style:family="text">
      <style:text-properties officeooo:rsid="02aaebe6"/>
    </style:style>
    <style:style style:name="T309" style:family="text">
      <style:text-properties officeooo:rsid="02abf696"/>
    </style:style>
    <style:style style:name="T310" style:family="text">
      <style:text-properties officeooo:rsid="02b17efc"/>
    </style:style>
    <style:style style:name="T311" style:family="text">
      <style:text-properties officeooo:rsid="02b21d4e"/>
    </style:style>
    <style:style style:name="T312" style:family="text">
      <style:text-properties officeooo:rsid="02b3acad"/>
    </style:style>
    <style:style style:name="T313" style:family="text">
      <style:text-properties officeooo:rsid="02b3e303"/>
    </style:style>
    <style:style style:name="T314" style:family="text">
      <style:text-properties officeooo:rsid="02b559c8"/>
    </style:style>
    <style:style style:name="T315" style:family="text">
      <style:text-properties officeooo:rsid="02ba83eb"/>
    </style:style>
    <style:style style:name="T316" style:family="text">
      <style:text-properties officeooo:rsid="02bce96f"/>
    </style:style>
    <style:style style:name="T317" style:family="text">
      <style:text-properties officeooo:rsid="02bdff85"/>
    </style:style>
    <style:style style:name="T318" style:family="text">
      <style:text-properties officeooo:rsid="02bf9f20"/>
    </style:style>
    <style:style style:name="T319" style:family="text">
      <style:text-properties officeooo:rsid="02bfee2a"/>
    </style:style>
    <style:style style:name="T320" style:family="text">
      <style:text-properties officeooo:rsid="02c27374"/>
    </style:style>
    <style:style style:name="T321" style:family="text">
      <style:text-properties officeooo:rsid="02c8afb1"/>
    </style:style>
    <style:style style:name="T322" style:family="text">
      <style:text-properties officeooo:rsid="02cfc5de"/>
    </style:style>
    <style:style style:name="T323" style:family="text">
      <style:text-properties officeooo:rsid="02d18386"/>
    </style:style>
    <style:style style:name="T324" style:family="text">
      <style:text-properties officeooo:rsid="02d5a489"/>
    </style:style>
    <style:style style:name="T325" style:family="text">
      <style:text-properties officeooo:rsid="02d66ad7"/>
    </style:style>
    <style:style style:name="T326" style:family="text">
      <style:text-properties officeooo:rsid="02d75df3"/>
    </style:style>
    <style:style style:name="T327" style:family="text">
      <style:text-properties officeooo:rsid="02d7f4b0"/>
    </style:style>
    <style:style style:name="T328" style:family="text">
      <style:text-properties officeooo:rsid="02d9118e"/>
    </style:style>
    <style:style style:name="T329" style:family="text">
      <style:text-properties officeooo:rsid="02db5400"/>
    </style:style>
    <style:style style:name="T330" style:family="text">
      <style:text-properties officeooo:rsid="02dce639"/>
    </style:style>
    <style:style style:name="T331" style:family="text">
      <style:text-properties officeooo:rsid="02deda76"/>
    </style:style>
    <style:style style:name="T332" style:family="text">
      <style:text-properties officeooo:rsid="02dee797"/>
    </style:style>
    <style:style style:name="T333" style:family="text">
      <style:text-properties officeooo:rsid="02e0831e"/>
    </style:style>
    <style:style style:name="T334" style:family="text">
      <style:text-properties officeooo:rsid="02e0db8c"/>
    </style:style>
    <style:style style:name="T335" style:family="text">
      <style:text-properties officeooo:rsid="02e2ba83"/>
    </style:style>
    <style:style style:name="T336" style:family="text">
      <style:text-properties officeooo:rsid="02e317f6"/>
    </style:style>
    <style:style style:name="T337" style:family="text">
      <style:text-properties officeooo:rsid="02e4cc24"/>
    </style:style>
    <style:style style:name="T338" style:family="text">
      <style:text-properties officeooo:rsid="02e61189"/>
    </style:style>
    <style:style style:name="T339" style:family="text">
      <style:text-properties officeooo:rsid="02e6e887"/>
    </style:style>
    <style:style style:name="T340" style:family="text">
      <style:text-properties officeooo:rsid="02e99c25"/>
    </style:style>
    <style:style style:name="T341" style:family="text">
      <style:text-properties officeooo:rsid="02eaec55"/>
    </style:style>
    <style:style style:name="T342" style:family="text">
      <style:text-properties officeooo:rsid="02ed213d"/>
    </style:style>
    <style:style style:name="T343" style:family="text">
      <style:text-properties officeooo:rsid="02f3caaa"/>
    </style:style>
    <style:style style:name="T344" style:family="text">
      <style:text-properties officeooo:rsid="02fabaf0"/>
    </style:style>
    <style:style style:name="T345" style:family="text">
      <style:text-properties officeooo:rsid="02fb9645"/>
    </style:style>
    <style:style style:name="T346" style:family="text">
      <style:text-properties officeooo:rsid="02ff9eba"/>
    </style:style>
    <style:style style:name="T347" style:family="text">
      <style:text-properties officeooo:rsid="03003bce"/>
    </style:style>
    <style:style style:name="T348" style:family="text">
      <style:text-properties officeooo:rsid="03079981"/>
    </style:style>
    <style:style style:name="T349" style:family="text">
      <style:text-properties officeooo:rsid="030cf816"/>
    </style:style>
    <style:style style:name="T350" style:family="text">
      <style:text-properties officeooo:rsid="0310e900"/>
    </style:style>
    <style:style style:name="T351" style:family="text">
      <style:text-properties officeooo:rsid="0312d470"/>
    </style:style>
    <style:style style:name="T352" style:family="text">
      <style:text-properties officeooo:rsid="0315ed85"/>
    </style:style>
    <style:style style:name="T353" style:family="text">
      <style:text-properties officeooo:rsid="0315fa58"/>
    </style:style>
    <style:style style:name="T354" style:family="text">
      <style:text-properties officeooo:rsid="0317cc67"/>
    </style:style>
    <style:style style:name="T355" style:family="text">
      <style:text-properties officeooo:rsid="031876c5"/>
    </style:style>
    <style:style style:name="T356" style:family="text">
      <style:text-properties officeooo:rsid="0319339e"/>
    </style:style>
    <style:style style:name="T357" style:family="text">
      <style:text-properties officeooo:rsid="031cc679"/>
    </style:style>
    <style:style style:name="T358" style:family="text">
      <style:text-properties officeooo:rsid="031d6c5b"/>
    </style:style>
    <style:style style:name="T359" style:family="text">
      <style:text-properties officeooo:rsid="0326d110"/>
    </style:style>
    <style:style style:name="T360" style:family="text">
      <style:text-properties officeooo:rsid="0328b3c2"/>
    </style:style>
    <style:style style:name="T361" style:family="text">
      <style:text-properties officeooo:rsid="032a2673"/>
    </style:style>
    <style:style style:name="T362" style:family="text">
      <style:text-properties officeooo:rsid="032d8803"/>
    </style:style>
    <style:style style:name="T363" style:family="text">
      <style:text-properties officeooo:rsid="0330eb99"/>
    </style:style>
    <style:style style:name="T364" style:family="text">
      <style:text-properties officeooo:rsid="0332cafd"/>
    </style:style>
    <style:style style:name="T365" style:family="text">
      <style:text-properties officeooo:rsid="0332efea"/>
    </style:style>
    <style:style style:name="T366" style:family="text">
      <style:text-properties officeooo:rsid="033ed10e"/>
    </style:style>
    <style:style style:name="T367" style:family="text">
      <style:text-properties officeooo:rsid="03404570"/>
    </style:style>
    <style:style style:name="T368" style:family="text">
      <style:text-properties officeooo:rsid="0342187c"/>
    </style:style>
    <style:style style:name="T369" style:family="text">
      <style:text-properties officeooo:rsid="034a28aa"/>
    </style:style>
    <style:style style:name="T370" style:family="text">
      <style:text-properties officeooo:rsid="034b8f63"/>
    </style:style>
    <style:style style:name="T371" style:family="text">
      <style:text-properties officeooo:rsid="0350ca97"/>
    </style:style>
    <style:style style:name="T372" style:family="text">
      <style:text-properties officeooo:rsid="035b4341"/>
    </style:style>
    <style:style style:name="T373" style:family="text">
      <style:text-properties officeooo:rsid="035b5aa9"/>
    </style:style>
    <style:style style:name="T374" style:family="text">
      <style:text-properties officeooo:rsid="035e0270"/>
    </style:style>
    <style:style style:name="T375" style:family="text">
      <style:text-properties officeooo:rsid="035e200e"/>
    </style:style>
    <style:style style:name="T376" style:family="text">
      <style:text-properties officeooo:rsid="035f317e"/>
    </style:style>
    <style:style style:name="T377" style:family="text">
      <style:text-properties officeooo:rsid="03650859"/>
    </style:style>
    <style:style style:name="T378" style:family="text">
      <style:text-properties officeooo:rsid="036874b5"/>
    </style:style>
    <style:style style:name="T379" style:family="text">
      <style:text-properties officeooo:rsid="0369c876"/>
    </style:style>
    <style:style style:name="T380" style:family="text">
      <style:text-properties officeooo:rsid="036a070b"/>
    </style:style>
    <style:style style:name="T381" style:family="text">
      <style:text-properties officeooo:rsid="036c8cf7"/>
    </style:style>
    <style:style style:name="T382" style:family="text">
      <style:text-properties officeooo:rsid="036ec633"/>
    </style:style>
    <style:style style:name="T383" style:family="text">
      <style:text-properties officeooo:rsid="0372aeaf"/>
    </style:style>
    <style:style style:name="T384" style:family="text">
      <style:text-properties officeooo:rsid="0378149b"/>
    </style:style>
    <style:style style:name="T385" style:family="text">
      <style:text-properties officeooo:rsid="0379b7c9"/>
    </style:style>
    <style:style style:name="T386" style:family="text">
      <style:text-properties officeooo:rsid="0379c28c"/>
    </style:style>
    <style:style style:name="T387" style:family="text">
      <style:text-properties officeooo:rsid="037e8102"/>
    </style:style>
    <style:style style:name="T388" style:family="text">
      <style:text-properties officeooo:rsid="037ebd1d"/>
    </style:style>
    <style:style style:name="T389" style:family="text">
      <style:text-properties officeooo:rsid="03830eab"/>
    </style:style>
    <style:style style:name="T390" style:family="text">
      <style:text-properties officeooo:rsid="03861570"/>
    </style:style>
    <style:style style:name="T391" style:family="text">
      <style:text-properties officeooo:rsid="0388f7d7"/>
    </style:style>
    <style:style style:name="T392" style:family="text">
      <style:text-properties officeooo:rsid="0389204d"/>
    </style:style>
    <style:style style:name="T393" style:family="text">
      <style:text-properties officeooo:rsid="038a54cd"/>
    </style:style>
    <style:style style:name="T394" style:family="text">
      <style:text-properties officeooo:rsid="038b91e7"/>
    </style:style>
    <style:style style:name="T395" style:family="text">
      <style:text-properties officeooo:rsid="03931a7e"/>
    </style:style>
    <style:style style:name="T396" style:family="text">
      <style:text-properties officeooo:rsid="03945cc6"/>
    </style:style>
    <style:style style:name="T397" style:family="text">
      <style:text-properties officeooo:rsid="03949656"/>
    </style:style>
    <style:style style:name="T398" style:family="text">
      <style:text-properties officeooo:rsid="03967e68"/>
    </style:style>
    <style:style style:name="T399" style:family="text">
      <style:text-properties officeooo:rsid="03997416"/>
    </style:style>
    <style:style style:name="T400" style:family="text">
      <style:text-properties officeooo:rsid="039e402d"/>
    </style:style>
    <style:style style:name="T401" style:family="text">
      <style:text-properties officeooo:rsid="039ff57d"/>
    </style:style>
    <style:style style:name="T402" style:family="text">
      <style:text-properties officeooo:rsid="03a04517"/>
    </style:style>
    <style:style style:name="T403" style:family="text">
      <style:text-properties officeooo:rsid="03a4e9a6"/>
    </style:style>
    <style:style style:name="T404" style:family="text">
      <style:text-properties officeooo:rsid="03a5ab3e"/>
    </style:style>
    <style:style style:name="T405" style:family="text">
      <style:text-properties officeooo:rsid="03a71467"/>
    </style:style>
    <style:style style:name="T406" style:family="text">
      <style:text-properties officeooo:rsid="03a7e282"/>
    </style:style>
    <style:style style:name="T407" style:family="text">
      <style:text-properties officeooo:rsid="03a87793"/>
    </style:style>
    <style:style style:name="T408" style:family="text">
      <style:text-properties officeooo:rsid="03aac06b"/>
    </style:style>
    <style:style style:name="T409" style:family="text">
      <style:text-properties officeooo:rsid="03ab2cea"/>
    </style:style>
    <style:style style:name="T410" style:family="text">
      <style:text-properties officeooo:rsid="03b10939"/>
    </style:style>
    <style:style style:name="T411" style:family="text">
      <style:text-properties officeooo:rsid="03b1cea9"/>
    </style:style>
    <style:style style:name="T412" style:family="text">
      <style:text-properties officeooo:rsid="03b58cec"/>
    </style:style>
    <style:style style:name="T413" style:family="text">
      <style:text-properties officeooo:rsid="03c1c749"/>
    </style:style>
    <style:style style:name="T414" style:family="text">
      <style:text-properties officeooo:rsid="03c44fba"/>
    </style:style>
    <style:style style:name="T415" style:family="text">
      <style:text-properties officeooo:rsid="03cd8dd9"/>
    </style:style>
    <style:style style:name="T416" style:family="text">
      <style:text-properties officeooo:rsid="03cf09b1"/>
    </style:style>
    <style:style style:name="T417" style:family="text">
      <style:text-properties officeooo:rsid="03d3cd60"/>
    </style:style>
    <style:style style:name="T418" style:family="text">
      <style:text-properties officeooo:rsid="03d7655a"/>
    </style:style>
    <style:style style:name="T419" style:family="text">
      <style:text-properties officeooo:rsid="03e28553"/>
    </style:style>
    <style:style style:name="T420" style:family="text">
      <style:text-properties officeooo:rsid="03e5e5b6"/>
    </style:style>
    <style:style style:name="T421" style:family="text">
      <style:text-properties officeooo:rsid="03e6f2dc"/>
    </style:style>
    <style:style style:name="T422" style:family="text">
      <style:text-properties officeooo:rsid="03ea4a99"/>
    </style:style>
    <style:style style:name="T423" style:family="text">
      <style:text-properties officeooo:rsid="03eb2adf"/>
    </style:style>
    <style:style style:name="T424" style:family="text">
      <style:text-properties officeooo:rsid="03f3317a"/>
    </style:style>
    <style:style style:name="T425" style:family="text">
      <style:text-properties officeooo:rsid="03f423d9"/>
    </style:style>
    <style:style style:name="T426" style:family="text">
      <style:text-properties officeooo:rsid="03f75089"/>
    </style:style>
    <style:style style:name="T427" style:family="text">
      <style:text-properties officeooo:rsid="03ff42b1"/>
    </style:style>
    <style:style style:name="T428" style:family="text">
      <style:text-properties officeooo:rsid="03ffc6a0"/>
    </style:style>
    <style:style style:name="T429" style:family="text">
      <style:text-properties officeooo:rsid="0401caf9"/>
    </style:style>
    <style:style style:name="T430" style:family="text">
      <style:text-properties officeooo:rsid="040291e8"/>
    </style:style>
    <style:style style:name="T431" style:family="text">
      <style:text-properties officeooo:rsid="040f16cc"/>
    </style:style>
    <style:style style:name="T432" style:family="text">
      <style:text-properties officeooo:rsid="0410d2c6"/>
    </style:style>
    <style:style style:name="T433" style:family="text">
      <style:text-properties officeooo:rsid="04134abd"/>
    </style:style>
    <style:style style:name="T434" style:family="text">
      <style:text-properties officeooo:rsid="04147550"/>
    </style:style>
    <style:style style:name="T435" style:family="text">
      <style:text-properties officeooo:rsid="0417c449"/>
    </style:style>
    <style:style style:name="T436" style:family="text">
      <style:text-properties officeooo:rsid="04198eff"/>
    </style:style>
    <style:style style:name="T437" style:family="text">
      <style:text-properties officeooo:rsid="041a88a0"/>
    </style:style>
    <style:style style:name="T438" style:family="text">
      <style:text-properties officeooo:rsid="041c2ed9"/>
    </style:style>
    <style:style style:name="T439" style:family="text">
      <style:text-properties officeooo:rsid="042d613b"/>
    </style:style>
    <style:style style:name="T440" style:family="text">
      <style:text-properties officeooo:rsid="042dd690"/>
    </style:style>
    <style:style style:name="T441" style:family="text">
      <style:text-properties officeooo:rsid="042e964f"/>
    </style:style>
    <style:style style:name="T442" style:family="text">
      <style:text-properties officeooo:rsid="04321c81"/>
    </style:style>
    <style:style style:name="T443" style:family="text">
      <style:text-properties officeooo:rsid="0432b9bb"/>
    </style:style>
    <style:style style:name="T444" style:family="text">
      <style:text-properties officeooo:rsid="0433c03b"/>
    </style:style>
    <style:style style:name="T445" style:family="text">
      <style:text-properties officeooo:rsid="04359fe8"/>
    </style:style>
    <style:style style:name="T446" style:family="text">
      <style:text-properties officeooo:rsid="0435c687"/>
    </style:style>
    <style:style style:name="T447" style:family="text">
      <style:text-properties officeooo:rsid="043620ca"/>
    </style:style>
    <style:style style:name="T448" style:family="text">
      <style:text-properties officeooo:rsid="0437df6e"/>
    </style:style>
    <style:style style:name="T449" style:family="text">
      <style:text-properties officeooo:rsid="043b125e"/>
    </style:style>
    <style:style style:name="T450" style:family="text">
      <style:text-properties officeooo:rsid="043ce005"/>
    </style:style>
    <style:style style:name="T451" style:family="text">
      <style:text-properties officeooo:rsid="043ef67a"/>
    </style:style>
    <style:style style:name="T452" style:family="text">
      <style:text-properties officeooo:rsid="043f83fe"/>
    </style:style>
    <style:style style:name="T453" style:family="text">
      <style:text-properties officeooo:rsid="043f9f48"/>
    </style:style>
    <style:style style:name="T454" style:family="text">
      <style:text-properties officeooo:rsid="04406dcf"/>
    </style:style>
    <style:style style:name="T455" style:family="text">
      <style:text-properties officeooo:rsid="04423082"/>
    </style:style>
    <style:style style:name="T456" style:family="text">
      <style:text-properties officeooo:rsid="04429bdc"/>
    </style:style>
    <style:style style:name="T457" style:family="text">
      <style:text-properties officeooo:rsid="0443e35b"/>
    </style:style>
    <style:style style:name="T458" style:family="text">
      <style:text-properties officeooo:rsid="0447f2c0"/>
    </style:style>
    <style:style style:name="T459" style:family="text">
      <style:text-properties officeooo:rsid="044907a9"/>
    </style:style>
    <style:style style:name="T460" style:family="text">
      <style:text-properties officeooo:rsid="044bb851"/>
    </style:style>
    <style:style style:name="T461" style:family="text">
      <style:text-properties officeooo:rsid="044d0de0"/>
    </style:style>
    <style:style style:name="T462" style:family="text">
      <style:text-properties officeooo:rsid="044ffafc"/>
    </style:style>
    <style:style style:name="T463" style:family="text">
      <style:text-properties officeooo:rsid="04507600"/>
    </style:style>
    <style:style style:name="T464" style:family="text">
      <style:text-properties officeooo:rsid="04525b31"/>
    </style:style>
    <style:style style:name="T465" style:family="text">
      <style:text-properties officeooo:rsid="04540251"/>
    </style:style>
    <style:style style:name="T466" style:family="text">
      <style:text-properties officeooo:rsid="04541b79"/>
    </style:style>
    <style:style style:name="T467" style:family="text">
      <style:text-properties officeooo:rsid="0457ef80"/>
    </style:style>
    <style:style style:name="T468" style:family="text">
      <style:text-properties officeooo:rsid="0459992a"/>
    </style:style>
    <style:style style:name="T469" style:family="text">
      <style:text-properties officeooo:rsid="045a8cd9"/>
    </style:style>
    <style:style style:name="T470" style:family="text">
      <style:text-properties officeooo:rsid="045fa117"/>
    </style:style>
    <style:style style:name="T471" style:family="text">
      <style:text-properties officeooo:rsid="046187e1"/>
    </style:style>
    <style:style style:name="T472" style:family="text">
      <style:text-properties officeooo:rsid="04635ad3"/>
    </style:style>
    <style:style style:name="T473" style:family="text">
      <style:text-properties officeooo:rsid="0463fbe9"/>
    </style:style>
    <style:style style:name="T474" style:family="text">
      <style:text-properties officeooo:rsid="04662cef"/>
    </style:style>
    <style:style style:name="T475" style:family="text">
      <style:text-properties officeooo:rsid="0467fbb3"/>
    </style:style>
    <style:style style:name="T476" style:family="text">
      <style:text-properties officeooo:rsid="0468aaf3"/>
    </style:style>
    <style:style style:name="T477" style:family="text">
      <style:text-properties officeooo:rsid="047a10d0"/>
    </style:style>
    <style:style style:name="T478" style:family="text">
      <style:text-properties officeooo:rsid="047e91c4"/>
    </style:style>
    <style:style style:name="T479" style:family="text">
      <style:text-properties officeooo:rsid="047f0927"/>
    </style:style>
    <style:style style:name="T480" style:family="text">
      <style:text-properties officeooo:rsid="0482be84"/>
    </style:style>
    <style:style style:name="T481" style:family="text">
      <style:text-properties officeooo:rsid="04840713"/>
    </style:style>
    <style:style style:name="T482" style:family="text">
      <style:text-properties officeooo:rsid="048b0f8a"/>
    </style:style>
    <style:style style:name="T483" style:family="text">
      <style:text-properties officeooo:rsid="048d357d"/>
    </style:style>
    <style:style style:name="T484" style:family="text">
      <style:text-properties officeooo:rsid="04902187"/>
    </style:style>
    <style:style style:name="T485" style:family="text">
      <style:text-properties officeooo:rsid="04970dd8"/>
    </style:style>
    <style:style style:name="T486" style:family="text">
      <style:text-properties officeooo:rsid="04972a72"/>
    </style:style>
    <style:style style:name="T487" style:family="text">
      <style:text-properties officeooo:rsid="049b2ba8"/>
    </style:style>
    <style:style style:name="T488" style:family="text">
      <style:text-properties officeooo:rsid="049cf4da"/>
    </style:style>
    <style:style style:name="T489" style:family="text">
      <style:text-properties officeooo:rsid="049e6d83"/>
    </style:style>
    <style:style style:name="T490" style:family="text">
      <style:text-properties officeooo:rsid="04a0107e"/>
    </style:style>
    <style:style style:name="T491" style:family="text">
      <style:text-properties officeooo:rsid="04a1c038"/>
    </style:style>
    <style:style style:name="T492" style:family="text">
      <style:text-properties officeooo:rsid="04a234b8"/>
    </style:style>
    <style:style style:name="T493" style:family="text">
      <style:text-properties officeooo:rsid="04a3ec90"/>
    </style:style>
    <style:style style:name="T494" style:family="text">
      <style:text-properties officeooo:rsid="04a4e6c6"/>
    </style:style>
    <style:style style:name="T495" style:family="text">
      <style:text-properties officeooo:rsid="04a6d9be"/>
    </style:style>
    <style:style style:name="T496" style:family="text">
      <style:text-properties officeooo:rsid="04aea14c"/>
    </style:style>
    <style:style style:name="T497" style:family="text">
      <style:text-properties officeooo:rsid="04b01eb2"/>
    </style:style>
    <style:style style:name="T498" style:family="text">
      <style:text-properties officeooo:rsid="04b1ba7e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7033ede"/>
    </style:style>
    <style:style style:name="T741" style:family="text">
      <style:text-properties officeooo:rsid="0704cc8f"/>
    </style:style>
    <style:style style:name="T742" style:family="text">
      <style:text-properties officeooo:rsid="07086371"/>
    </style:style>
    <style:style style:name="T743" style:family="text">
      <style:text-properties officeooo:rsid="0709d32c"/>
    </style:style>
    <style:style style:name="T744" style:family="text">
      <style:text-properties officeooo:rsid="071d7ab4"/>
    </style:style>
    <style:style style:name="T745" style:family="text">
      <style:text-properties officeooo:rsid="0723ea59"/>
    </style:style>
    <style:style style:name="T746" style:family="text">
      <style:text-properties officeooo:rsid="07259521"/>
    </style:style>
    <style:style style:name="T747" style:family="text">
      <style:text-properties officeooo:rsid="0730b50e"/>
    </style:style>
    <style:style style:name="T748" style:family="text">
      <style:text-properties officeooo:rsid="07317418"/>
    </style:style>
    <style:style style:name="T749" style:family="text">
      <style:text-properties officeooo:rsid="07321227"/>
    </style:style>
    <style:style style:name="T750" style:family="text">
      <style:text-properties officeooo:rsid="07322ddb"/>
    </style:style>
    <style:style style:name="T751" style:family="text">
      <style:text-properties officeooo:rsid="0732d496"/>
    </style:style>
    <style:style style:name="T752" style:family="text">
      <style:text-properties officeooo:rsid="07332d8f"/>
    </style:style>
    <style:style style:name="T753" style:family="text">
      <style:text-properties officeooo:rsid="0736e651"/>
    </style:style>
    <style:style style:name="T754" style:family="text">
      <style:text-properties officeooo:rsid="073727fe"/>
    </style:style>
    <style:style style:name="T755" style:family="text">
      <style:text-properties officeooo:rsid="07390b95"/>
    </style:style>
    <style:style style:name="T756" style:family="text">
      <style:text-properties officeooo:rsid="073cc43a"/>
    </style:style>
    <style:style style:name="T757" style:family="text">
      <style:text-properties officeooo:rsid="073d6416"/>
    </style:style>
    <style:style style:name="T758" style:family="text">
      <style:text-properties officeooo:rsid="073f60ae"/>
    </style:style>
    <style:style style:name="T759" style:family="text">
      <style:text-properties officeooo:rsid="07400827"/>
    </style:style>
    <style:style style:name="T760" style:family="text">
      <style:text-properties officeooo:rsid="074018af"/>
    </style:style>
    <style:style style:name="T761" style:family="text">
      <style:text-properties officeooo:rsid="0740c370"/>
    </style:style>
    <style:style style:name="T762" style:family="text">
      <style:text-properties officeooo:rsid="0741127e"/>
    </style:style>
    <style:style style:name="T763" style:family="text">
      <style:text-properties officeooo:rsid="0742cb23"/>
    </style:style>
    <style:style style:name="T764" style:family="text">
      <style:text-properties officeooo:rsid="07448ac8"/>
    </style:style>
    <style:style style:name="T765" style:family="text">
      <style:text-properties officeooo:rsid="07449890"/>
    </style:style>
    <style:style style:name="T766" style:family="text">
      <style:text-properties officeooo:rsid="0746052f"/>
    </style:style>
    <style:style style:name="T767" style:family="text">
      <style:text-properties officeooo:rsid="074811af"/>
    </style:style>
    <style:style style:name="T768" style:family="text">
      <style:text-properties officeooo:rsid="074b7844"/>
    </style:style>
    <style:style style:name="T769" style:family="text">
      <style:text-properties officeooo:rsid="074dabb9"/>
    </style:style>
    <style:style style:name="T770" style:family="text">
      <style:text-properties officeooo:rsid="075027e6"/>
    </style:style>
    <style:style style:name="T771" style:family="text">
      <style:text-properties officeooo:rsid="0750966a"/>
    </style:style>
    <style:style style:name="T772" style:family="text">
      <style:text-properties officeooo:rsid="0752dee5"/>
    </style:style>
    <style:style style:name="T773" style:family="text">
      <style:text-properties officeooo:rsid="075920e0"/>
    </style:style>
    <style:style style:name="T774" style:family="text">
      <style:text-properties officeooo:rsid="07598a85"/>
    </style:style>
    <style:style style:name="T775" style:family="text">
      <style:text-properties officeooo:rsid="0759a1b2"/>
    </style:style>
    <style:style style:name="T776" style:family="text">
      <style:text-properties officeooo:rsid="0759d3a3"/>
    </style:style>
    <style:style style:name="T777" style:family="text">
      <style:text-properties officeooo:rsid="075ce370"/>
    </style:style>
    <style:style style:name="T778" style:family="text">
      <style:text-properties officeooo:rsid="075d51d0"/>
    </style:style>
    <style:style style:name="T779" style:family="text">
      <style:text-properties officeooo:rsid="075e0569"/>
    </style:style>
    <style:style style:name="T780" style:family="text">
      <style:text-properties officeooo:rsid="075fc138"/>
    </style:style>
    <style:style style:name="T781" style:family="text">
      <style:text-properties officeooo:rsid="075ff862"/>
    </style:style>
    <style:style style:name="T782" style:family="text">
      <style:text-properties officeooo:rsid="07601cd9"/>
    </style:style>
    <style:style style:name="T783" style:family="text">
      <style:text-properties officeooo:rsid="0761e988"/>
    </style:style>
    <style:style style:name="T784" style:family="text">
      <style:text-properties officeooo:rsid="0767c80e"/>
    </style:style>
    <style:style style:name="T785" style:family="text">
      <style:text-properties officeooo:rsid="0769c79d"/>
    </style:style>
    <style:style style:name="T786" style:family="text">
      <style:text-properties officeooo:rsid="076c388a"/>
    </style:style>
    <style:style style:name="T787" style:family="text">
      <style:text-properties officeooo:rsid="0770e6b7"/>
    </style:style>
    <style:style style:name="T788" style:family="text">
      <style:text-properties style:font-weight-asian="bold" style:font-weight-complex="bold"/>
    </style:style>
    <style:style style:name="T789" style:family="text">
      <style:text-properties officeooo:rsid="05d74cd6" style:font-weight-asian="bold" style:font-weight-complex="bold"/>
    </style:style>
    <style:style style:name="T790" style:family="text">
      <style:text-properties officeooo:rsid="07332d8f" style:font-weight-asian="bold" style:font-weight-complex="bold"/>
    </style:style>
    <style:style style:name="T791" style:family="text">
      <style:text-properties officeooo:rsid="06086fbd" style:font-weight-asian="bold" style:font-weight-complex="bold"/>
    </style:style>
    <style:style style:name="T792" style:family="text">
      <style:text-properties officeooo:rsid="0609f852" style:font-weight-asian="bold" style:font-weight-complex="bold"/>
    </style:style>
    <style:style style:name="T793" style:family="text">
      <style:text-properties officeooo:rsid="060ad3d7" style:font-weight-asian="bold" style:font-weight-complex="bold"/>
    </style:style>
    <style:style style:name="T794" style:family="text">
      <style:text-properties officeooo:rsid="0632e3da" style:font-weight-asian="bold" style:font-weight-complex="bold"/>
    </style:style>
    <style:style style:name="T795" style:family="text">
      <style:text-properties officeooo:rsid="0437df6e" style:font-weight-asian="bold" style:font-weight-complex="bold"/>
    </style:style>
    <style:style style:name="T796" style:family="text">
      <style:text-properties officeooo:rsid="0372aeaf" style:font-weight-asian="bold" style:font-weight-complex="bold"/>
    </style:style>
    <style:style style:name="T797" style:family="text">
      <style:text-properties officeooo:rsid="060af3f5" style:font-weight-asian="bold" style:font-weight-complex="bold"/>
    </style:style>
    <style:style style:name="T798" style:family="text">
      <style:text-properties officeooo:rsid="04238af5" style:font-weight-asian="bold" style:font-weight-complex="bold"/>
    </style:style>
    <style:style style:name="T799" style:family="text">
      <style:text-properties officeooo:rsid="060c39b8" style:font-weight-asian="bold" style:font-weight-complex="bold"/>
    </style:style>
    <style:style style:name="T800" style:family="text">
      <style:text-properties officeooo:rsid="03a4e9a6" style:font-weight-asian="bold" style:font-weight-complex="bold"/>
    </style:style>
    <style:style style:name="T801" style:family="text">
      <style:text-properties officeooo:rsid="061f4f9c" style:font-weight-asian="bold" style:font-weight-complex="bold"/>
    </style:style>
    <style:style style:name="T802" style:family="text">
      <style:text-properties officeooo:rsid="06ca7224" style:font-weight-asian="bold" style:font-weight-complex="bold"/>
    </style:style>
    <style:style style:name="T803" style:family="text">
      <style:text-properties officeooo:rsid="0625277d" style:font-weight-asian="bold" style:font-weight-complex="bold"/>
    </style:style>
    <style:style style:name="T804" style:family="text">
      <style:text-properties officeooo:rsid="06cd0ea7" style:font-weight-asian="bold" style:font-weight-complex="bold"/>
    </style:style>
    <style:style style:name="T805" style:family="text">
      <style:text-properties officeooo:rsid="063e9233" style:font-weight-asian="bold" style:font-weight-complex="bold"/>
    </style:style>
    <style:style style:name="T806" style:family="text">
      <style:text-properties officeooo:rsid="061df09b" style:font-weight-asian="bold" style:font-weight-complex="bold"/>
    </style:style>
    <style:style style:name="T807" style:family="text">
      <style:text-properties officeooo:rsid="062f324e" style:font-weight-asian="bold" style:font-weight-complex="bold"/>
    </style:style>
    <style:style style:name="T808" style:family="text">
      <style:text-properties officeooo:rsid="0634c7b6" style:font-weight-asian="bold" style:font-weight-complex="bold"/>
    </style:style>
    <style:style style:name="T809" style:family="text">
      <style:text-properties officeooo:rsid="05f9ba46" style:font-weight-asian="bold" style:font-weight-complex="bold"/>
    </style:style>
    <style:style style:name="T810" style:family="text">
      <style:text-properties officeooo:rsid="06ea7091" style:font-weight-asian="bold" style:font-weight-complex="bold"/>
    </style:style>
    <style:style style:name="T811" style:family="text">
      <style:text-properties officeooo:rsid="042e993b" style:font-weight-asian="bold" style:font-weight-complex="bold"/>
    </style:style>
    <style:style style:name="T812" style:family="text">
      <style:text-properties officeooo:rsid="050bb4ca" style:font-weight-asian="bold" style:font-weight-complex="bold"/>
    </style:style>
    <style:style style:name="T813" style:family="text">
      <style:text-properties officeooo:rsid="051d8c5e" style:font-weight-asian="bold" style:font-weight-complex="bold"/>
    </style:style>
    <style:style style:name="T814" style:family="text">
      <style:text-properties officeooo:rsid="0523a25e" style:font-weight-asian="bold" style:font-weight-complex="bold"/>
    </style:style>
    <style:style style:name="T815" style:family="text">
      <style:text-properties officeooo:rsid="053248e7" style:font-weight-asian="bold" style:font-weight-complex="bold"/>
    </style:style>
    <style:style style:name="T816" style:family="text">
      <style:text-properties officeooo:rsid="05354e78" style:font-weight-asian="bold" style:font-weight-complex="bold"/>
    </style:style>
    <style:style style:name="T817" style:family="text">
      <style:text-properties officeooo:rsid="0537219d" style:font-weight-asian="bold" style:font-weight-complex="bold"/>
    </style:style>
    <style:style style:name="T818" style:family="text">
      <style:text-properties officeooo:rsid="055469f5" style:font-weight-asian="bold" style:font-weight-complex="bold"/>
    </style:style>
    <style:style style:name="T819" style:family="text">
      <style:text-properties officeooo:rsid="05a0a2ac" style:font-weight-asian="bold" style:font-weight-complex="bold"/>
    </style:style>
    <style:style style:name="T820" style:family="text">
      <style:text-properties officeooo:rsid="05d29889" style:font-weight-asian="bold" style:font-weight-complex="bold"/>
    </style:style>
    <style:style style:name="T821" style:family="text">
      <style:text-properties officeooo:rsid="05b8f47d" style:font-weight-asian="bold" style:font-weight-complex="bold"/>
    </style:style>
    <style:style style:name="T822" style:family="text">
      <style:text-properties officeooo:rsid="05c958d4" style:font-weight-asian="bold" style:font-weight-complex="bold"/>
    </style:style>
    <style:style style:name="T823" style:family="text">
      <style:text-properties officeooo:rsid="05e07efd" style:font-weight-asian="bold" style:font-weight-complex="bold"/>
    </style:style>
    <style:style style:name="T824" style:family="text">
      <style:text-properties officeooo:rsid="025caa0e" style:font-weight-asian="bold" style:font-weight-complex="bold"/>
    </style:style>
    <style:style style:name="T825" style:family="text">
      <style:text-properties officeooo:rsid="04d86354" style:font-weight-asian="bold" style:font-weight-complex="bold"/>
    </style:style>
    <style:style style:name="T826" style:family="text">
      <style:text-properties officeooo:rsid="04de7130" style:font-weight-asian="bold" style:font-weight-complex="bold"/>
    </style:style>
    <style:style style:name="T827" style:family="text">
      <style:text-properties officeooo:rsid="0753718c" style:font-weight-asian="bold" style:font-weight-complex="bold"/>
    </style:style>
    <style:style style:name="T828" style:family="text">
      <style:text-properties officeooo:rsid="07550873" style:font-weight-asian="bold" style:font-weight-complex="bold"/>
    </style:style>
    <style:style style:name="T829" style:family="text">
      <style:text-properties officeooo:rsid="04bf7578" style:font-weight-asian="bold" style:font-weight-complex="bold"/>
    </style:style>
    <style:style style:name="T830" style:family="text">
      <style:text-properties officeooo:rsid="04b6c830" style:font-weight-asian="bold" style:font-weight-complex="bold"/>
    </style:style>
    <style:style style:name="T831" style:family="text">
      <style:text-properties officeooo:rsid="0766af6c" style:font-weight-asian="bold" style:font-weight-complex="bold"/>
    </style:style>
    <style:style style:name="T832" style:family="text">
      <style:text-properties officeooo:rsid="0767c80e" style:font-weight-asian="bold" style:font-weight-complex="bold"/>
    </style:style>
    <style:style style:name="T833" style:family="text">
      <style:text-properties officeooo:rsid="07598a85" style:font-weight-asian="bold" style:font-weight-complex="bold"/>
    </style:style>
    <style:style style:name="T834" style:family="text">
      <style:text-properties officeooo:rsid="0759d3a3" style:font-weight-asian="bold" style:font-weight-complex="bold"/>
    </style:style>
    <style:style style:name="T835" style:family="text">
      <style:text-properties officeooo:rsid="075fc138" style:font-weight-asian="bold" style:font-weight-complex="bold"/>
    </style:style>
    <style:style style:name="T836" style:family="text">
      <style:text-properties officeooo:rsid="014cf5a9" style:font-weight-asian="bold" style:font-weight-complex="bold"/>
    </style:style>
    <style:style style:name="T837" style:family="text">
      <style:text-properties officeooo:rsid="02b3acad" style:font-weight-asian="bold" style:font-weight-complex="bold"/>
    </style:style>
    <style:style style:name="T838" style:family="text">
      <style:text-properties officeooo:rsid="02c27374" style:font-weight-asian="bold" style:font-weight-complex="bold"/>
    </style:style>
    <style:style style:name="T839" style:family="text">
      <style:text-properties officeooo:rsid="02d7f4b0" style:font-weight-asian="bold" style:font-weight-complex="bold"/>
    </style:style>
    <style:style style:name="T840" style:family="text">
      <style:text-properties officeooo:rsid="02e6e887" style:font-weight-asian="bold" style:font-weight-complex="bold"/>
    </style:style>
    <style:style style:name="T841" style:family="text">
      <style:text-properties officeooo:rsid="0118a6a6" style:font-weight-asian="bold" style:font-weight-complex="bold"/>
    </style:style>
    <style:style style:name="T842" style:family="text">
      <style:text-properties officeooo:rsid="0118e77e" style:font-weight-asian="bold" style:font-weight-complex="bold"/>
    </style:style>
    <style:style style:name="T843" style:family="text">
      <style:text-properties officeooo:rsid="01d4361f" style:font-weight-asian="bold" style:font-weight-complex="bold"/>
    </style:style>
    <style:style style:name="T844" style:family="text">
      <style:text-properties officeooo:rsid="0120ea38" style:font-weight-asian="bold" style:font-weight-complex="bold"/>
    </style:style>
    <style:style style:name="T845" style:family="text">
      <style:text-properties officeooo:rsid="01311a80" style:font-weight-asian="bold" style:font-weight-complex="bold"/>
    </style:style>
    <style:style style:name="T846" style:family="text">
      <style:text-properties officeooo:rsid="01318492" style:font-weight-asian="bold" style:font-weight-complex="bold"/>
    </style:style>
    <style:style style:name="T847" style:family="text">
      <style:text-properties officeooo:rsid="01384f38" style:font-weight-asian="bold" style:font-weight-complex="bold"/>
    </style:style>
    <style:style style:name="T848" style:family="text">
      <style:text-properties officeooo:rsid="0133721b" style:font-weight-asian="bold" style:font-weight-complex="bold"/>
    </style:style>
    <style:style style:name="T849" style:family="text">
      <style:text-properties officeooo:rsid="013de234" style:font-weight-asian="bold" style:font-weight-complex="bold"/>
    </style:style>
    <style:style style:name="T850" style:family="text">
      <style:text-properties officeooo:rsid="01438800" style:font-weight-asian="bold" style:font-weight-complex="bold"/>
    </style:style>
    <style:style style:name="T851" style:family="text">
      <style:text-properties officeooo:rsid="014feb0b" style:font-weight-asian="bold" style:font-weight-complex="bold"/>
    </style:style>
    <style:style style:name="T852" style:family="text">
      <style:text-properties officeooo:rsid="0173fa91" style:font-weight-asian="bold" style:font-weight-complex="bold"/>
    </style:style>
    <style:style style:name="T853" style:family="text">
      <style:text-properties officeooo:rsid="017a0847" style:font-weight-asian="bold" style:font-weight-complex="bold"/>
    </style:style>
    <style:style style:name="T854" style:family="text">
      <style:text-properties officeooo:rsid="017aa7f2" style:font-weight-asian="bold" style:font-weight-complex="bold"/>
    </style:style>
    <style:style style:name="T855" style:family="text">
      <style:text-properties officeooo:rsid="019ce3cc" style:font-weight-asian="bold" style:font-weight-complex="bold"/>
    </style:style>
    <style:style style:name="T856" style:family="text">
      <style:text-properties officeooo:rsid="019e2b1f" style:font-weight-asian="bold" style:font-weight-complex="bold"/>
    </style:style>
    <style:style style:name="T857" style:family="text">
      <style:text-properties officeooo:rsid="01bf3ed5" style:font-weight-asian="bold" style:font-weight-complex="bold"/>
    </style:style>
    <style:style style:name="T858" style:family="text">
      <style:text-properties officeooo:rsid="02227558" style:font-weight-asian="bold" style:font-weight-complex="bold"/>
    </style:style>
    <style:style style:name="T859" style:family="text">
      <style:text-properties officeooo:rsid="0830bbed" style:font-weight-asian="bold" style:font-weight-complex="bold"/>
    </style:style>
    <style:style style:name="T860" style:family="text">
      <style:text-properties officeooo:rsid="09582543" style:font-weight-asian="bold" style:font-weight-complex="bold"/>
    </style:style>
    <style:style style:name="T861" style:family="text">
      <style:text-properties officeooo:rsid="09582648" style:font-weight-asian="bold" style:font-weight-complex="bold"/>
    </style:style>
    <style:style style:name="T862" style:family="text">
      <style:text-properties officeooo:rsid="09602b06" style:font-weight-asian="bold" style:font-weight-complex="bold"/>
    </style:style>
    <style:style style:name="T863" style:family="text">
      <style:text-properties officeooo:rsid="096699c3" style:font-weight-asian="bold" style:font-weight-complex="bold"/>
    </style:style>
    <style:style style:name="T864" style:family="text">
      <style:text-properties officeooo:rsid="0975b3ad" style:font-weight-asian="bold" style:font-weight-complex="bold"/>
    </style:style>
    <style:style style:name="T865" style:family="text">
      <style:text-properties officeooo:rsid="0976943b" style:font-weight-asian="bold" style:font-weight-complex="bold"/>
    </style:style>
    <style:style style:name="T866" style:family="text">
      <style:text-properties officeooo:rsid="098139f5" style:font-weight-asian="bold" style:font-weight-complex="bold"/>
    </style:style>
    <style:style style:name="T867" style:family="text">
      <style:text-properties officeooo:rsid="0c581156" style:font-weight-asian="bold" style:font-weight-complex="bold"/>
    </style:style>
    <style:style style:name="T868" style:family="text">
      <style:text-properties officeooo:rsid="00ea2ee5" style:font-size-asian="12pt" style:font-weight-asian="bold" style:font-size-complex="12pt" style:font-weight-complex="bold"/>
    </style:style>
    <style:style style:name="T869" style:family="text">
      <style:text-properties officeooo:rsid="079340a9"/>
    </style:style>
    <style:style style:name="T870" style:family="text">
      <style:text-properties officeooo:rsid="07943d53"/>
    </style:style>
    <style:style style:name="T871" style:family="text">
      <style:text-properties officeooo:rsid="07a8a14b"/>
    </style:style>
    <style:style style:name="T872" style:family="text">
      <style:text-properties officeooo:rsid="07aa0252"/>
    </style:style>
    <style:style style:name="T873" style:family="text">
      <style:text-properties officeooo:rsid="07b0c38b"/>
    </style:style>
    <style:style style:name="T874" style:family="text">
      <style:text-properties officeooo:rsid="07b729ce"/>
    </style:style>
    <style:style style:name="T875" style:family="text">
      <style:text-properties officeooo:rsid="07b896f7"/>
    </style:style>
    <style:style style:name="T876" style:family="text">
      <style:text-properties officeooo:rsid="07b93712"/>
    </style:style>
    <style:style style:name="T877" style:family="text">
      <style:text-properties officeooo:rsid="07bd6177"/>
    </style:style>
    <style:style style:name="T878" style:family="text">
      <style:text-properties officeooo:rsid="07bd96ca"/>
    </style:style>
    <style:style style:name="T879" style:family="text">
      <style:text-properties officeooo:rsid="07be8631"/>
    </style:style>
    <style:style style:name="T880" style:family="text">
      <style:text-properties officeooo:rsid="07bf300a"/>
    </style:style>
    <style:style style:name="T881" style:family="text">
      <style:text-properties officeooo:rsid="07bf79f7"/>
    </style:style>
    <style:style style:name="T882" style:family="text">
      <style:text-properties officeooo:rsid="07c16ce6"/>
    </style:style>
    <style:style style:name="T883" style:family="text">
      <style:text-properties officeooo:rsid="07c27967"/>
    </style:style>
    <style:style style:name="T884" style:family="text">
      <style:text-properties officeooo:rsid="07c7fe8f"/>
    </style:style>
    <style:style style:name="T885" style:family="text">
      <style:text-properties officeooo:rsid="07c8c7e4"/>
    </style:style>
    <style:style style:name="T886" style:family="text">
      <style:text-properties officeooo:rsid="07cb4b54"/>
    </style:style>
    <style:style style:name="T887" style:family="text">
      <style:text-properties officeooo:rsid="07ce040e"/>
    </style:style>
    <style:style style:name="T888" style:family="text">
      <style:text-properties officeooo:rsid="07ce0f00"/>
    </style:style>
    <style:style style:name="T889" style:family="text">
      <style:text-properties officeooo:rsid="07cf7bcd"/>
    </style:style>
    <style:style style:name="T890" style:family="text">
      <style:text-properties officeooo:rsid="07d41262"/>
    </style:style>
    <style:style style:name="T891" style:family="text">
      <style:text-properties officeooo:rsid="07d5633c"/>
    </style:style>
    <style:style style:name="T892" style:family="text">
      <style:text-properties officeooo:rsid="07d5843b"/>
    </style:style>
    <style:style style:name="T893" style:family="text">
      <style:text-properties officeooo:rsid="07d69de3"/>
    </style:style>
    <style:style style:name="T894" style:family="text">
      <style:text-properties officeooo:rsid="07d82fd4"/>
    </style:style>
    <style:style style:name="T895" style:family="text">
      <style:text-properties officeooo:rsid="07da0771"/>
    </style:style>
    <style:style style:name="T896" style:family="text">
      <style:text-properties officeooo:rsid="07dcfb14"/>
    </style:style>
    <style:style style:name="T897" style:family="text">
      <style:text-properties officeooo:rsid="07dfc171"/>
    </style:style>
    <style:style style:name="T898" style:family="text">
      <style:text-properties officeooo:rsid="07e1abd0"/>
    </style:style>
    <style:style style:name="T899" style:family="text">
      <style:text-properties officeooo:rsid="07e5f11c"/>
    </style:style>
    <style:style style:name="T900" style:family="text">
      <style:text-properties officeooo:rsid="07e7abec"/>
    </style:style>
    <style:style style:name="T901" style:family="text">
      <style:text-properties officeooo:rsid="07e7d761"/>
    </style:style>
    <style:style style:name="T902" style:family="text">
      <style:text-properties officeooo:rsid="07e87943"/>
    </style:style>
    <style:style style:name="T903" style:family="text">
      <style:text-properties officeooo:rsid="07ea724b"/>
    </style:style>
    <style:style style:name="T904" style:family="text">
      <style:text-properties officeooo:rsid="07eb58b1"/>
    </style:style>
    <style:style style:name="T905" style:family="text">
      <style:text-properties officeooo:rsid="07ec9397"/>
    </style:style>
    <style:style style:name="T906" style:family="text">
      <style:text-properties officeooo:rsid="07edaf0c"/>
    </style:style>
    <style:style style:name="T907" style:family="text">
      <style:text-properties officeooo:rsid="07edb52c"/>
    </style:style>
    <style:style style:name="T908" style:family="text">
      <style:text-properties officeooo:rsid="07eeae75"/>
    </style:style>
    <style:style style:name="T909" style:family="text">
      <style:text-properties officeooo:rsid="07ef765f"/>
    </style:style>
    <style:style style:name="T910" style:family="text">
      <style:text-properties officeooo:rsid="07f12425"/>
    </style:style>
    <style:style style:name="T911" style:family="text">
      <style:text-properties officeooo:rsid="07f22e13"/>
    </style:style>
    <style:style style:name="T912" style:family="text">
      <style:text-properties officeooo:rsid="07f3ee20"/>
    </style:style>
    <style:style style:name="T913" style:family="text">
      <style:text-properties officeooo:rsid="07f4568f"/>
    </style:style>
    <style:style style:name="T914" style:family="text">
      <style:text-properties officeooo:rsid="07f53974"/>
    </style:style>
    <style:style style:name="T915" style:family="text">
      <style:text-properties officeooo:rsid="07f68ce8"/>
    </style:style>
    <style:style style:name="T916" style:family="text">
      <style:text-properties officeooo:rsid="07f7a56a"/>
    </style:style>
    <style:style style:name="T917" style:family="text">
      <style:text-properties officeooo:rsid="07f87ada"/>
    </style:style>
    <style:style style:name="T918" style:family="text">
      <style:text-properties officeooo:rsid="07fb9066"/>
    </style:style>
    <style:style style:name="T919" style:family="text">
      <style:text-properties officeooo:rsid="07fbbbfd"/>
    </style:style>
    <style:style style:name="T920" style:family="text">
      <style:text-properties officeooo:rsid="07fd6c70"/>
    </style:style>
    <style:style style:name="T921" style:family="text">
      <style:text-properties officeooo:rsid="07fee197"/>
    </style:style>
    <style:style style:name="T922" style:family="text">
      <style:text-properties officeooo:rsid="07ffbc24"/>
    </style:style>
    <style:style style:name="T923" style:family="text">
      <style:text-properties officeooo:rsid="07ffdc71"/>
    </style:style>
    <style:style style:name="T924" style:family="text">
      <style:text-properties officeooo:rsid="08000b39"/>
    </style:style>
    <style:style style:name="T925" style:family="text">
      <style:text-properties officeooo:rsid="0801f095"/>
    </style:style>
    <style:style style:name="T926" style:family="text">
      <style:text-properties officeooo:rsid="0802bf6a"/>
    </style:style>
    <style:style style:name="T927" style:family="text">
      <style:text-properties officeooo:rsid="080395a1"/>
    </style:style>
    <style:style style:name="T928" style:family="text">
      <style:text-properties officeooo:rsid="0806b93d"/>
    </style:style>
    <style:style style:name="T929" style:family="text">
      <style:text-properties officeooo:rsid="08091ec0"/>
    </style:style>
    <style:style style:name="T930" style:family="text">
      <style:text-properties officeooo:rsid="080bc407"/>
    </style:style>
    <style:style style:name="T931" style:family="text">
      <style:text-properties officeooo:rsid="080fba1e"/>
    </style:style>
    <style:style style:name="T932" style:family="text">
      <style:text-properties officeooo:rsid="0812832f"/>
    </style:style>
    <style:style style:name="T933" style:family="text">
      <style:text-properties officeooo:rsid="08137b70"/>
    </style:style>
    <style:style style:name="T934" style:family="text">
      <style:text-properties officeooo:rsid="08195eda"/>
    </style:style>
    <style:style style:name="T935" style:family="text">
      <style:text-properties officeooo:rsid="081a0aa8"/>
    </style:style>
    <style:style style:name="T936" style:family="text">
      <style:text-properties officeooo:rsid="081bec56"/>
    </style:style>
    <style:style style:name="T937" style:family="text">
      <style:text-properties officeooo:rsid="081c1144"/>
    </style:style>
    <style:style style:name="T938" style:family="text">
      <style:text-properties officeooo:rsid="081caec0"/>
    </style:style>
    <style:style style:name="T939" style:family="text">
      <style:text-properties officeooo:rsid="081d68db"/>
    </style:style>
    <style:style style:name="T940" style:family="text">
      <style:text-properties officeooo:rsid="082122bf"/>
    </style:style>
    <style:style style:name="T941" style:family="text">
      <style:text-properties officeooo:rsid="0822c67e"/>
    </style:style>
    <style:style style:name="T942" style:family="text">
      <style:text-properties officeooo:rsid="0827e8f0"/>
    </style:style>
    <style:style style:name="T943" style:family="text">
      <style:text-properties officeooo:rsid="0832a904"/>
    </style:style>
    <style:style style:name="T944" style:family="text">
      <style:text-properties officeooo:rsid="03f3db74"/>
    </style:style>
    <style:style style:name="T945" style:family="text">
      <style:text-properties officeooo:rsid="083e46f7"/>
    </style:style>
    <style:style style:name="T946" style:family="text">
      <style:text-properties officeooo:rsid="02cab066"/>
    </style:style>
    <style:style style:name="T947" style:family="text">
      <style:text-properties officeooo:rsid="083e787c"/>
    </style:style>
    <style:style style:name="T948" style:family="text">
      <style:text-properties officeooo:rsid="0840593f"/>
    </style:style>
    <style:style style:name="T949" style:family="text">
      <style:text-properties officeooo:rsid="08414ae1"/>
    </style:style>
    <style:style style:name="T950" style:family="text">
      <style:text-properties officeooo:rsid="084270b7"/>
    </style:style>
    <style:style style:name="T951" style:family="text">
      <style:text-properties officeooo:rsid="08446432"/>
    </style:style>
    <style:style style:name="T952" style:family="text">
      <style:text-properties officeooo:rsid="0845f5a3"/>
    </style:style>
    <style:style style:name="T953" style:family="text">
      <style:text-properties officeooo:rsid="08493dba"/>
    </style:style>
    <style:style style:name="T954" style:family="text">
      <style:text-properties officeooo:rsid="084bf5e0"/>
    </style:style>
    <style:style style:name="T955" style:family="text">
      <style:text-properties officeooo:rsid="084cfa00"/>
    </style:style>
    <style:style style:name="T956" style:family="text">
      <style:text-properties officeooo:rsid="084e5390"/>
    </style:style>
    <style:style style:name="T957" style:family="text">
      <style:text-properties officeooo:rsid="08505a1a"/>
    </style:style>
    <style:style style:name="T958" style:family="text">
      <style:text-properties officeooo:rsid="08542f14"/>
    </style:style>
    <style:style style:name="T959" style:family="text">
      <style:text-properties officeooo:rsid="08552323"/>
    </style:style>
    <style:style style:name="T960" style:family="text">
      <style:text-properties officeooo:rsid="0858963c"/>
    </style:style>
    <style:style style:name="T961" style:family="text">
      <style:text-properties officeooo:rsid="0858d414"/>
    </style:style>
    <style:style style:name="T962" style:family="text">
      <style:text-properties officeooo:rsid="085a3191"/>
    </style:style>
    <style:style style:name="T963" style:family="text">
      <style:text-properties officeooo:rsid="085ac14a"/>
    </style:style>
    <style:style style:name="T964" style:family="text">
      <style:text-properties officeooo:rsid="085ca051"/>
    </style:style>
    <style:style style:name="T965" style:family="text">
      <style:text-properties officeooo:rsid="085e8842"/>
    </style:style>
    <style:style style:name="T966" style:family="text">
      <style:text-properties officeooo:rsid="086392ec"/>
    </style:style>
    <style:style style:name="T967" style:family="text">
      <style:text-properties officeooo:rsid="0865900f"/>
    </style:style>
    <style:style style:name="T968" style:family="text">
      <style:text-properties officeooo:rsid="086634fb"/>
    </style:style>
    <style:style style:name="T969" style:family="text">
      <style:text-properties officeooo:rsid="0869d2bd"/>
    </style:style>
    <style:style style:name="T970" style:family="text">
      <style:text-properties officeooo:rsid="086a5e9c"/>
    </style:style>
    <style:style style:name="T971" style:family="text">
      <style:text-properties officeooo:rsid="086d03d7"/>
    </style:style>
    <style:style style:name="T972" style:family="text">
      <style:text-properties officeooo:rsid="086e178e"/>
    </style:style>
    <style:style style:name="T973" style:family="text">
      <style:text-properties officeooo:rsid="086ff0fa"/>
    </style:style>
    <style:style style:name="T974" style:family="text">
      <style:text-properties officeooo:rsid="087290ff"/>
    </style:style>
    <style:style style:name="T975" style:family="text">
      <style:text-properties officeooo:rsid="087306ba"/>
    </style:style>
    <style:style style:name="T976" style:family="text">
      <style:text-properties officeooo:rsid="0874e748"/>
    </style:style>
    <style:style style:name="T977" style:family="text">
      <style:text-properties officeooo:rsid="087593c4"/>
    </style:style>
    <style:style style:name="T978" style:family="text">
      <style:text-properties officeooo:rsid="087921da"/>
    </style:style>
    <style:style style:name="T979" style:family="text">
      <style:text-properties officeooo:rsid="087a0a4f"/>
    </style:style>
    <style:style style:name="T980" style:family="text">
      <style:text-properties officeooo:rsid="087a12f4"/>
    </style:style>
    <style:style style:name="T981" style:family="text">
      <style:text-properties officeooo:rsid="087b1727"/>
    </style:style>
    <style:style style:name="T982" style:family="text">
      <style:text-properties officeooo:rsid="087d18ca"/>
    </style:style>
    <style:style style:name="T983" style:family="text">
      <style:text-properties officeooo:rsid="087d3abf"/>
    </style:style>
    <style:style style:name="T984" style:family="text">
      <style:text-properties officeooo:rsid="087f2f39"/>
    </style:style>
    <style:style style:name="T985" style:family="text">
      <style:text-properties officeooo:rsid="087f6eae"/>
    </style:style>
    <style:style style:name="T986" style:family="text">
      <style:text-properties officeooo:rsid="088113a0"/>
    </style:style>
    <style:style style:name="T987" style:family="text">
      <style:text-properties officeooo:rsid="08825cee"/>
    </style:style>
    <style:style style:name="T988" style:family="text">
      <style:text-properties officeooo:rsid="08828c49"/>
    </style:style>
    <style:style style:name="T989" style:family="text">
      <style:text-properties officeooo:rsid="088516da"/>
    </style:style>
    <style:style style:name="T990" style:family="text">
      <style:text-properties officeooo:rsid="08874e19"/>
    </style:style>
    <style:style style:name="T991" style:family="text">
      <style:text-properties officeooo:rsid="088978d3"/>
    </style:style>
    <style:style style:name="T992" style:family="text">
      <style:text-properties officeooo:rsid="088b5b26"/>
    </style:style>
    <style:style style:name="T993" style:family="text">
      <style:text-properties officeooo:rsid="088c64a6"/>
    </style:style>
    <style:style style:name="T994" style:family="text">
      <style:text-properties officeooo:rsid="088d258e"/>
    </style:style>
    <style:style style:name="T995" style:family="text">
      <style:text-properties officeooo:rsid="088e08f4"/>
    </style:style>
    <style:style style:name="T996" style:family="text">
      <style:text-properties officeooo:rsid="0890b8c4"/>
    </style:style>
    <style:style style:name="T997" style:family="text">
      <style:text-properties officeooo:rsid="08925cc5"/>
    </style:style>
    <style:style style:name="T998" style:family="text">
      <style:text-properties officeooo:rsid="08928c6c"/>
    </style:style>
    <style:style style:name="T999" style:family="text">
      <style:text-properties officeooo:rsid="089539aa"/>
    </style:style>
    <style:style style:name="T1000" style:family="text">
      <style:text-properties officeooo:rsid="089687aa"/>
    </style:style>
    <style:style style:name="T1001" style:family="text">
      <style:text-properties officeooo:rsid="0896acde"/>
    </style:style>
    <style:style style:name="T1002" style:family="text">
      <style:text-properties officeooo:rsid="0899d6d5"/>
    </style:style>
    <style:style style:name="T1003" style:family="text">
      <style:text-properties officeooo:rsid="089a7954"/>
    </style:style>
    <style:style style:name="T1004" style:family="text">
      <style:text-properties officeooo:rsid="089dd5ba"/>
    </style:style>
    <style:style style:name="T1005" style:family="text">
      <style:text-properties officeooo:rsid="089fff8f"/>
    </style:style>
    <style:style style:name="T1006" style:family="text">
      <style:text-properties officeooo:rsid="08a172bf"/>
    </style:style>
    <style:style style:name="T1007" style:family="text">
      <style:text-properties officeooo:rsid="08a2a082"/>
    </style:style>
    <style:style style:name="T1008" style:family="text">
      <style:text-properties officeooo:rsid="08a46e41"/>
    </style:style>
    <style:style style:name="T1009" style:family="text">
      <style:text-properties officeooo:rsid="08a66b1d"/>
    </style:style>
    <style:style style:name="T1010" style:family="text">
      <style:text-properties officeooo:rsid="08aa0307"/>
    </style:style>
    <style:style style:name="T1011" style:family="text">
      <style:text-properties officeooo:rsid="08ab5a51"/>
    </style:style>
    <style:style style:name="T1012" style:family="text">
      <style:text-properties officeooo:rsid="08acf39a"/>
    </style:style>
    <style:style style:name="T1013" style:family="text">
      <style:text-properties officeooo:rsid="08ae6576"/>
    </style:style>
    <style:style style:name="T1014" style:family="text">
      <style:text-properties officeooo:rsid="08af039e"/>
    </style:style>
    <style:style style:name="T1015" style:family="text">
      <style:text-properties officeooo:rsid="08b001a2"/>
    </style:style>
    <style:style style:name="T1016" style:family="text">
      <style:text-properties officeooo:rsid="08b136a8"/>
    </style:style>
    <style:style style:name="T1017" style:family="text">
      <style:text-properties officeooo:rsid="08b36d74"/>
    </style:style>
    <style:style style:name="T1018" style:family="text">
      <style:text-properties officeooo:rsid="08b3d34f"/>
    </style:style>
    <style:style style:name="T1019" style:family="text">
      <style:text-properties officeooo:rsid="08b59f09"/>
    </style:style>
    <style:style style:name="T1020" style:family="text">
      <style:text-properties officeooo:rsid="08b5bdc5"/>
    </style:style>
    <style:style style:name="T1021" style:family="text">
      <style:text-properties officeooo:rsid="08b82b3d"/>
    </style:style>
    <style:style style:name="T1022" style:family="text">
      <style:text-properties officeooo:rsid="08b8d286"/>
    </style:style>
    <style:style style:name="T1023" style:family="text">
      <style:text-properties officeooo:rsid="08b93abe"/>
    </style:style>
    <style:style style:name="T1024" style:family="text">
      <style:text-properties officeooo:rsid="08bd1e55"/>
    </style:style>
    <style:style style:name="T1025" style:family="text">
      <style:text-properties officeooo:rsid="08bf140f"/>
    </style:style>
    <style:style style:name="T1026" style:family="text">
      <style:text-properties officeooo:rsid="08bf3a67"/>
    </style:style>
    <style:style style:name="T1027" style:family="text">
      <style:text-properties officeooo:rsid="08bfcd67"/>
    </style:style>
    <style:style style:name="T1028" style:family="text">
      <style:text-properties officeooo:rsid="08c12692"/>
    </style:style>
    <style:style style:name="T1029" style:family="text">
      <style:text-properties officeooo:rsid="08cbda9e"/>
    </style:style>
    <style:style style:name="T1030" style:family="text">
      <style:text-properties officeooo:rsid="08ce8d1a"/>
    </style:style>
    <style:style style:name="T1031" style:family="text">
      <style:text-properties officeooo:rsid="08cf8749"/>
    </style:style>
    <style:style style:name="T1032" style:family="text">
      <style:text-properties officeooo:rsid="08d35a7d"/>
    </style:style>
    <style:style style:name="T1033" style:family="text">
      <style:text-properties officeooo:rsid="08deb17f"/>
    </style:style>
    <style:style style:name="T1034" style:family="text">
      <style:text-properties officeooo:rsid="08dfc2f1"/>
    </style:style>
    <style:style style:name="T1035" style:family="text">
      <style:text-properties officeooo:rsid="08e17f29"/>
    </style:style>
    <style:style style:name="T1036" style:family="text">
      <style:text-properties officeooo:rsid="08e6ddf6"/>
    </style:style>
    <style:style style:name="T1037" style:family="text">
      <style:text-properties officeooo:rsid="08e7720d"/>
    </style:style>
    <style:style style:name="T1038" style:family="text">
      <style:text-properties officeooo:rsid="08e99531"/>
    </style:style>
    <style:style style:name="T1039" style:family="text">
      <style:text-properties officeooo:rsid="08ec32c1"/>
    </style:style>
    <style:style style:name="T1040" style:family="text">
      <style:text-properties officeooo:rsid="08f82700"/>
    </style:style>
    <style:style style:name="T1041" style:family="text">
      <style:text-properties officeooo:rsid="08f89a21"/>
    </style:style>
    <style:style style:name="T1042" style:family="text">
      <style:text-properties officeooo:rsid="08f8a93a"/>
    </style:style>
    <style:style style:name="T1043" style:family="text">
      <style:text-properties officeooo:rsid="08fc6d86"/>
    </style:style>
    <style:style style:name="T1044" style:family="text">
      <style:text-properties officeooo:rsid="08fdd2d0"/>
    </style:style>
    <style:style style:name="T1045" style:family="text">
      <style:text-properties officeooo:rsid="08ffea82"/>
    </style:style>
    <style:style style:name="T1046" style:family="text">
      <style:text-properties officeooo:rsid="0907685b"/>
    </style:style>
    <style:style style:name="T1047" style:family="text">
      <style:text-properties officeooo:rsid="09092fae"/>
    </style:style>
    <style:style style:name="T1048" style:family="text">
      <style:text-properties officeooo:rsid="090a81f0"/>
    </style:style>
    <style:style style:name="T1049" style:family="text">
      <style:text-properties officeooo:rsid="090d20ae"/>
    </style:style>
    <style:style style:name="T1050" style:family="text">
      <style:text-properties officeooo:rsid="091162cc"/>
    </style:style>
    <style:style style:name="T1051" style:family="text">
      <style:text-properties officeooo:rsid="09124caa"/>
    </style:style>
    <style:style style:name="T1052" style:family="text">
      <style:text-properties officeooo:rsid="09139e05"/>
    </style:style>
    <style:style style:name="T1053" style:family="text">
      <style:text-properties officeooo:rsid="09151866"/>
    </style:style>
    <style:style style:name="T1054" style:family="text">
      <style:text-properties officeooo:rsid="0916e88d"/>
    </style:style>
    <style:style style:name="T1055" style:family="text">
      <style:text-properties officeooo:rsid="0917906c"/>
    </style:style>
    <style:style style:name="T1056" style:family="text">
      <style:text-properties officeooo:rsid="091af1fc"/>
    </style:style>
    <style:style style:name="T1057" style:family="text">
      <style:text-properties officeooo:rsid="091c1e47"/>
    </style:style>
    <style:style style:name="T1058" style:family="text">
      <style:text-properties officeooo:rsid="091d25f8"/>
    </style:style>
    <style:style style:name="T1059" style:family="text">
      <style:text-properties officeooo:rsid="091dfcce"/>
    </style:style>
    <style:style style:name="T1060" style:family="text">
      <style:text-properties officeooo:rsid="091f6557"/>
    </style:style>
    <style:style style:name="T1061" style:family="text">
      <style:text-properties officeooo:rsid="092370f8"/>
    </style:style>
    <style:style style:name="T1062" style:family="text">
      <style:text-properties officeooo:rsid="0924b8ed"/>
    </style:style>
    <style:style style:name="T1063" style:family="text">
      <style:text-properties officeooo:rsid="09260fd6"/>
    </style:style>
    <style:style style:name="T1064" style:family="text">
      <style:text-properties officeooo:rsid="0926c302"/>
    </style:style>
    <style:style style:name="T1065" style:family="text">
      <style:text-properties officeooo:rsid="0928c144"/>
    </style:style>
    <style:style style:name="T1066" style:family="text">
      <style:text-properties officeooo:rsid="092da239"/>
    </style:style>
    <style:style style:name="T1067" style:family="text">
      <style:text-properties officeooo:rsid="092e9839"/>
    </style:style>
    <style:style style:name="T1068" style:family="text">
      <style:text-properties officeooo:rsid="092f7ffa"/>
    </style:style>
    <style:style style:name="T1069" style:family="text">
      <style:text-properties officeooo:rsid="09313398"/>
    </style:style>
    <style:style style:name="T1070" style:family="text">
      <style:text-properties officeooo:rsid="0932cd0b"/>
    </style:style>
    <style:style style:name="T1071" style:family="text">
      <style:text-properties officeooo:rsid="093405eb"/>
    </style:style>
    <style:style style:name="T1072" style:family="text">
      <style:text-properties officeooo:rsid="093605c9"/>
    </style:style>
    <style:style style:name="T1073" style:family="text">
      <style:text-properties officeooo:rsid="09372ee8"/>
    </style:style>
    <style:style style:name="T1074" style:family="text">
      <style:text-properties officeooo:rsid="09379c7e"/>
    </style:style>
    <style:style style:name="T1075" style:family="text">
      <style:text-properties officeooo:rsid="09397865"/>
    </style:style>
    <style:style style:name="T1076" style:family="text">
      <style:text-properties officeooo:rsid="093a1e20"/>
    </style:style>
    <style:style style:name="T1077" style:family="text">
      <style:text-properties officeooo:rsid="093b5601"/>
    </style:style>
    <style:style style:name="T1078" style:family="text">
      <style:text-properties officeooo:rsid="09413357"/>
    </style:style>
    <style:style style:name="T1079" style:family="text">
      <style:text-properties officeooo:rsid="09421b2d"/>
    </style:style>
    <style:style style:name="T1080" style:family="text">
      <style:text-properties officeooo:rsid="094366ac"/>
    </style:style>
    <style:style style:name="T1081" style:family="text">
      <style:text-properties officeooo:rsid="0944aa60"/>
    </style:style>
    <style:style style:name="T1082" style:family="text">
      <style:text-properties officeooo:rsid="0946c1e2"/>
    </style:style>
    <style:style style:name="T1083" style:family="text">
      <style:text-properties officeooo:rsid="09480e95"/>
    </style:style>
    <style:style style:name="T1084" style:family="text">
      <style:text-properties officeooo:rsid="094c25fe"/>
    </style:style>
    <style:style style:name="T1085" style:family="text">
      <style:text-properties officeooo:rsid="094d60b9"/>
    </style:style>
    <style:style style:name="T1086" style:family="text">
      <style:text-properties officeooo:rsid="094e524e"/>
    </style:style>
    <style:style style:name="T1087" style:family="text">
      <style:text-properties officeooo:rsid="094ff7f2"/>
    </style:style>
    <style:style style:name="T1088" style:family="text">
      <style:text-properties officeooo:rsid="0951813b"/>
    </style:style>
    <style:style style:name="T1089" style:family="text">
      <style:text-properties officeooo:rsid="095251d5"/>
    </style:style>
    <style:style style:name="T1090" style:family="text">
      <style:text-properties officeooo:rsid="0953fc00"/>
    </style:style>
    <style:style style:name="T1091" style:family="text">
      <style:text-properties officeooo:rsid="09543191"/>
    </style:style>
    <style:style style:name="T1092" style:family="text">
      <style:text-properties officeooo:rsid="095713c9"/>
    </style:style>
    <style:style style:name="T1093" style:family="text">
      <style:text-properties officeooo:rsid="09582543"/>
    </style:style>
    <style:style style:name="T1094" style:family="text">
      <style:text-properties officeooo:rsid="09582648"/>
    </style:style>
    <style:style style:name="T1095" style:family="text">
      <style:text-properties officeooo:rsid="0958c81d"/>
    </style:style>
    <style:style style:name="T1096" style:family="text">
      <style:text-properties officeooo:rsid="095a2a0f"/>
    </style:style>
    <style:style style:name="T1097" style:family="text">
      <style:text-properties officeooo:rsid="095be431"/>
    </style:style>
    <style:style style:name="T1098" style:family="text">
      <style:text-properties officeooo:rsid="095c637a"/>
    </style:style>
    <style:style style:name="T1099" style:family="text">
      <style:text-properties officeooo:rsid="095d516c"/>
    </style:style>
    <style:style style:name="T1100" style:family="text">
      <style:text-properties officeooo:rsid="095ea716"/>
    </style:style>
    <style:style style:name="T1101" style:family="text">
      <style:text-properties officeooo:rsid="09614e6f"/>
    </style:style>
    <style:style style:name="T1102" style:family="text">
      <style:text-properties officeooo:rsid="0961d72c"/>
    </style:style>
    <style:style style:name="T1103" style:family="text">
      <style:text-properties officeooo:rsid="096336d0"/>
    </style:style>
    <style:style style:name="T1104" style:family="text">
      <style:text-properties officeooo:rsid="0964f856"/>
    </style:style>
    <style:style style:name="T1105" style:family="text">
      <style:text-properties officeooo:rsid="096699c3"/>
    </style:style>
    <style:style style:name="T1106" style:family="text">
      <style:text-properties officeooo:rsid="09676dd0"/>
    </style:style>
    <style:style style:name="T1107" style:family="text">
      <style:text-properties officeooo:rsid="09678be4"/>
    </style:style>
    <style:style style:name="T1108" style:family="text">
      <style:text-properties officeooo:rsid="096892a8"/>
    </style:style>
    <style:style style:name="T1109" style:family="text">
      <style:text-properties officeooo:rsid="0969828e"/>
    </style:style>
    <style:style style:name="T1110" style:family="text">
      <style:text-properties officeooo:rsid="096a22d5"/>
    </style:style>
    <style:style style:name="T1111" style:family="text">
      <style:text-properties officeooo:rsid="096bc028"/>
    </style:style>
    <style:style style:name="T1112" style:family="text">
      <style:text-properties officeooo:rsid="096cf465"/>
    </style:style>
    <style:style style:name="T1113" style:family="text">
      <style:text-properties officeooo:rsid="096ff565"/>
    </style:style>
    <style:style style:name="T1114" style:family="text">
      <style:text-properties officeooo:rsid="0970fb78"/>
    </style:style>
    <style:style style:name="T1115" style:family="text">
      <style:text-properties officeooo:rsid="0973d278"/>
    </style:style>
    <style:style style:name="T1116" style:family="text">
      <style:text-properties officeooo:rsid="0974691b"/>
    </style:style>
    <style:style style:name="T1117" style:family="text">
      <style:text-properties officeooo:rsid="0601ba37"/>
    </style:style>
    <style:style style:name="T1118" style:family="text">
      <style:text-properties officeooo:rsid="0975b3ad"/>
    </style:style>
    <style:style style:name="T1119" style:family="text">
      <style:text-properties officeooo:rsid="0976943b"/>
    </style:style>
    <style:style style:name="T1120" style:family="text">
      <style:text-properties officeooo:rsid="09785fc2"/>
    </style:style>
    <style:style style:name="T1121" style:family="text">
      <style:text-properties officeooo:rsid="097a17ce"/>
    </style:style>
    <style:style style:name="T1122" style:family="text">
      <style:text-properties officeooo:rsid="097b0759"/>
    </style:style>
    <style:style style:name="T1123" style:family="text">
      <style:text-properties officeooo:rsid="097cd71a"/>
    </style:style>
    <style:style style:name="T1124" style:family="text">
      <style:text-properties officeooo:rsid="097eaf65"/>
    </style:style>
    <style:style style:name="T1125" style:family="text">
      <style:text-properties officeooo:rsid="09808c0e"/>
    </style:style>
    <style:style style:name="T1126" style:family="text">
      <style:text-properties officeooo:rsid="098139f5"/>
    </style:style>
    <style:style style:name="T1127" style:family="text">
      <style:text-properties officeooo:rsid="09815b7e"/>
    </style:style>
    <style:style style:name="T1128" style:family="text">
      <style:text-properties officeooo:rsid="0983446e"/>
    </style:style>
    <style:style style:name="T1129" style:family="text">
      <style:text-properties officeooo:rsid="09842e84"/>
    </style:style>
    <style:style style:name="T1130" style:family="text">
      <style:text-properties officeooo:rsid="09866926"/>
    </style:style>
    <style:style style:name="T1131" style:family="text">
      <style:text-properties officeooo:rsid="09868822"/>
    </style:style>
    <style:style style:name="T1132" style:family="text">
      <style:text-properties officeooo:rsid="0986b4e6"/>
    </style:style>
    <style:style style:name="T1133" style:family="text">
      <style:text-properties officeooo:rsid="0989914e"/>
    </style:style>
    <style:style style:name="T1134" style:family="text">
      <style:text-properties officeooo:rsid="098aa1cc"/>
    </style:style>
    <style:style style:name="T1135" style:family="text">
      <style:text-properties officeooo:rsid="098b4e46"/>
    </style:style>
    <style:style style:name="T1136" style:family="text">
      <style:text-properties officeooo:rsid="098b6823"/>
    </style:style>
    <style:style style:name="T1137" style:family="text">
      <style:text-properties officeooo:rsid="098f80c5"/>
    </style:style>
    <style:style style:name="T1138" style:family="text">
      <style:text-properties officeooo:rsid="0991581f"/>
    </style:style>
    <style:style style:name="T1139" style:family="text">
      <style:text-properties officeooo:rsid="0991eb9b"/>
    </style:style>
    <style:style style:name="T1140" style:family="text">
      <style:text-properties officeooo:rsid="0993c5f7"/>
    </style:style>
    <style:style style:name="T1141" style:family="text">
      <style:text-properties officeooo:rsid="0994b598"/>
    </style:style>
    <style:style style:name="T1142" style:family="text">
      <style:text-properties officeooo:rsid="09957784"/>
    </style:style>
    <style:style style:name="T1143" style:family="text">
      <style:text-properties officeooo:rsid="09972dd3"/>
    </style:style>
    <style:style style:name="T1144" style:family="text">
      <style:text-properties officeooo:rsid="0997c0c9"/>
    </style:style>
    <style:style style:name="T1145" style:family="text">
      <style:text-properties officeooo:rsid="09985e30"/>
    </style:style>
    <style:style style:name="T1146" style:family="text">
      <style:text-properties officeooo:rsid="099a752b"/>
    </style:style>
    <style:style style:name="T1147" style:family="text">
      <style:text-properties officeooo:rsid="099c4819"/>
    </style:style>
    <style:style style:name="T1148" style:family="text">
      <style:text-properties officeooo:rsid="099e71bc"/>
    </style:style>
    <style:style style:name="T1149" style:family="text">
      <style:text-properties officeooo:rsid="09a33716"/>
    </style:style>
    <style:style style:name="T1150" style:family="text">
      <style:text-properties officeooo:rsid="09a4c3c1"/>
    </style:style>
    <style:style style:name="T1151" style:family="text">
      <style:text-properties officeooo:rsid="09a57fda"/>
    </style:style>
    <style:style style:name="T1152" style:family="text">
      <style:text-properties officeooo:rsid="09a69252"/>
    </style:style>
    <style:style style:name="T1153" style:family="text">
      <style:text-properties officeooo:rsid="09a88a41"/>
    </style:style>
    <style:style style:name="T1154" style:family="text">
      <style:text-properties officeooo:rsid="09a97713"/>
    </style:style>
    <style:style style:name="T1155" style:family="text">
      <style:text-properties officeooo:rsid="09aa0988"/>
    </style:style>
    <style:style style:name="T1156" style:family="text">
      <style:text-properties officeooo:rsid="09ab1766"/>
    </style:style>
    <style:style style:name="T1157" style:family="text">
      <style:text-properties officeooo:rsid="09af3c4c"/>
    </style:style>
    <style:style style:name="T1158" style:family="text">
      <style:text-properties officeooo:rsid="09afcc9e"/>
    </style:style>
    <style:style style:name="T1159" style:family="text">
      <style:text-properties officeooo:rsid="09b125a4"/>
    </style:style>
    <style:style style:name="T1160" style:family="text">
      <style:text-properties officeooo:rsid="09b31cb4"/>
    </style:style>
    <style:style style:name="T1161" style:family="text">
      <style:text-properties officeooo:rsid="09b36abe"/>
    </style:style>
    <style:style style:name="T1162" style:family="text">
      <style:text-properties officeooo:rsid="09b3a5fb"/>
    </style:style>
    <style:style style:name="T1163" style:family="text">
      <style:text-properties officeooo:rsid="09b3af73"/>
    </style:style>
    <style:style style:name="T1164" style:family="text">
      <style:text-properties officeooo:rsid="09b5b518"/>
    </style:style>
    <style:style style:name="T1165" style:family="text">
      <style:text-properties officeooo:rsid="09b82faa"/>
    </style:style>
    <style:style style:name="T1166" style:family="text">
      <style:text-properties officeooo:rsid="09b8eba8"/>
    </style:style>
    <style:style style:name="T1167" style:family="text">
      <style:text-properties officeooo:rsid="09b9d6ae"/>
    </style:style>
    <style:style style:name="T1168" style:family="text">
      <style:text-properties officeooo:rsid="09bbec95"/>
    </style:style>
    <style:style style:name="T1169" style:family="text">
      <style:text-properties officeooo:rsid="09bc4fde"/>
    </style:style>
    <style:style style:name="T1170" style:family="text">
      <style:text-properties officeooo:rsid="09bd2ec4"/>
    </style:style>
    <style:style style:name="T1171" style:family="text">
      <style:text-properties officeooo:rsid="09bedf8e"/>
    </style:style>
    <style:style style:name="T1172" style:family="text">
      <style:text-properties officeooo:rsid="09bf8baf"/>
    </style:style>
    <style:style style:name="T1173" style:family="text">
      <style:text-properties officeooo:rsid="09c1e41c"/>
    </style:style>
    <style:style style:name="T1174" style:family="text">
      <style:text-properties officeooo:rsid="09c3029b"/>
    </style:style>
    <style:style style:name="T1175" style:family="text">
      <style:text-properties officeooo:rsid="09c56054"/>
    </style:style>
    <style:style style:name="T1176" style:family="text">
      <style:text-properties officeooo:rsid="09c848a1"/>
    </style:style>
    <style:style style:name="T1177" style:family="text">
      <style:text-properties officeooo:rsid="09ca775b"/>
    </style:style>
    <style:style style:name="T1178" style:family="text">
      <style:text-properties officeooo:rsid="09cad273"/>
    </style:style>
    <style:style style:name="T1179" style:family="text">
      <style:text-properties officeooo:rsid="09cda6be"/>
    </style:style>
    <style:style style:name="T1180" style:family="text">
      <style:text-properties officeooo:rsid="09ce5a09"/>
    </style:style>
    <style:style style:name="T1181" style:family="text">
      <style:text-properties officeooo:rsid="09d02614"/>
    </style:style>
    <style:style style:name="T1182" style:family="text">
      <style:text-properties officeooo:rsid="09dbc59f"/>
    </style:style>
    <style:style style:name="T1183" style:family="text">
      <style:text-properties officeooo:rsid="09df1666"/>
    </style:style>
    <style:style style:name="T1184" style:family="text">
      <style:text-properties officeooo:rsid="09e0ece4"/>
    </style:style>
    <style:style style:name="T1185" style:family="text">
      <style:text-properties officeooo:rsid="09e7f3e6"/>
    </style:style>
    <style:style style:name="T1186" style:family="text">
      <style:text-properties officeooo:rsid="09e99054"/>
    </style:style>
    <style:style style:name="T1187" style:family="text">
      <style:text-properties officeooo:rsid="09ec2841"/>
    </style:style>
    <style:style style:name="T1188" style:family="text">
      <style:text-properties officeooo:rsid="09ee34d9"/>
    </style:style>
    <style:style style:name="T1189" style:family="text">
      <style:text-properties officeooo:rsid="09f1055c"/>
    </style:style>
    <style:style style:name="T1190" style:family="text">
      <style:text-properties officeooo:rsid="09f35dcd"/>
    </style:style>
    <style:style style:name="T1191" style:family="text">
      <style:text-properties officeooo:rsid="09f4df9a"/>
    </style:style>
    <style:style style:name="T1192" style:family="text">
      <style:text-properties officeooo:rsid="09f5b3fd"/>
    </style:style>
    <style:style style:name="T1193" style:family="text">
      <style:text-properties officeooo:rsid="09f9d863"/>
    </style:style>
    <style:style style:name="T1194" style:family="text">
      <style:text-properties officeooo:rsid="09fbfb03"/>
    </style:style>
    <style:style style:name="T1195" style:family="text">
      <style:text-properties officeooo:rsid="09fdb11f"/>
    </style:style>
    <style:style style:name="T1196" style:family="text">
      <style:text-properties officeooo:rsid="0a01c9ef"/>
    </style:style>
    <style:style style:name="T1197" style:family="text">
      <style:text-properties officeooo:rsid="0a02c548"/>
    </style:style>
    <style:style style:name="T1198" style:family="text">
      <style:text-properties officeooo:rsid="0a043402"/>
    </style:style>
    <style:style style:name="T1199" style:family="text">
      <style:text-properties officeooo:rsid="0a072126"/>
    </style:style>
    <style:style style:name="T1200" style:family="text">
      <style:text-properties officeooo:rsid="0a0806b7"/>
    </style:style>
    <style:style style:name="T1201" style:family="text">
      <style:text-properties officeooo:rsid="0a08be7e"/>
    </style:style>
    <style:style style:name="T1202" style:family="text">
      <style:text-properties officeooo:rsid="0a0b13bf"/>
    </style:style>
    <style:style style:name="T1203" style:family="text">
      <style:text-properties officeooo:rsid="0a0b544d"/>
    </style:style>
    <style:style style:name="T1204" style:family="text">
      <style:text-properties officeooo:rsid="0a0b677e"/>
    </style:style>
    <style:style style:name="T1205" style:family="text">
      <style:text-properties officeooo:rsid="0a0c6cb6"/>
    </style:style>
    <style:style style:name="T1206" style:family="text">
      <style:text-properties officeooo:rsid="0a0eac36"/>
    </style:style>
    <style:style style:name="T1207" style:family="text">
      <style:text-properties officeooo:rsid="0a0ef3b4"/>
    </style:style>
    <style:style style:name="T1208" style:family="text">
      <style:text-properties officeooo:rsid="0a10d4fd"/>
    </style:style>
    <style:style style:name="T1209" style:family="text">
      <style:text-properties officeooo:rsid="0a131e7a"/>
    </style:style>
    <style:style style:name="T1210" style:family="text">
      <style:text-properties officeooo:rsid="0a163a49"/>
    </style:style>
    <style:style style:name="T1211" style:family="text">
      <style:text-properties officeooo:rsid="0a174319"/>
    </style:style>
    <style:style style:name="T1212" style:family="text">
      <style:text-properties officeooo:rsid="0a1ad57b"/>
    </style:style>
    <style:style style:name="T1213" style:family="text">
      <style:text-properties officeooo:rsid="0a1cc671"/>
    </style:style>
    <style:style style:name="T1214" style:family="text">
      <style:text-properties officeooo:rsid="0a1ee5b1"/>
    </style:style>
    <style:style style:name="T1215" style:family="text">
      <style:text-properties officeooo:rsid="0a232b3a"/>
    </style:style>
    <style:style style:name="T1216" style:family="text">
      <style:text-properties officeooo:rsid="0a2371e4"/>
    </style:style>
    <style:style style:name="T1217" style:family="text">
      <style:text-properties officeooo:rsid="0a25260f"/>
    </style:style>
    <style:style style:name="T1218" style:family="text">
      <style:text-properties officeooo:rsid="0a26a613"/>
    </style:style>
    <style:style style:name="T1219" style:family="text">
      <style:text-properties officeooo:rsid="0a280a5e"/>
    </style:style>
    <style:style style:name="T1220" style:family="text">
      <style:text-properties officeooo:rsid="0a29da8f"/>
    </style:style>
    <style:style style:name="T1221" style:family="text">
      <style:text-properties officeooo:rsid="0a2cde03"/>
    </style:style>
    <style:style style:name="T1222" style:family="text">
      <style:text-properties officeooo:rsid="0a2e90c1"/>
    </style:style>
    <style:style style:name="T1223" style:family="text">
      <style:text-properties officeooo:rsid="0a2f346f"/>
    </style:style>
    <style:style style:name="T1224" style:family="text">
      <style:text-properties officeooo:rsid="0a2f752a"/>
    </style:style>
    <style:style style:name="T1225" style:family="text">
      <style:text-properties officeooo:rsid="0a305a0c"/>
    </style:style>
    <style:style style:name="T1226" style:family="text">
      <style:text-properties officeooo:rsid="0a351e3d"/>
    </style:style>
    <style:style style:name="T1227" style:family="text">
      <style:text-properties officeooo:rsid="0a3824a7"/>
    </style:style>
    <style:style style:name="T1228" style:family="text">
      <style:text-properties officeooo:rsid="0a382f2f"/>
    </style:style>
    <style:style style:name="T1229" style:family="text">
      <style:text-properties officeooo:rsid="0a394ea2"/>
    </style:style>
    <style:style style:name="T1230" style:family="text">
      <style:text-properties officeooo:rsid="0a3c5021"/>
    </style:style>
    <style:style style:name="T1231" style:family="text">
      <style:text-properties officeooo:rsid="0a404705"/>
    </style:style>
    <style:style style:name="T1232" style:family="text">
      <style:text-properties officeooo:rsid="0a40ff29"/>
    </style:style>
    <style:style style:name="T1233" style:family="text">
      <style:text-properties officeooo:rsid="0a415af1"/>
    </style:style>
    <style:style style:name="T1234" style:family="text">
      <style:text-properties officeooo:rsid="0a428c0d"/>
    </style:style>
    <style:style style:name="T1235" style:family="text">
      <style:text-properties officeooo:rsid="0a429bd3"/>
    </style:style>
    <style:style style:name="T1236" style:family="text">
      <style:text-properties officeooo:rsid="0a432be5"/>
    </style:style>
    <style:style style:name="T1237" style:family="text">
      <style:text-properties officeooo:rsid="0a46bcb2"/>
    </style:style>
    <style:style style:name="T1238" style:family="text">
      <style:text-properties officeooo:rsid="0a471fdd"/>
    </style:style>
    <style:style style:name="T1239" style:family="text">
      <style:text-properties officeooo:rsid="0a495185"/>
    </style:style>
    <style:style style:name="T1240" style:family="text">
      <style:text-properties officeooo:rsid="0a4da1a0"/>
    </style:style>
    <style:style style:name="T1241" style:family="text">
      <style:text-properties officeooo:rsid="0a50630e"/>
    </style:style>
    <style:style style:name="T1242" style:family="text">
      <style:text-properties officeooo:rsid="0a52ad94"/>
    </style:style>
    <style:style style:name="T1243" style:family="text">
      <style:text-properties officeooo:rsid="0a531ae8"/>
    </style:style>
    <style:style style:name="T1244" style:family="text">
      <style:text-properties officeooo:rsid="0a532271"/>
    </style:style>
    <style:style style:name="T1245" style:family="text">
      <style:text-properties officeooo:rsid="0a53bea1"/>
    </style:style>
    <style:style style:name="T1246" style:family="text">
      <style:text-properties officeooo:rsid="0a558c01"/>
    </style:style>
    <style:style style:name="T1247" style:family="text">
      <style:text-properties officeooo:rsid="0a576a46"/>
    </style:style>
    <style:style style:name="T1248" style:family="text">
      <style:text-properties officeooo:rsid="0a579921"/>
    </style:style>
    <style:style style:name="T1249" style:family="text">
      <style:text-properties officeooo:rsid="0a59b90b"/>
    </style:style>
    <style:style style:name="T1250" style:family="text">
      <style:text-properties officeooo:rsid="0a5ed008"/>
    </style:style>
    <style:style style:name="T1251" style:family="text">
      <style:text-properties officeooo:rsid="0a618943"/>
    </style:style>
    <style:style style:name="T1252" style:family="text">
      <style:text-properties officeooo:rsid="0a650f60"/>
    </style:style>
    <style:style style:name="T1253" style:family="text">
      <style:text-properties officeooo:rsid="0a655b2e"/>
    </style:style>
    <style:style style:name="T1254" style:family="text">
      <style:text-properties officeooo:rsid="0a6748b9"/>
    </style:style>
    <style:style style:name="T1255" style:family="text">
      <style:text-properties officeooo:rsid="0a6c03c2"/>
    </style:style>
    <style:style style:name="T1256" style:family="text">
      <style:text-properties officeooo:rsid="0a6d04c4"/>
    </style:style>
    <style:style style:name="T1257" style:family="text">
      <style:text-properties officeooo:rsid="0a6f831f"/>
    </style:style>
    <style:style style:name="T1258" style:family="text">
      <style:text-properties officeooo:rsid="0a71954f"/>
    </style:style>
    <style:style style:name="T1259" style:family="text">
      <style:text-properties officeooo:rsid="0a746705"/>
    </style:style>
    <style:style style:name="T1260" style:family="text">
      <style:text-properties officeooo:rsid="0a77b286"/>
    </style:style>
    <style:style style:name="T1261" style:family="text">
      <style:text-properties officeooo:rsid="0a78fa91"/>
    </style:style>
    <style:style style:name="T1262" style:family="text">
      <style:text-properties officeooo:rsid="0a7a5fad"/>
    </style:style>
    <style:style style:name="T1263" style:family="text">
      <style:text-properties officeooo:rsid="0a7bd871"/>
    </style:style>
    <style:style style:name="T1264" style:family="text">
      <style:text-properties officeooo:rsid="0a7ec7ad"/>
    </style:style>
    <style:style style:name="T1265" style:family="text">
      <style:text-properties officeooo:rsid="0a859b56"/>
    </style:style>
    <style:style style:name="T1266" style:family="text">
      <style:text-properties officeooo:rsid="0a864e5e"/>
    </style:style>
    <style:style style:name="T1267" style:family="text">
      <style:text-properties officeooo:rsid="0a886aaf"/>
    </style:style>
    <style:style style:name="T1268" style:family="text">
      <style:text-properties officeooo:rsid="0a8c203b"/>
    </style:style>
    <style:style style:name="T1269" style:family="text">
      <style:text-properties officeooo:rsid="0a8e9a55"/>
    </style:style>
    <style:style style:name="T1270" style:family="text">
      <style:text-properties officeooo:rsid="0a8f61a6"/>
    </style:style>
    <style:style style:name="T1271" style:family="text">
      <style:text-properties officeooo:rsid="0a93e76f"/>
    </style:style>
    <style:style style:name="T1272" style:family="text">
      <style:text-properties officeooo:rsid="0a98594d"/>
    </style:style>
    <style:style style:name="T1273" style:family="text">
      <style:text-properties officeooo:rsid="0a997589"/>
    </style:style>
    <style:style style:name="T1274" style:family="text">
      <style:text-properties officeooo:rsid="0a9b64d7"/>
    </style:style>
    <style:style style:name="T1275" style:family="text">
      <style:text-properties officeooo:rsid="0a9be2cd"/>
    </style:style>
    <style:style style:name="T1276" style:family="text">
      <style:text-properties officeooo:rsid="0aa0afd0"/>
    </style:style>
    <style:style style:name="T1277" style:family="text">
      <style:text-properties officeooo:rsid="0aa1eafb"/>
    </style:style>
    <style:style style:name="T1278" style:family="text">
      <style:text-properties officeooo:rsid="0aa4b11b"/>
    </style:style>
    <style:style style:name="T1279" style:family="text">
      <style:text-properties officeooo:rsid="0aa7a8a2"/>
    </style:style>
    <style:style style:name="T1280" style:family="text">
      <style:text-properties officeooo:rsid="0aa8c667"/>
    </style:style>
    <style:style style:name="T1281" style:family="text">
      <style:text-properties officeooo:rsid="0aa985ca"/>
    </style:style>
    <style:style style:name="T1282" style:family="text">
      <style:text-properties officeooo:rsid="0aab29f2"/>
    </style:style>
    <style:style style:name="T1283" style:family="text">
      <style:text-properties officeooo:rsid="0abb36b1"/>
    </style:style>
    <style:style style:name="T1284" style:family="text">
      <style:text-properties officeooo:rsid="0abd9db5"/>
    </style:style>
    <style:style style:name="T1285" style:family="text">
      <style:text-properties officeooo:rsid="0ac43531"/>
    </style:style>
    <style:style style:name="T1286" style:family="text">
      <style:text-properties officeooo:rsid="0ac93a89"/>
    </style:style>
    <style:style style:name="T1287" style:family="text">
      <style:text-properties officeooo:rsid="0acac340"/>
    </style:style>
    <style:style style:name="T1288" style:family="text">
      <style:text-properties officeooo:rsid="0acb7008"/>
    </style:style>
    <style:style style:name="T1289" style:family="text">
      <style:text-properties officeooo:rsid="0acc00f1"/>
    </style:style>
    <style:style style:name="T1290" style:family="text">
      <style:text-properties officeooo:rsid="0ad205ef"/>
    </style:style>
    <style:style style:name="T1291" style:family="text">
      <style:text-properties officeooo:rsid="0adad406"/>
    </style:style>
    <style:style style:name="T1292" style:family="text">
      <style:text-properties officeooo:rsid="0ae082dd"/>
    </style:style>
    <style:style style:name="T1293" style:family="text">
      <style:text-properties officeooo:rsid="0ae26b17"/>
    </style:style>
    <style:style style:name="T1294" style:family="text">
      <style:text-properties officeooo:rsid="0ae5d7b7"/>
    </style:style>
    <style:style style:name="T1295" style:family="text">
      <style:text-properties officeooo:rsid="0ae60fd4"/>
    </style:style>
    <style:style style:name="T1296" style:family="text">
      <style:text-properties officeooo:rsid="0ae68c4c"/>
    </style:style>
    <style:style style:name="T1297" style:family="text">
      <style:text-properties officeooo:rsid="0ae9a132"/>
    </style:style>
    <style:style style:name="T1298" style:family="text">
      <style:text-properties officeooo:rsid="0aeaa293"/>
    </style:style>
    <style:style style:name="T1299" style:family="text">
      <style:text-properties officeooo:rsid="0aeda264"/>
    </style:style>
    <style:style style:name="T1300" style:family="text">
      <style:text-properties officeooo:rsid="0aef6fc6"/>
    </style:style>
    <style:style style:name="T1301" style:family="text">
      <style:text-properties officeooo:rsid="0af1c360"/>
    </style:style>
    <style:style style:name="T1302" style:family="text">
      <style:text-properties officeooo:rsid="0af74849"/>
    </style:style>
    <style:style style:name="T1303" style:family="text">
      <style:text-properties officeooo:rsid="0af95f48"/>
    </style:style>
    <style:style style:name="T1304" style:family="text">
      <style:text-properties officeooo:rsid="0afacff8"/>
    </style:style>
    <style:style style:name="T1305" style:family="text">
      <style:text-properties officeooo:rsid="0afb821b"/>
    </style:style>
    <style:style style:name="T1306" style:family="text">
      <style:text-properties officeooo:rsid="0afd4b65"/>
    </style:style>
    <style:style style:name="T1307" style:family="text">
      <style:text-properties officeooo:rsid="0afeffe2"/>
    </style:style>
    <style:style style:name="T1308" style:family="text">
      <style:text-properties officeooo:rsid="0b02aebe"/>
    </style:style>
    <style:style style:name="T1309" style:family="text">
      <style:text-properties officeooo:rsid="0b0d1459"/>
    </style:style>
    <style:style style:name="T1310" style:family="text">
      <style:text-properties officeooo:rsid="0b133856"/>
    </style:style>
    <style:style style:name="T1311" style:family="text">
      <style:text-properties officeooo:rsid="0b1631d7"/>
    </style:style>
    <style:style style:name="T1312" style:family="text">
      <style:text-properties officeooo:rsid="0b196672"/>
    </style:style>
    <style:style style:name="T1313" style:family="text">
      <style:text-properties officeooo:rsid="0b1db7c5"/>
    </style:style>
    <style:style style:name="T1314" style:family="text">
      <style:text-properties officeooo:rsid="0b26ed00"/>
    </style:style>
    <style:style style:name="T1315" style:family="text">
      <style:text-properties officeooo:rsid="0b27bd2d"/>
    </style:style>
    <style:style style:name="T1316" style:family="text">
      <style:text-properties officeooo:rsid="0b29b325"/>
    </style:style>
    <style:style style:name="T1317" style:family="text">
      <style:text-properties officeooo:rsid="0b2b417a"/>
    </style:style>
    <style:style style:name="T1318" style:family="text">
      <style:text-properties officeooo:rsid="0b31c485"/>
    </style:style>
    <style:style style:name="T1319" style:family="text">
      <style:text-properties officeooo:rsid="0b34492b"/>
    </style:style>
    <style:style style:name="T1320" style:family="text">
      <style:text-properties officeooo:rsid="0b35add3"/>
    </style:style>
    <style:style style:name="T1321" style:family="text">
      <style:text-properties officeooo:rsid="0b38a260"/>
    </style:style>
    <style:style style:name="T1322" style:family="text">
      <style:text-properties officeooo:rsid="0b3b6041"/>
    </style:style>
    <style:style style:name="T1323" style:family="text">
      <style:text-properties officeooo:rsid="0b3c79b9"/>
    </style:style>
    <style:style style:name="T1324" style:family="text">
      <style:text-properties officeooo:rsid="0b42cf48"/>
    </style:style>
    <style:style style:name="T1325" style:family="text">
      <style:text-properties officeooo:rsid="0b44d283"/>
    </style:style>
    <style:style style:name="T1326" style:family="text">
      <style:text-properties officeooo:rsid="0b4ba94d"/>
    </style:style>
    <style:style style:name="T1327" style:family="text">
      <style:text-properties officeooo:rsid="0b4bc6e8"/>
    </style:style>
    <style:style style:name="T1328" style:family="text">
      <style:text-properties officeooo:rsid="0b4fa1d8"/>
    </style:style>
    <style:style style:name="T1329" style:family="text">
      <style:text-properties officeooo:rsid="0b50920e"/>
    </style:style>
    <style:style style:name="T1330" style:family="text">
      <style:text-properties officeooo:rsid="0b5213bb"/>
    </style:style>
    <style:style style:name="T1331" style:family="text">
      <style:text-properties officeooo:rsid="0b53d54e"/>
    </style:style>
    <style:style style:name="T1332" style:family="text">
      <style:text-properties officeooo:rsid="0b54b8c4"/>
    </style:style>
    <style:style style:name="T1333" style:family="text">
      <style:text-properties officeooo:rsid="0b550d32"/>
    </style:style>
    <style:style style:name="T1334" style:family="text">
      <style:text-properties officeooo:rsid="0b5852c9"/>
    </style:style>
    <style:style style:name="T1335" style:family="text">
      <style:text-properties officeooo:rsid="0b590892"/>
    </style:style>
    <style:style style:name="T1336" style:family="text">
      <style:text-properties officeooo:rsid="0b59831a"/>
    </style:style>
    <style:style style:name="T1337" style:family="text">
      <style:text-properties officeooo:rsid="0b5ae18d"/>
    </style:style>
    <style:style style:name="T1338" style:family="text">
      <style:text-properties officeooo:rsid="0b5f8f0b"/>
    </style:style>
    <style:style style:name="T1339" style:family="text">
      <style:text-properties officeooo:rsid="0b61060f"/>
    </style:style>
    <style:style style:name="T1340" style:family="text">
      <style:text-properties officeooo:rsid="0b62f3b3"/>
    </style:style>
    <style:style style:name="T1341" style:family="text">
      <style:text-properties officeooo:rsid="0b64e13c"/>
    </style:style>
    <style:style style:name="T1342" style:family="text">
      <style:text-properties officeooo:rsid="0b659999"/>
    </style:style>
    <style:style style:name="T1343" style:family="text">
      <style:text-properties officeooo:rsid="0b65a349"/>
    </style:style>
    <style:style style:name="T1344" style:family="text">
      <style:text-properties officeooo:rsid="0b686dc4"/>
    </style:style>
    <style:style style:name="T1345" style:family="text">
      <style:text-properties officeooo:rsid="0b69cd39"/>
    </style:style>
    <style:style style:name="T1346" style:family="text">
      <style:text-properties officeooo:rsid="0b6dd7c1"/>
    </style:style>
    <style:style style:name="T1347" style:family="text">
      <style:text-properties officeooo:rsid="0b72cb37"/>
    </style:style>
    <style:style style:name="T1348" style:family="text">
      <style:text-properties officeooo:rsid="00951bc6"/>
    </style:style>
    <style:style style:name="T1349" style:family="text">
      <style:text-properties officeooo:rsid="0b906737"/>
    </style:style>
    <style:style style:name="T1350" style:family="text">
      <style:text-properties officeooo:rsid="0b90a961"/>
    </style:style>
    <style:style style:name="T1351" style:family="text">
      <style:text-properties officeooo:rsid="0b9b4934"/>
    </style:style>
    <style:style style:name="T1352" style:family="text">
      <style:text-properties officeooo:rsid="0b9b817d"/>
    </style:style>
    <style:style style:name="T1353" style:family="text">
      <style:text-properties officeooo:rsid="0b9d5286"/>
    </style:style>
    <style:style style:name="T1354" style:family="text">
      <style:text-properties officeooo:rsid="0ba01014"/>
    </style:style>
    <style:style style:name="T1355" style:family="text">
      <style:text-properties officeooo:rsid="0ba1daf7"/>
    </style:style>
    <style:style style:name="T1356" style:family="text">
      <style:text-properties officeooo:rsid="0ba3a49d"/>
    </style:style>
    <style:style style:name="T1357" style:family="text">
      <style:text-properties officeooo:rsid="0ba4d5c3"/>
    </style:style>
    <style:style style:name="T1358" style:family="text">
      <style:text-properties officeooo:rsid="0ba8674e"/>
    </style:style>
    <style:style style:name="T1359" style:family="text">
      <style:text-properties officeooo:rsid="0bab76fd"/>
    </style:style>
    <style:style style:name="T1360" style:family="text">
      <style:text-properties officeooo:rsid="0bac25fc"/>
    </style:style>
    <style:style style:name="T1361" style:family="text">
      <style:text-properties officeooo:rsid="0bac88ac"/>
    </style:style>
    <style:style style:name="T1362" style:family="text">
      <style:text-properties officeooo:rsid="0bb1767d"/>
    </style:style>
    <style:style style:name="T1363" style:family="text">
      <style:text-properties officeooo:rsid="0bb2d733"/>
    </style:style>
    <style:style style:name="T1364" style:family="text">
      <style:text-properties officeooo:rsid="0bb4fddb"/>
    </style:style>
    <style:style style:name="T1365" style:family="text">
      <style:text-properties officeooo:rsid="0bb740c2"/>
    </style:style>
    <style:style style:name="T1366" style:family="text">
      <style:text-properties officeooo:rsid="0bbb2959"/>
    </style:style>
    <style:style style:name="T1367" style:family="text">
      <style:text-properties officeooo:rsid="0bbbf274"/>
    </style:style>
    <style:style style:name="T1368" style:family="text">
      <style:text-properties officeooo:rsid="0bbd49eb"/>
    </style:style>
    <style:style style:name="T1369" style:family="text">
      <style:text-properties officeooo:rsid="0bbdb743"/>
    </style:style>
    <style:style style:name="T1370" style:family="text">
      <style:text-properties officeooo:rsid="0bc42071"/>
    </style:style>
    <style:style style:name="T1371" style:family="text">
      <style:text-properties officeooo:rsid="0bc62e40"/>
    </style:style>
    <style:style style:name="T1372" style:family="text">
      <style:text-properties officeooo:rsid="0bc8bbf6"/>
    </style:style>
    <style:style style:name="T1373" style:family="text">
      <style:text-properties officeooo:rsid="0bca5b09"/>
    </style:style>
    <style:style style:name="T1374" style:family="text">
      <style:text-properties officeooo:rsid="0bcad8d5"/>
    </style:style>
    <style:style style:name="T1375" style:family="text">
      <style:text-properties officeooo:rsid="0bccc636"/>
    </style:style>
    <style:style style:name="T1376" style:family="text">
      <style:text-properties officeooo:rsid="0bccddae"/>
    </style:style>
    <style:style style:name="T1377" style:family="text">
      <style:text-properties officeooo:rsid="0bd1a9f6"/>
    </style:style>
    <style:style style:name="T1378" style:family="text">
      <style:text-properties officeooo:rsid="0bd40430"/>
    </style:style>
    <style:style style:name="T1379" style:family="text">
      <style:text-properties officeooo:rsid="0bd5481d"/>
    </style:style>
    <style:style style:name="T1380" style:family="text">
      <style:text-properties officeooo:rsid="0bd72bfc"/>
    </style:style>
    <style:style style:name="T1381" style:family="text">
      <style:text-properties officeooo:rsid="0bdaf79a"/>
    </style:style>
    <style:style style:name="T1382" style:family="text">
      <style:text-properties officeooo:rsid="0bdc6c11"/>
    </style:style>
    <style:style style:name="T1383" style:family="text">
      <style:text-properties officeooo:rsid="0bdc8883"/>
    </style:style>
    <style:style style:name="T1384" style:family="text">
      <style:text-properties officeooo:rsid="0bde62f3"/>
    </style:style>
    <style:style style:name="T1385" style:family="text">
      <style:text-properties officeooo:rsid="0be07c32"/>
    </style:style>
    <style:style style:name="T1386" style:family="text">
      <style:text-properties officeooo:rsid="0be1244e"/>
    </style:style>
    <style:style style:name="T1387" style:family="text">
      <style:text-properties officeooo:rsid="0be22aa7"/>
    </style:style>
    <style:style style:name="T1388" style:family="text">
      <style:text-properties officeooo:rsid="0be41be8"/>
    </style:style>
    <style:style style:name="T1389" style:family="text">
      <style:text-properties officeooo:rsid="0bec3182"/>
    </style:style>
    <style:style style:name="T1390" style:family="text">
      <style:text-properties officeooo:rsid="0bee1dd7"/>
    </style:style>
    <style:style style:name="T1391" style:family="text">
      <style:text-properties officeooo:rsid="0bef76e5"/>
    </style:style>
    <style:style style:name="T1392" style:family="text">
      <style:text-properties officeooo:rsid="0bf0d0ff"/>
    </style:style>
    <style:style style:name="T1393" style:family="text">
      <style:text-properties officeooo:rsid="0bf0df8b"/>
    </style:style>
    <style:style style:name="T1394" style:family="text">
      <style:text-properties officeooo:rsid="0bf0e2f7"/>
    </style:style>
    <style:style style:name="T1395" style:family="text">
      <style:text-properties officeooo:rsid="0bf1d15e"/>
    </style:style>
    <style:style style:name="T1396" style:family="text">
      <style:text-properties officeooo:rsid="0bf3a8f8"/>
    </style:style>
    <style:style style:name="T1397" style:family="text">
      <style:text-properties officeooo:rsid="0bf43ad1"/>
    </style:style>
    <style:style style:name="T1398" style:family="text">
      <style:text-properties officeooo:rsid="0bf5a295"/>
    </style:style>
    <style:style style:name="T1399" style:family="text">
      <style:text-properties officeooo:rsid="0bf6427c"/>
    </style:style>
    <style:style style:name="T1400" style:family="text">
      <style:text-properties officeooo:rsid="0bf7ddb4"/>
    </style:style>
    <style:style style:name="T1401" style:family="text">
      <style:text-properties officeooo:rsid="0bf8cf74"/>
    </style:style>
    <style:style style:name="T1402" style:family="text">
      <style:text-properties officeooo:rsid="0bf99eeb"/>
    </style:style>
    <style:style style:name="T1403" style:family="text">
      <style:text-properties officeooo:rsid="0bf9b8c4"/>
    </style:style>
    <style:style style:name="T1404" style:family="text">
      <style:text-properties officeooo:rsid="0bfc477c"/>
    </style:style>
    <style:style style:name="T1405" style:family="text">
      <style:text-properties officeooo:rsid="0bfc58d4"/>
    </style:style>
    <style:style style:name="T1406" style:family="text">
      <style:text-properties officeooo:rsid="0bfdf5ea"/>
    </style:style>
    <style:style style:name="T1407" style:family="text">
      <style:text-properties officeooo:rsid="0bffeaa7"/>
    </style:style>
    <style:style style:name="T1408" style:family="text">
      <style:text-properties officeooo:rsid="0c0181bb"/>
    </style:style>
    <style:style style:name="T1409" style:family="text">
      <style:text-properties officeooo:rsid="0c057cdb"/>
    </style:style>
    <style:style style:name="T1410" style:family="text">
      <style:text-properties officeooo:rsid="0c07fbf6"/>
    </style:style>
    <style:style style:name="T1411" style:family="text">
      <style:text-properties officeooo:rsid="0c0b9bba"/>
    </style:style>
    <style:style style:name="T1412" style:family="text">
      <style:text-properties officeooo:rsid="0c0baf7a"/>
    </style:style>
    <style:style style:name="T1413" style:family="text">
      <style:text-properties officeooo:rsid="0c0d7153"/>
    </style:style>
    <style:style style:name="T1414" style:family="text">
      <style:text-properties officeooo:rsid="0c0dd584"/>
    </style:style>
    <style:style style:name="T1415" style:family="text">
      <style:text-properties officeooo:rsid="0c0fa3e8"/>
    </style:style>
    <style:style style:name="T1416" style:family="text">
      <style:text-properties officeooo:rsid="0c111741"/>
    </style:style>
    <style:style style:name="T1417" style:family="text">
      <style:text-properties officeooo:rsid="0c148fa8"/>
    </style:style>
    <style:style style:name="T1418" style:family="text">
      <style:text-properties officeooo:rsid="0c157b04"/>
    </style:style>
    <style:style style:name="T1419" style:family="text">
      <style:text-properties officeooo:rsid="0c16cc5e"/>
    </style:style>
    <style:style style:name="T1420" style:family="text">
      <style:text-properties officeooo:rsid="0c19aaba"/>
    </style:style>
    <style:style style:name="T1421" style:family="text">
      <style:text-properties officeooo:rsid="0c1a3682"/>
    </style:style>
    <style:style style:name="T1422" style:family="text">
      <style:text-properties officeooo:rsid="0c1b05c0"/>
    </style:style>
    <style:style style:name="T1423" style:family="text">
      <style:text-properties officeooo:rsid="0c1c8540"/>
    </style:style>
    <style:style style:name="T1424" style:family="text">
      <style:text-properties officeooo:rsid="0c1d4f2b"/>
    </style:style>
    <style:style style:name="T1425" style:family="text">
      <style:text-properties officeooo:rsid="0c21c0d4"/>
    </style:style>
    <style:style style:name="T1426" style:family="text">
      <style:text-properties officeooo:rsid="0c236192"/>
    </style:style>
    <style:style style:name="T1427" style:family="text">
      <style:text-properties officeooo:rsid="0c23e67a"/>
    </style:style>
    <style:style style:name="T1428" style:family="text">
      <style:text-properties officeooo:rsid="0c26206c"/>
    </style:style>
    <style:style style:name="T1429" style:family="text">
      <style:text-properties officeooo:rsid="0c295e0a"/>
    </style:style>
    <style:style style:name="T1430" style:family="text">
      <style:text-properties officeooo:rsid="0c29ff0c"/>
    </style:style>
    <style:style style:name="T1431" style:family="text">
      <style:text-properties officeooo:rsid="0c2e0b47"/>
    </style:style>
    <style:style style:name="T1432" style:family="text">
      <style:text-properties officeooo:rsid="0c2f278d"/>
    </style:style>
    <style:style style:name="T1433" style:family="text">
      <style:text-properties officeooo:rsid="0c33d1f1"/>
    </style:style>
    <style:style style:name="T1434" style:family="text">
      <style:text-properties officeooo:rsid="0c35298e"/>
    </style:style>
    <style:style style:name="T1435" style:family="text">
      <style:text-properties officeooo:rsid="0c356a37"/>
    </style:style>
    <style:style style:name="T1436" style:family="text">
      <style:text-properties officeooo:rsid="0c361e28"/>
    </style:style>
    <style:style style:name="T1437" style:family="text">
      <style:text-properties officeooo:rsid="0c373b60"/>
    </style:style>
    <style:style style:name="T1438" style:family="text">
      <style:text-properties officeooo:rsid="0c387055"/>
    </style:style>
    <style:style style:name="T1439" style:family="text">
      <style:text-properties officeooo:rsid="0c3a9876"/>
    </style:style>
    <style:style style:name="T1440" style:family="text">
      <style:text-properties officeooo:rsid="0c3b289c"/>
    </style:style>
    <style:style style:name="T1441" style:family="text">
      <style:text-properties officeooo:rsid="0c3c818a"/>
    </style:style>
    <style:style style:name="T1442" style:family="text">
      <style:text-properties officeooo:rsid="0c3e2b1b"/>
    </style:style>
    <style:style style:name="T1443" style:family="text">
      <style:text-properties officeooo:rsid="0c3fcacb"/>
    </style:style>
    <style:style style:name="T1444" style:family="text">
      <style:text-properties officeooo:rsid="0c406460"/>
    </style:style>
    <style:style style:name="T1445" style:family="text">
      <style:text-properties officeooo:rsid="0c40bd22"/>
    </style:style>
    <style:style style:name="T1446" style:family="text">
      <style:text-properties officeooo:rsid="0c425122"/>
    </style:style>
    <style:style style:name="T1447" style:family="text">
      <style:text-properties officeooo:rsid="0c438bb4"/>
    </style:style>
    <style:style style:name="T1448" style:family="text">
      <style:text-properties officeooo:rsid="0c44321d"/>
    </style:style>
    <style:style style:name="T1449" style:family="text">
      <style:text-properties officeooo:rsid="0c457ef8"/>
    </style:style>
    <style:style style:name="T1450" style:family="text">
      <style:text-properties officeooo:rsid="0c477ae4"/>
    </style:style>
    <style:style style:name="T1451" style:family="text">
      <style:text-properties officeooo:rsid="0c478e19"/>
    </style:style>
    <style:style style:name="T1452" style:family="text">
      <style:text-properties officeooo:rsid="0c499bfb"/>
    </style:style>
    <style:style style:name="T1453" style:family="text">
      <style:text-properties officeooo:rsid="0c4b9ef7"/>
    </style:style>
    <style:style style:name="T1454" style:family="text">
      <style:text-properties officeooo:rsid="0c4cbbca"/>
    </style:style>
    <style:style style:name="T1455" style:family="text">
      <style:text-properties officeooo:rsid="0c4ef4e2"/>
    </style:style>
    <style:style style:name="T1456" style:family="text">
      <style:text-properties officeooo:rsid="0c5120d4"/>
    </style:style>
    <style:style style:name="T1457" style:family="text">
      <style:text-properties officeooo:rsid="0c55439d"/>
    </style:style>
    <style:style style:name="T1458" style:family="text">
      <style:text-properties officeooo:rsid="0c581156"/>
    </style:style>
    <style:style style:name="T1459" style:family="text">
      <style:text-properties officeooo:rsid="0c5c1a16"/>
    </style:style>
    <style:style style:name="T1460" style:family="text">
      <style:text-properties officeooo:rsid="0c5cade4"/>
    </style:style>
    <style:style style:name="T1461" style:family="text">
      <style:text-properties officeooo:rsid="0c5d9a16"/>
    </style:style>
    <style:style style:name="T1462" style:family="text">
      <style:text-properties officeooo:rsid="0c5f3f74"/>
    </style:style>
    <style:style style:name="T1463" style:family="text">
      <style:text-properties officeooo:rsid="0c613b27"/>
    </style:style>
    <style:style style:name="T1464" style:family="text">
      <style:text-properties officeooo:rsid="0c6165dd"/>
    </style:style>
    <style:style style:name="T1465" style:family="text">
      <style:text-properties officeooo:rsid="0c629543"/>
    </style:style>
    <style:style style:name="T1466" style:family="text">
      <style:text-properties officeooo:rsid="0c643a78"/>
    </style:style>
    <style:style style:name="T1467" style:family="text">
      <style:text-properties officeooo:rsid="0c65bac9"/>
    </style:style>
    <style:style style:name="T1468" style:family="text">
      <style:text-properties officeooo:rsid="0c671337"/>
    </style:style>
    <style:style style:name="T1469" style:family="text">
      <style:text-properties officeooo:rsid="0c6813bb"/>
    </style:style>
    <style:style style:name="T1470" style:family="text">
      <style:text-properties officeooo:rsid="0c6969eb"/>
    </style:style>
    <style:style style:name="T1471" style:family="text">
      <style:text-properties officeooo:rsid="0c6c6373"/>
    </style:style>
    <style:style style:name="T1472" style:family="text">
      <style:text-properties officeooo:rsid="0c6f1169"/>
    </style:style>
    <style:style style:name="T1473" style:family="text">
      <style:text-properties officeooo:rsid="0c704f8f"/>
    </style:style>
    <style:style style:name="T1474" style:family="text">
      <style:text-properties officeooo:rsid="0c7340a0"/>
    </style:style>
    <style:style style:name="T1475" style:family="text">
      <style:text-properties officeooo:rsid="0c746d5b"/>
    </style:style>
    <style:style style:name="T1476" style:family="text">
      <style:text-properties officeooo:rsid="0c756efe"/>
    </style:style>
    <style:style style:name="T1477" style:family="text">
      <style:text-properties officeooo:rsid="0c7859b0"/>
    </style:style>
    <style:style style:name="T1478" style:family="text">
      <style:text-properties officeooo:rsid="0c7a7d20"/>
    </style:style>
    <style:style style:name="T1479" style:family="text">
      <style:text-properties officeooo:rsid="0c7c09e1"/>
    </style:style>
    <style:style style:name="T1480" style:family="text">
      <style:text-properties officeooo:rsid="0c7e0be5"/>
    </style:style>
    <style:style style:name="T1481" style:family="text">
      <style:text-properties officeooo:rsid="0c7f0a59"/>
    </style:style>
    <style:style style:name="T1482" style:family="text">
      <style:text-properties officeooo:rsid="0c7f51eb"/>
    </style:style>
    <style:style style:name="T1483" style:family="text">
      <style:text-properties officeooo:rsid="0c7ffaf6"/>
    </style:style>
    <style:style style:name="T1484" style:family="text">
      <style:text-properties officeooo:rsid="0c82c35b"/>
    </style:style>
    <style:style style:name="T1485" style:family="text">
      <style:text-properties officeooo:rsid="0c82fe2c"/>
    </style:style>
    <style:style style:name="T1486" style:family="text">
      <style:text-properties officeooo:rsid="0c8465ab"/>
    </style:style>
    <style:style style:name="T1487" style:family="text">
      <style:text-properties officeooo:rsid="0c85c8db"/>
    </style:style>
    <style:style style:name="T1488" style:family="text">
      <style:text-properties officeooo:rsid="0c8724a6"/>
    </style:style>
    <style:style style:name="T1489" style:family="text">
      <style:text-properties officeooo:rsid="0c8794b0"/>
    </style:style>
    <style:style style:name="T1490" style:family="text">
      <style:text-properties officeooo:rsid="0c881c12"/>
    </style:style>
    <style:style style:name="T1491" style:family="text">
      <style:text-properties officeooo:rsid="0c88d31a"/>
    </style:style>
    <style:style style:name="T1492" style:family="text">
      <style:text-properties officeooo:rsid="0c8a62bd"/>
    </style:style>
    <style:style style:name="T1493" style:family="text">
      <style:text-properties officeooo:rsid="0c8b4158"/>
    </style:style>
    <style:style style:name="T1494" style:family="text">
      <style:text-properties officeooo:rsid="0c8c54bf"/>
    </style:style>
    <style:style style:name="T1495" style:family="text">
      <style:text-properties officeooo:rsid="0c8f9eb3"/>
    </style:style>
    <style:style style:name="T1496" style:family="text">
      <style:text-properties officeooo:rsid="0c920456"/>
    </style:style>
    <style:style style:name="T1497" style:family="text">
      <style:text-properties officeooo:rsid="0c9207a7"/>
    </style:style>
    <style:style style:name="T1498" style:family="text">
      <style:text-properties officeooo:rsid="0c935e08"/>
    </style:style>
    <style:style style:name="T1499" style:family="text">
      <style:text-properties officeooo:rsid="0c94d0e3"/>
    </style:style>
    <style:style style:name="T1500" style:family="text">
      <style:text-properties officeooo:rsid="0c9be5cc"/>
    </style:style>
    <style:style style:name="T1501" style:family="text">
      <style:text-properties officeooo:rsid="0ca9246c"/>
    </style:style>
    <style:style style:name="T1502" style:family="text">
      <style:text-properties officeooo:rsid="0caaf4ef"/>
    </style:style>
    <style:style style:name="T1503" style:family="text">
      <style:text-properties officeooo:rsid="0cab45fa"/>
    </style:style>
    <style:style style:name="T1504" style:family="text">
      <style:text-properties officeooo:rsid="0caf945b"/>
    </style:style>
    <style:style style:name="T1505" style:family="text">
      <style:text-properties officeooo:rsid="0cb10098"/>
    </style:style>
    <style:style style:name="T1506" style:family="text">
      <style:text-properties officeooo:rsid="0cb22524"/>
    </style:style>
    <style:style style:name="T1507" style:family="text">
      <style:text-properties officeooo:rsid="0cb37b87"/>
    </style:style>
    <style:style style:name="T1508" style:family="text">
      <style:text-properties officeooo:rsid="0cb4a210"/>
    </style:style>
    <style:style style:name="T1509" style:family="text">
      <style:text-properties officeooo:rsid="0cb8d406"/>
    </style:style>
    <style:style style:name="T1510" style:family="text">
      <style:text-properties officeooo:rsid="0cba1cd6"/>
    </style:style>
    <style:style style:name="T1511" style:family="text">
      <style:text-properties officeooo:rsid="0cbc8816"/>
    </style:style>
    <style:style style:name="T1512" style:family="text">
      <style:text-properties officeooo:rsid="0cbd424a"/>
    </style:style>
    <style:style style:name="T1513" style:family="text">
      <style:text-properties officeooo:rsid="0cbeb774"/>
    </style:style>
    <style:style style:name="T1514" style:family="text">
      <style:text-properties officeooo:rsid="0cbf9957"/>
    </style:style>
    <style:style style:name="T1515" style:family="text">
      <style:text-properties officeooo:rsid="0cc5b67f"/>
    </style:style>
    <style:style style:name="T1516" style:family="text">
      <style:text-properties officeooo:rsid="0cc61a10"/>
    </style:style>
    <style:style style:name="T1517" style:family="text">
      <style:text-properties officeooo:rsid="0cc6f0bf"/>
    </style:style>
    <style:style style:name="T1518" style:family="text">
      <style:text-properties officeooo:rsid="0cc7512a"/>
    </style:style>
    <style:style style:name="T1519" style:family="text">
      <style:text-properties officeooo:rsid="0cc81f7f"/>
    </style:style>
    <style:style style:name="T1520" style:family="text">
      <style:text-properties officeooo:rsid="0cca38f4"/>
    </style:style>
    <style:style style:name="T1521" style:family="text">
      <style:text-properties officeooo:rsid="0ccae580"/>
    </style:style>
    <style:style style:name="T1522" style:family="text">
      <style:text-properties officeooo:rsid="0ccbddb5"/>
    </style:style>
    <style:style style:name="T1523" style:family="text">
      <style:text-properties officeooo:rsid="0ccd767f"/>
    </style:style>
    <style:style style:name="T1524" style:family="text">
      <style:text-properties officeooo:rsid="0cceaea5"/>
    </style:style>
    <style:style style:name="T1525" style:family="text">
      <style:text-properties officeooo:rsid="0ccf6d4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67ae1"/>
    </style:style>
    <style:style style:name="T1563" style:family="text">
      <style:text-properties officeooo:rsid="0d1a0090"/>
    </style:style>
    <style:style style:name="T1564" style:family="text">
      <style:text-properties officeooo:rsid="0d1d6138"/>
    </style:style>
    <style:style style:name="T1565" style:family="text">
      <style:text-properties officeooo:rsid="0d1e0a8e"/>
    </style:style>
    <style:style style:name="T1566" style:family="text">
      <style:text-properties officeooo:rsid="0d21a83f"/>
    </style:style>
    <style:style style:name="T1567" style:family="text">
      <style:text-properties officeooo:rsid="0d22de60"/>
    </style:style>
    <style:style style:name="T1568" style:family="text">
      <style:text-properties officeooo:rsid="0d243b50"/>
    </style:style>
    <style:style style:name="T1569" style:family="text">
      <style:text-properties officeooo:rsid="0d26178e"/>
    </style:style>
    <style:style style:name="T1570" style:family="text">
      <style:text-properties officeooo:rsid="0d28e666"/>
    </style:style>
    <style:style style:name="T1571" style:family="text">
      <style:text-properties officeooo:rsid="0d292aaa"/>
    </style:style>
    <style:style style:name="T1572" style:family="text">
      <style:text-properties officeooo:rsid="0d2a7e61"/>
    </style:style>
    <style:style style:name="T1573" style:family="text">
      <style:text-properties officeooo:rsid="0d2b2c2e"/>
    </style:style>
    <style:style style:name="T1574" style:family="text">
      <style:text-properties officeooo:rsid="0d2b7d13"/>
    </style:style>
    <style:style style:name="T1575" style:family="text">
      <style:text-properties officeooo:rsid="0d2bd44d"/>
    </style:style>
    <style:style style:name="T1576" style:family="text">
      <style:text-properties officeooo:rsid="0d2cc923"/>
    </style:style>
    <style:style style:name="T1577" style:family="text">
      <style:text-properties officeooo:rsid="0d2d1c3f"/>
    </style:style>
    <style:style style:name="T1578" style:family="text">
      <style:text-properties officeooo:rsid="0d2e8619"/>
    </style:style>
    <style:style style:name="T1579" style:family="text">
      <style:text-properties officeooo:rsid="0d3051bd"/>
    </style:style>
    <style:style style:name="T1580" style:family="text">
      <style:text-properties officeooo:rsid="0d319fa1"/>
    </style:style>
    <style:style style:name="T1581" style:family="text">
      <style:text-properties officeooo:rsid="0d3393bb"/>
    </style:style>
    <style:style style:name="T1582" style:family="text">
      <style:text-properties officeooo:rsid="0d3506f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2"><text:span text:style-name="T1428">Памяти</text:span> Никлаус<text:span text:style-name="T1428">а</text:span> Вирт<text:span text:style-name="T1428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847870972" text:style-name="L1">
        <text:list-item>
          <text:p text:style-name="P707">пробельные символы: пробел, табуляция, возврат каретки, перевод строки;</text:p>
        </text:list-item>
        <text:list-item>
          <text:p text:style-name="P706"><text:span text:style-name="T1005">буквы латиницы: </text:span><text:span text:style-name="Source_20_Text"><text:span text:style-name="T1005">A-Z</text:span></text:span><text:span text:style-name="T1005"> и </text:span><text:span text:style-name="Source_20_Text"><text:span text:style-name="T1005">a-z</text:span></text:span><text:span text:style-name="T1005">;</text:span></text:p>
        </text:list-item>
        <text:list-item>
          <text:p text:style-name="P708">буквы кириллицы: <text:span text:style-name="Source_20_Text">А-Я</text:span> и <text:span text:style-name="Source_20_Text">а-я</text:span>;</text:p>
        </text:list-item>
        <text:list-item>
          <text:p text:style-name="P708">арабские цифры: <text:span text:style-name="Source_20_Text">0-9</text:span>;</text:p>
        </text:list-item>
        <text:list-item>
          <text:p text:style-name="P706"><text:span text:style-name="T1005">символы:</text:span><text:span text:style-name="Source_20_Text"><text:span text:style-name="T1005"> _ </text:span></text:span><text:span text:style-name="Source_20_Text"><text:span text:style-name="T1006">+ - * \ / % ^ = &lt; &gt; ! &amp; | ~ : ; . , ( ) [ ] { } </text:span></text:span><text:span text:style-name="Source_20_Text"><text:span text:style-name="T1007">$ # ` ' " </text:span></text:span><text:span text:style-name="Source_20_Text"><text:span text:style-name="T1008">№</text:span></text:span></text:p>
        </text:list-item>
      </text:list>
      <text:p text:style-name="P405"><text:span text:style-name="T1009">Строковые и символьные литералы в исходном коде могут содержать любые символы, допустимые в кодировке UTF-8, </text:span><text:span text:style-name="T1010">за исключением символов возврата каретки, перевода строки и нулевого символа</text:span><text:span text:style-name="T1009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2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1">равнозначны пробелу и </text:span>не имеют специального синтаксического значения, с той оговоркой, что:</text:p>
      <text:list xml:id="list1251765475" text:style-name="L2">
        <text:list-item>
          <text:p text:style-name="P709"><text:span text:style-name="T1020">перевод строки и возврат каретки</text:span> недопустимы в<text:span text:style-name="T1025">нутри</text:span> строковых и символьных литерал<text:span text:style-name="T1025">ов</text:span>;</text:p>
        </text:list-item>
        <text:list-item>
          <text:p text:style-name="P709"><text:span text:style-name="T1020">перевод строки и возврат каретки считаются окончанием</text:span><text:span text:style-name="T1026"> </text:span><text:span text:style-name="T1020">однострочного комментария.</text:span></text:p>
        </text:list-item>
      </text:list>
      <text:p text:style-name="P381"><text:span text:style-name="T1020">В остальном</text:span><text:span text:style-name="T1014">, </text:span>разбиение исходного текста на строки остаётся <text:span text:style-name="T1027">полностью </text:span>на усмотрение программиста.</text:p>
      <text:p text:style-name="P382">В тех случаях, когда <text:span text:style-name="T1028">Клаус может распознать </text:span><text:span text:style-name="T1015">лексемы однозначно, отделять их </text:span><text:span text:style-name="T1016">друг от друга </text:span><text:span text:style-name="T1015">пробельными символами не требуется.</text:span></text:p>
      <text:p text:style-name="P380">В языке Клаус <text:span text:style-name="T1092">есть</text:span> следующие виды лексических единиц:</text:p>
      <text:list xml:id="list3855840893" text:style-name="L3">
        <text:list-item>
          <text:p text:style-name="P711"><text:span text:style-name="T22">Ключевое слово</text:span><text:span text:style-name="T1011"> </text:span><text:span text:style-name="T1024">(зарезервированное слово) </text:span><text:span text:style-name="T1011">— слово, состоящее только из букв кириллицы </text:span><text:span text:style-name="T101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29">одинаковое</text:span><text:span text:style-name="T1012"> значение, например, </text:span><text:span text:style-name="Source_20_Text"><text:span text:style-name="T1012">любой любая любое</text:span></text:span><text:span text:style-name="T1012"> </text:span><text:span text:style-name="T1019">или</text:span><text:span text:style-name="T1012"> </text:span><text:span text:style-name="Source_20_Text"><text:span text:style-name="T1012">целое целых</text:span></text:span><text:span text:style-name="T1012">, и т. п. </text:span><text:span text:style-name="T1013">Перечень ключевых слов и их синонимов приведён в соответствующем разделе.</text:span></text:p>
        </text:list-item>
        <text:list-item>
          <text:p text:style-name="P710"><text:span text:style-name="T1">Идентификатор</text:span> — слово, состоящее из букв <text:span text:style-name="T1023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17">и их параметров</text:span>, подпрограмм и их параметров, типов данных, констант, переменных, исключений и их параметров, полей структур<text:span text:style-name="T1018">.</text:span></text:p>
        </text:list-item>
        <text:list-item>
          <text:p text:style-name="P712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4">круглые и квадратные скобки, </text:span><text:span text:style-name="T1031">точка, двоеточие,</text:span><text:span text:style-name="T1024"> а также другие знаки, имеющие специальное синтаксическое значение.</text:span></text:p>
        </text:list-item>
        <text:list-item>
          <text:p text:style-name="P713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14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0">конца строки — т. е., до </text:span>ближайшего символа перевода строки или возврата каретки.</text:p>
        </text:list-item>
        <text:list-item>
          <text:p text:style-name="P715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2">Вложенные многострочные</text:span> <text:span text:style-name="T1032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4"><text:span text:style-name="T1348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48">может использовать люб</text:span><text:span text:style-name="T27">ую</text:span><text:span text:style-name="T1348"> из перечисленных форм </text:span><text:span text:style-name="T30">по своему усмотрению</text:span><text:span text:style-name="T1348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8"><text:span text:style-name="T32">П</text:span><text:span text:style-name="T28">ример:</text:span></text:p>
      <text:p text:style-name="P385">типы<text:line-break/> <text:s text:c="3"/><text:span text:style-name="T729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4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68">словарей массив строка</text:span></text:span><text:span text:style-name="T56">» и «</text:span><text:span text:style-name="Source_20_Text"><text:span text:style-name="T868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5">ы</text:span><text:span text:style-name="T56">, однако, наде</text:span><text:span text:style-name="T585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85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64">символы </text:span>символов</text:p>
      <text:p text:style-name="P385">строка <text:span text:style-name="T1364">строки </text:span>строк</text:p>
      <text:p text:style-name="P385">целое <text:span text:style-name="T1364">целые </text:span>целых</text:p>
      <text:p text:style-name="P385">дробное <text:span text:style-name="T1364">дробные </text:span>дробных</text:p>
      <text:p text:style-name="P385">момент <text:span text:style-name="T1364">моменты </text:span>моментов</text:p>
      <text:p text:style-name="P385">логическое <text:span text:style-name="T1364">логические </text:span>логических</text:p>
      <text:p text:style-name="P412">объект <text:span text:style-name="T1364">объекты </text:span>объектов</text:p>
      <text:p text:style-name="P385">да</text:p>
      <text:p text:style-name="P385">нет</text:p>
      <text:p text:style-name="P385"><text:soft-page-break/>массив <text:span text:style-name="T1364">массивы </text:span>массивов</text:p>
      <text:p text:style-name="P385">словарь <text:span text:style-name="T1364">словари </text:span>словарей</text:p>
      <text:p text:style-name="P385">структура <text:span text:style-name="T1364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1">пусто</text:p>
      <text:p text:style-name="P533">точность</text:p>
      <text:p text:style-name="P533">дальше</text:p>
      <text:h text:style-name="Heading_20_1" text:outline-level="1">Структура <text:span text:style-name="T1038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08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3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3">массив строк</text:span></text:span><text:span text:style-name="T1033">.</text:span></text:p>
      <text:p text:style-name="P387"><text:span text:style-name="T1041">З</text:span><text:span text:style-name="T1034">аголов</text:span><text:span text:style-name="T1041">ок</text:span><text:span text:style-name="T1034"> программы завершается знаком «</text:span><text:span text:style-name="Source_20_Text"><text:span text:style-name="T1034">;</text:span></text:span><text:span text:style-name="T1034">».</text:span></text:p>
      <text:p text:style-name="P413"><text:soft-page-break/>программа <text:span text:style-name="T1063">Пустая</text:span>;<text:line-break/><text:span text:style-name="T1035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50">ые</text:span><text:line-break/> <text:s text:c="3"/><text:span text:style-name="T1349">к</text:span>: целое;<text:line-break/> <text:s text:c="3"/>рзд: строка = "";<text:line-break/>начало<text:line-break/> <text:s text:c="3"/>для <text:span text:style-name="T1349">к</text:span> от 0 до длина(арг)-1 цикл начало<text:line-break/> <text:s text:c="7"/>вывести(рзд, арг[<text:span text:style-name="T1349">к</text:span>]);<text:line-break/> <text:s text:c="7"/>рзд := " ";<text:line-break/> <text:s text:c="3"/><text:span text:style-name="T1349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37">объявленным</text:span> выше него по тексту исходного кода.</text:p>
      <text:p text:style-name="P389">Тело программы <text:span text:style-name="T103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39">Определение</text:span> подпрограмм<text:span text:style-name="T1062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43">тем </text:span>исключением, что функция возвращает значение, а процедура <text:span text:style-name="T1064">не возвращает</text:span>.</text:p>
      <text:p text:style-name="P392">Подпрограммы могут быть определены в <text:span text:style-name="T1088">разделе</text:span> определений основной программы, либо <text:span text:style-name="T1165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4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39">обязательно должны быть указаны пустые круглые</text:span><text:span text:style-name="T1044"> </text:span>скобки.</text:p>
      <text:p text:style-name="P394">Затем, только <text:span text:style-name="T105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0">Безымянное определение типа данных в этом случае не допускается.</text:span></text:p>
      <text:p text:style-name="P395">Заголовок подпрограммы <text:span text:style-name="T1042">завершается знаком «</text:span><text:span text:style-name="Source_20_Text"><text:span text:style-name="T1042">;</text:span></text:span><text:span text:style-name="T1042">».</text:span></text:p>
      <text:p text:style-name="P396"><text:span text:style-name="T1089">Раздел</text:span> определений подпрограммы и её тело <text:span text:style-name="T1090">устроены так же</text:span>, <text:span text:style-name="T1090">как</text:span> <text:span text:style-name="T109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4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6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47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48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0">Ключевое слово </text:span><text:span text:style-name="Source_20_Text"><text:span text:style-name="T1050">вх</text:span></text:span><text:span text:style-name="T1050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5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57">данных</text:span>. Безымянные определения типов в данном случае не допускаются. Единственным исключением из этого правила является <text:span text:style-name="T105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10" text:outline-level="3"><text:span text:style-name="T1452">Предварительное</text:span> определение</text:h>
      <text:p text:style-name="P528">Предварительное определение подпрограммы представляет собой её заголовок, <text:span text:style-name="T1453">после которого вместо тела подпрограммы указано ключевое слово </text:span><text:span text:style-name="Source_20_Text"><text:span text:style-name="T1453">дальше</text:span></text:span><text:span text:style-name="T1453"> и знак «</text:span><text:span text:style-name="Source_20_Text"><text:span text:style-name="T1453">;</text:span></text:span><text:span text:style-name="T1453">».</text:span></text:p>
      <text:p text:style-name="Исходный_20_код">функция мояФункция(а, б: целое): дробное; дальше;</text:p>
      <text:p text:style-name="P529">Если в исходном коде дано такое предварительное определение, то <text:span text:style-name="T1456">в той же области видимости </text:span>ниже по тексту должно <text:span text:style-name="T1454">располагаться</text:span> полное определение этой подпрограммы, <text:span text:style-name="T1455">включая её тело, </text:span>причём заголовок должен точно совпадать с заголовком в предварительном определении.</text:p>
      <text:p text:style-name="P530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0">()</text:span>;<text:line-break/><text:span text:style-name="T1051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53">функция </text:span><text:span text:style-name="T1061">к</text:span><text:span text:style-name="T105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52">тип тТочка = структура<text:line-break/> <text:s text:c="3"/></text:span><text:span text:style-name="T1054">х</text:span><text:span text:style-name="T1052">, </text:span><text:span text:style-name="T1054">у</text:span><text:span text:style-name="T1052">: целое;<text:line-break/>конец;<text:line-break/></text:span><text:soft-page-break/><text:span text:style-name="T1052"><text:line-break/>функция точка(</text:span><text:span text:style-name="T1054">х</text:span><text:span text:style-name="T1052">, </text:span><text:span text:style-name="T1054">у</text:span><text:span text:style-name="T1052">: целое): тТочка;<text:line-break/>переменная<text:line-break/> <text:s text:c="3"/>т: тТочка;<text:line-break/>начало<text:line-break/> <text:s text:c="3"/>т.</text:span><text:span text:style-name="T1054">х</text:span><text:span text:style-name="T1052"> := </text:span><text:span text:style-name="T1055">х</text:span><text:span text:style-name="T1052">;<text:line-break/> <text:s text:c="3"/>т.</text:span><text:span text:style-name="T1055">у</text:span><text:span text:style-name="T1052"> := </text:span><text:span text:style-name="T1054">у</text:span><text:span text:style-name="T1052">;<text:line-break/> <text:s text:c="3"/>вернуть т;<text:line-break/>окончание;</text:span></text:p>
      <text:p text:style-name="P414"/>
      <text:p text:style-name="Исходный_20_код"><text:span text:style-name="T1060">процедура</text:span><text:span text:style-name="T1052"> </text:span><text:span text:style-name="T1060">подвинуть</text:span><text:span text:style-name="T1052">(</text:span><text:span text:style-name="T1060">вв т: тТочка; </text:span><text:span text:style-name="T1065">вх </text:span><text:span text:style-name="T1060">д</text:span><text:span text:style-name="T1054">х</text:span><text:span text:style-name="T1052">, </text:span><text:span text:style-name="T1060">д</text:span><text:span text:style-name="T1054">у</text:span><text:span text:style-name="T1052">: целое);<text:line-break/>начало<text:line-break/> <text:s text:c="3"/>т.</text:span><text:span text:style-name="T1054">х</text:span><text:span text:style-name="T1052"> </text:span><text:span text:style-name="T1060">+</text:span><text:span text:style-name="T1052">= </text:span><text:span text:style-name="T1060">д</text:span><text:span text:style-name="T1055">х</text:span><text:span text:style-name="T1052">;<text:line-break/> <text:s text:c="3"/>т.</text:span><text:span text:style-name="T1055">у</text:span><text:span text:style-name="T1052"> </text:span><text:span text:style-name="T1060">+</text:span><text:span text:style-name="T1052">= </text:span><text:span text:style-name="T1060">д</text:span><text:span text:style-name="T1054">у</text:span><text:span text:style-name="T1052">;<text:line-break/>окончание;</text:span></text:p>
      <text:p text:style-name="P532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5">имена</text:span> должны быть уникальны — т. е., ни одно имя не может совпадать с другим именем, объявленным в той же области видимости. <text:span text:style-name="T1066">Регистр букв в именах </text:span><text:span text:style-name="T1069">не учитывается — </text:span><text:span text:style-name="T1066">т. е., </text:span><text:span text:style-name="T1079">слова</text:span><text:span text:style-name="T1066"> </text:span><text:span text:style-name="Source_20_Text"><text:span text:style-name="T1066">имя</text:span></text:span><text:span text:style-name="T1066">, </text:span><text:span text:style-name="Source_20_Text"><text:span text:style-name="T1066">ИМЯ</text:span></text:span><text:span text:style-name="T1066"> и </text:span><text:span text:style-name="Source_20_Text"><text:span text:style-name="T1066">Имя</text:span></text:span><text:span text:style-name="T1066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75">к </text:span>объемлющей подпрограмме, в которой она определена. <text:span text:style-name="T1067">Имена, объявленные во вложенной области видимости, могут совпадать с именами, объявленными в объемлющ</text:span><text:span text:style-name="T1068">их</text:span><text:span text:style-name="T1067"> област</text:span><text:span text:style-name="T1068">ях</text:span><text:span text:style-name="T1067"> видимости, </text:span><text:span text:style-name="T1068">но не друг с другом</text:span><text:span text:style-name="T1067">.</text:span></text:p>
      <text:p text:style-name="P408">К области видимости основной программы относятся:</text:p>
      <text:list xml:id="list2538305526" text:style-name="L4">
        <text:list-item>
          <text:p text:style-name="P716">Имя программы;</text:p>
        </text:list-item>
        <text:list-item>
          <text:p text:style-name="P716">Имя входного параметра программы, если он объявлен;</text:p>
        </text:list-item>
        <text:list-item>
          <text:p text:style-name="P716">Все имена, объявленные в области определений программы.</text:p>
        </text:list-item>
      </text:list>
      <text:p text:style-name="P409"><text:span text:style-name="T1072">По аналогии</text:span>, к области видимости подпрограммы относятся имя подпрограммы, имена её параметров и вс<text:span text:style-name="T1069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1">С</text:span><text:span text:style-name="T1070">ледовательно, имя подпрограммы должно быть уникально в обеих </text:span><text:span text:style-name="T1082">этих </text:span><text:span text:style-name="T1070">областях.</text:span></text:p>
      <text:p text:style-name="P411">При обращении к идентификатору в исходном <text:span text:style-name="T1078">коде</text:span> программы <text:span text:style-name="T1083">имя разрешается по следующим правилам</text:span>:</text:p>
      <text:list xml:id="list3183326614" text:style-name="L5">
        <text:list-item>
          <text:p text:style-name="P717"><text:span text:style-name="T1083">Выполняется п</text:span><text:span text:style-name="T1076">оиск </text:span><text:span text:style-name="T1091">имени</text:span><text:span text:style-name="T1076"> в локальной области видимости, </text:span><text:span text:style-name="T1091">среди тех имён, что объявлены выше по тексту исходного кода</text:span><text:span text:style-name="T1076">;</text:span></text:p>
        </text:list-item>
        <text:list-item>
          <text:p text:style-name="P718">Если имя не найдено, <text:span text:style-name="T1083">то</text:span> <text:span text:style-name="T1083">выполняется </text:span>поиск <text:span text:style-name="T1091">выше по тексту </text:span>в<text:span text:style-name="T1084">о всех</text:span> объемлющих областях видимости, по порядку <text:span text:style-name="T1077">изнутри наружу</text:span>;</text:p>
        </text:list-item>
      </text:list>
      <text:p text:style-name="P416"><text:soft-page-break/>Иными слова<text:span text:style-name="T1080">ми</text:span>, <text:span text:style-name="T108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73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4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3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0">в теле основной программы, а также во всех вложенных областях видимости — </text:span><text:span text:style-name="T1153">в </text:span><text:span text:style-name="T1130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5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54">видны только</text:span> те определения, которые были даны выше по тексту исходного кода. <text:span text:style-name="T115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1">тип мойТип = массив целых;<text:line-break/>константа Пи = 3.1415926;<text:line-break/></text:span><text:span text:style-name="T113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37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2">Объявление типа начинается с идентификатора <text:span text:style-name="T1370">(или нескольких идентификаторов, разделённых знаком «</text:span><text:span text:style-name="Source_20_Text"><text:span text:style-name="T1370">/</text:span></text:span><text:span text:style-name="T1370">»)</text:span>, за которым<text:span text:style-name="T1371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Исходный_20_код">программа Пример;<text:line-break/><text:span text:style-name="T113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5">п1, п2: целое;<text:line-break/> <text:s text:c="7"/>п3: строка;</text:span><text:span text:style-name="T1133"><text:line-break/> <text:s text:c="3"/>окончание;<text:line-break/></text:span><text:soft-page-break/><text:span text:style-name="T1133">начало<text:line-break/> <text:s text:c="3"/></text:span><text:span text:style-name="T1136">ничего;</text:span><text:span text:style-name="T1133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38">Параметры исключений могут иметь только простой тип, обозначаемый ключевым словом языка.</text:span></text:p>
      <text:p text:style-name="P516">Объявлени<text:span text:style-name="T1140">е</text:span> типов, имеющих различные имена, но <text:span text:style-name="T1139">эквивалентные</text:span> определения, зачастую использу<text:span text:style-name="T1140">е</text:span>тся для улучшения читаемости исходного кода <text:span text:style-name="T1141">п</text:span>рограммы.</text:p>
      <text:p text:style-name="P514">Если в объявлении типа данных указано несколько идентификаторов <text:span text:style-name="T1372">через «</text:span><text:span text:style-name="Source_20_Text"><text:span text:style-name="T1372">/</text:span></text:span><text:span text:style-name="T1372">»</text:span>, то <text:span text:style-name="T1373">все </text:span>эти идентификаторы являются синонимами, <text:span text:style-name="T1374">т.е.</text:span> в исходном коде <text:span text:style-name="T1376">для улучшения читаемости </text:span>может использоваться любой из них, <text:span text:style-name="T1375">на усмотрение программиста</text:span>.</text:p>
      <text:p text:style-name="P513">программа Пример;<text:line-break/><text:span text:style-name="T1133">тип<text:line-break/> <text:s text:c="3"/></text:span>Точка/Точек<text:span text:style-name="T1133"> = </text:span>структура<text:line-break/> <text:s text:c="7"/>x: дробное;<text:line-break/> <text:s text:c="7"/>y: дробное;<text:line-break/> <text:s text:c="3"/>окончание<text:span text:style-name="T1133">;<text:line-break/></text:span>переменные<text:line-break/> <text:s text:c="3"/>т: Точка;<text:line-break/> <text:s text:c="3"/>мт: массив Точек;<text:span text:style-name="T1133"><text:line-break/>начало<text:line-break/> <text:s text:c="3"/></text:span><text:span text:style-name="T1136">ничего;</text:span><text:span text:style-name="T1133"><text:line-break/>окончание.</text:span></text:p>
      <text:p text:style-name="P433">Синтаксис определений составных типов <text:span text:style-name="T113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4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2">констант</text:span></text:span><text:span text:style-name="Source_20_Text"><text:span text:style-name="T1146">а</text:span></text:span> или <text:span text:style-name="Source_20_Text"><text:span text:style-name="T1142">константы</text:span></text:span>, за которым следует одно или несколько объявлений <text:span text:style-name="T114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8">Объявление <text:span text:style-name="T1143">константы</text:span> начинается с идентификатора, за которым следует знак «<text:span text:style-name="Source_20_Text">=</text:span>», а за ним — <text:span text:style-name="T1143">буквальное значение, имя ранее определённой константы или выражение</text:span>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47">специально указано как </text:span>дробн<text:span text:style-name="T1147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4">Обращени</text:span><text:span text:style-name="T1145">я</text:span><text:span text:style-name="T1144"> к переменным и вызовы функций в таком выражении недопустимы.</text:span></text:p>
      <text:p text:style-name="Исходный_20_код">программа Пример;<text:line-break/><text:span text:style-name="T1147">константы<text:line-break/> <text:s text:c="3"/></text:span><text:span text:style-name="T1150">целыйН</text:span><text:span text:style-name="T1147">уль = 0;<text:line-break/></text:span><text:soft-page-break/><text:span text:style-name="T1147"> <text:s text:c="3"/>дробныйНуль = 0.0;<text:line-break/> <text:s text:c="3"/>не</text:span><text:span text:style-name="T1151">Ч</text:span><text:span text:style-name="T1147">исло = 0 / 0;<text:line-break/> <text:s text:c="3"/>бесконечность = 1 / 0;<text:line-break/> <text:s text:c="3"/></text:span><text:span text:style-name="T1149">Пи = 3.1415926;<text:line-break/> <text:s text:c="3"/>прямойУгол = Пи / </text:span><text:span text:style-name="T1152">2</text:span><text:span text:style-name="T1149">;</text:span><text:line-break/><text:span text:style-name="T1147">начало<text:line-break/> <text:s text:c="3"/>ничего;<text:line-break/>окончание.</text:span></text:p>
      <text:h text:style-name="P591" text:outline-level="2">Определения <text:span text:style-name="T1157">переменных</text:span></text:h>
      <text:p text:style-name="P436"><text:span text:style-name="T1157">Переменная</text:span> представляет собой именованное значение простого <text:span text:style-name="T1157">или составного </text:span>типа, которое может меняться в процессе выполнения программы. <text:span text:style-name="T115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57">.</text:span></text:p>
      <text:p text:style-name="P440"><text:span text:style-name="T1158">Для переменных составных типов начальное значение </text:span><text:span text:style-name="T1166">не может быть указано</text:span>.</text:p>
      <text:p text:style-name="P429">Секция определений <text:span text:style-name="T115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переменная</text:span></text:span> или <text:span text:style-name="Source_20_Text"><text:span text:style-name="T1159">переменные</text:span></text:span>, за которым следует одно или несколько объявлений <text:span text:style-name="T116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9"><text:span text:style-name="T1162">Объявление</text:span> <text:span text:style-name="T1161">переменной</text:span> начинается с идентификатора <text:span text:style-name="T1161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1">определение типа переменной</text:span>. <text:span text:style-name="T1161">После этого, если переменная имеет простой тип, может быть указан знак «</text:span><text:span text:style-name="Source_20_Text"><text:span text:style-name="T1161">=</text:span></text:span><text:span text:style-name="T1161">» и начальное значение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2">одновременно</text:span> объявляются несколько переменных <text:span text:style-name="T1163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78">разделе определений </text:span>той подпрограмм<text:span text:style-name="T1178">ы</text:span>, которая содержит <text:span text:style-name="T1180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69">и уничтожается при выходе из неё</text:span>. Это приводит к тому, что обращение к переменной <text:span text:style-name="T1168">вне </text:span><text:span text:style-name="T1170">тела</text:span><text:span text:style-name="T1168"> инструкции перехвата не приводит к синтаксической ошибке </text:span><text:span text:style-name="T1169">при компиляции</text:span><text:span text:style-name="T1168">, но </text:span><text:span text:style-name="T1179">приводит к</text:span><text:span text:style-name="T1171"> </text:span><text:span text:style-name="T1181">возникновению </text:span><text:span text:style-name="T1171">исключени</text:span><text:span text:style-name="T1181">я</text:span><text:span text:style-name="T1171"> </text:span><text:span text:style-name="Source_20_Text"><text:span text:style-name="T1171">ОшибкаВыполнения</text:span></text:span><text:span text:style-name="T1168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73">тип<text:line-break/> <text:s text:c="3"/></text:span><text:span text:style-name="T1176">к</text:span><text:span text:style-name="T1173">омплексное = структура<text:line-break/> <text:s text:c="7"/>д: дробное;<text:line-break/> <text:s text:c="7"/>м: дробное;<text:line-break/> <text:s text:c="3"/>окончание;</text:span><text:line-break/><text:span text:style-name="T1172">переменные</text:span><text:span text:style-name="T1147"><text:line-break/> <text:s text:c="3"/></text:span><text:span text:style-name="T1172">стр: строка</text:span><text:span text:style-name="T1147"> = "</text:span><text:span text:style-name="T1172">Новая строка</text:span><text:span text:style-name="T1147">";<text:line-break/> <text:s text:c="3"/></text:span><text:span text:style-name="T1172">н, м: целое = 1</text:span><text:span text:style-name="T1147">;<text:line-break/> <text:s text:c="3"/></text:span><text:span text:style-name="T1174">к</text:span><text:span text:style-name="T1172">: </text:span><text:span text:style-name="T1176">к</text:span><text:span text:style-name="T1174">омплексное</text:span><text:span text:style-name="T1147">;<text:line-break/> <text:s text:c="3"/></text:span><text:span text:style-name="T1172">точк</text:span><text:span text:style-name="T1175">и</text:span><text:span text:style-name="T1172">: </text:span><text:span text:style-name="T1175">словарь </text:span><text:span text:style-name="T1172">структур<text:line-break/> <text:s text:c="7"/>х, у: дробное;<text:line-break/> <text:s text:c="3"/>окончание </text:span><text:span text:style-name="T1175">ключ </text:span><text:span text:style-name="T1177">строка</text:span><text:span text:style-name="T1149">;</text:span><text:line-break/><text:soft-page-break/><text:span text:style-name="T1147">начало<text:line-break/> <text:s text:c="3"/>ничего;<text:line-break/>окончание.</text:span></text:p>
      <text:h text:style-name="P592" text:outline-level="2">Определения исключений</text:h>
      <text:p text:style-name="P493"><text:span text:style-name="T1328">Всплывающее и</text:span>сключение представляет собой специальн<text:span text:style-name="T1337">ый</text:span> <text:span text:style-name="T1337">именованный объект</text:span>, котор<text:span text:style-name="T1337">ый</text:span> <text:span text:style-name="T1337">создаётся</text:span> для того, чтобы прервать последовательность выполнения программы в случае возникновения нештатн<text:span text:style-name="T1329">ой</text:span> ситуаци<text:span text:style-name="T1329">и</text:span> и задействовать средства обработки ошибок.</text:p>
      <text:p text:style-name="P431">Секция определений <text:span text:style-name="T1330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0">исключение</text:span></text:span> или <text:span text:style-name="Source_20_Text"><text:span text:style-name="T1330">исключения</text:span></text:span>, за которым следует одно или несколько объявлений <text:span text:style-name="T1331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1"><text:span text:style-name="T1162">Объявление</text:span> <text:span text:style-name="T1332">исключения</text:span> начинается с идентификатора. <text:span text:style-name="T1333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3">сообщение</text:span></text:span><text:span text:style-name="T1333">, а за ним текст сообщения об ошибке — буквальное значение или выражение строкового типа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502">программа Пример;<text:line-break/><text:span text:style-name="T1334">исключения<text:line-break/> <text:s text:c="3"/>Ош</text:span><text:span text:style-name="T1335">ибка</text:span><text:span text:style-name="T1334">1;<text:line-break/> <text:s text:c="3"/>Ош</text:span><text:span text:style-name="T1335">ибка</text:span><text:span text:style-name="T1334">2 сообщение "Вторая ошибка";</text:span></text:p>
      <text:p text:style-name="P502"><text:span text:style-name="T1334"><text:s text:c="4"/>Ош</text:span><text:span text:style-name="T1335">ибкаВТексте</text:span><text:span text:style-name="T1334">(</text:span><text:span text:style-name="T1335">стр, симв</text:span><text:span text:style-name="T1334">: целое; </text:span><text:span text:style-name="T1335">чтоНеТак</text:span><text:span text:style-name="T1334">: строка)<text:line-break/> <text:s text:c="7"/>сообщение "</text:span><text:span text:style-name="T1335">Ошибка в строке %(стр), символ %(симв). %(чтоНеТак)</text:span><text:span text:style-name="T1334">";<text:line-break/>начало<text:line-break/> <text:s text:c="3"/></text:span><text:span text:style-name="T1336">ошибка ОшибкаВТексте(5, 10, "Пропущена запятая.");</text:span><text:span text:style-name="T1334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3781287411" text:style-name="L6">
        <text:list-item>
          <text:p text:style-name="P719">они могут быть только простых типов;</text:p>
        </text:list-item>
        <text:list-item>
          <text:p text:style-name="P719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88" text:outline-level="1">Типы данных</text:h>
      <text:h text:style-name="P593" text:outline-level="2">Приведение типов</text:h>
      <text:p text:style-name="P503"><text:span text:style-name="T1353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3">ключевое слово — имя</text:span> типа данных, за которым в круглых скобках указывается исходное значение <text:span text:style-name="T1359">или выражение</text:span>. <text:span text:style-name="T1358">Такая конструкция конвертирует </text:span><text:span text:style-name="T1529">исходное</text:span><text:span text:style-name="T1358"> значение в указанный тип, а если это невозможно, создаётся исключение.</text:span></text:p>
      <text:p text:style-name="P506">переменные<text:line-break/><text:span text:style-name="T1351"> <text:s text:c="3"/>д: дробное = 123.45;<text:line-break/> <text:s text:c="3"/>ц: целое = 10;<text:line-break/></text:span><text:soft-page-break/><text:span text:style-name="T1351"> <text:s text:c="3"/>с: строка = "yes";<text:line-break/> <text:s text:c="3"/>л: логическое;</text:span><text:line-break/>начало<text:line-break/> <text:s text:c="3"/><text:span text:style-name="T1351">л := логическое(с); // л </text:span><text:span text:style-name="T1352">= да</text:span><text:span text:style-name="T1351"><text:line-break/> <text:s text:c="3"/>с := строка(</text:span><text:span text:style-name="T1354">ц</text:span><text:span text:style-name="T1351">); <text:s text:c="4"/>// с </text:span><text:span text:style-name="T1352">=</text:span><text:span text:style-name="T1351"> "1</text:span><text:span text:style-name="T1354">0</text:span><text:span text:style-name="T1351">"<text:line-break/> <text:s text:c="3"/>ц := целое(д); <text:s text:c="5"/>// ц </text:span><text:span text:style-name="T1352">=</text:span><text:span text:style-name="T1351"> 123<text:line-break/> <text:s text:c="3"/></text:span><text:span text:style-name="T1361">д := ц; <text:s text:c="12"/>// д = 123.0 </text:span><text:span text:style-name="T1362">(</text:span><text:span text:style-name="T1361">неявное преобразование</text:span><text:span text:style-name="T1362">)</text:span><text:span text:style-name="T1351"><text:line-break/> <text:s text:c="3"/></text:span><text:span text:style-name="T1356">д := дробное("Ку"); // исключение ОшибкаКонвертации</text:span><text:line-break/>окончание;</text:p>
      <text:p text:style-name="P579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79">Неявное <text:span text:style-name="T1363">преобразование</text:span> допускается в двух случаях:</text:p>
      <text:list xml:id="list3988729714" text:style-name="L7">
        <text:list-item>
          <text:p text:style-name="P720"><text:span text:style-name="T1355">при преобразовании символа в строку, </text:span><text:span text:style-name="T1360">но не наоборот</text:span><text:span text:style-name="T1355">;</text:span></text:p>
        </text:list-item>
        <text:list-item>
          <text:p text:style-name="P720"><text:span text:style-name="T1357">при преобразовании </text:span><text:span text:style-name="T1355">целого числа в дробное число, </text:span><text:span text:style-name="T1360">но не наоборот</text:span><text:span text:style-name="T1355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50">Нулевые значения допускаются.</text:span></text:p>
      <text:h text:style-name="P686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88">символ</text:span></text:span> и <text:span text:style-name="Source_20_Text"><text:span text:style-name="T78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8">символ в кодировке UTF-8, заключённый в одиночные апострофы</text:span></text:p>
      <text:p text:style-name="P153">№<text:span text:style-name="T420">2</text:span><text:span text:style-name="T634">A</text:span><text:span text:style-name="T420"> <text:s/></text:span><text:s/>// код символа в формате 16-ричного целого числа</text:p>
      <text:p text:style-name="P153">#<text:span text:style-name="T633">2</text:span><text:span text:style-name="T634">A </text:span><text:span text:style-name="T42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7">Си</text:span><text:span text:style-name="T363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8">численное значение</text:span> код<text:span text:style-name="T468">а</text:span> символа.</text:p>
      <text:p text:style-name="P121">При приведении к строке возвращает строку, <text:span text:style-name="T34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87" text:outline-level="4">Синтаксис</text:h>
      <text:p text:style-name="P265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4"><text:span text:style-name="T648">Ключевые слова </text:span><text:span text:style-name="Source_20_Text"><text:span text:style-name="T791">строка</text:span></text:span><text:span text:style-name="T648"> и </text:span><text:span text:style-name="Source_20_Text"><text:span text:style-name="T791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6">пустая строка</text:span></text:p>
      <text:p text:style-name="P155">"123абв" <text:s text:c="8"/>// <text:span text:style-name="T357">последовательность </text:span>символ<text:span text:style-name="T357">ов</text:span>, заключённ<text:span text:style-name="T351">ая</text:span> в кавычки</text:p>
      <text:p text:style-name="P154">"123""абв" <text:s text:c="6"/>// <text:span text:style-name="T352">для добавления в строку символа " его нужно удвоить</text:span></text:p>
      <text:p text:style-name="P247"><text:span text:style-name="T353">""#41</text:span>№20№<text:span text:style-name="T353">42#0A <text:s text:c="2"/>// последовательность </text:span><text:span text:style-name="T355">16-ричных </text:span><text:span text:style-name="T354">кодов символов </text:span><text:span text:style-name="T635">с кавычками в начале</text:span></text:p>
      <text:p text:style-name="P247">"<text:span text:style-name="T355">123</text:span>"<text:span text:style-name="T636">#</text:span><text:span text:style-name="T355">20"абв"№0А // </text:span><text:span text:style-name="T35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7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8">ние из</text:span> текст<text:span text:style-name="T364">ово</text:span><text:span text:style-name="T408">го</text:span><text:span text:style-name="T364"> представлени</text:span><text:span text:style-name="T408">я</text:span> <text:span text:style-name="T365">числа</text:span>, при ошибках возникает исключение <text:span text:style-name="Source_20_Text"><text:span text:style-name="T788">ОшибкаКонвертации</text:span></text:span>.</text:p>
      <text:p text:style-name="P123">При приведении к моменту выполняется преобразова<text:span text:style-name="T409">ние из</text:span> <text:span text:style-name="T359">стандартно</text:span><text:span text:style-name="T409">го</text:span><text:span text:style-name="T359"> </text:span>текстово<text:span text:style-name="T409">го</text:span> представлени<text:span text:style-name="T409">я</text:span> даты и/или времени, при ошибках возникает исключение <text:span text:style-name="Source_20_Text"><text:span text:style-name="T788">ОшибкаКонвертации</text:span></text:span>.</text:p>
      <text:p text:style-name="P124">При приведении к логическому значению <text:span text:style-name="T360">строка должна иметь одно из следующих значений, без учёта регистра:</text:span></text:p>
      <text:p text:style-name="Исходный_20_код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Исходный_20_код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688" text:outline-level="4">Синтаксис</text:h>
      <text:p text:style-name="P281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7">Ключевые слова <text:span text:style-name="Source_20_Text"><text:span text:style-name="T792">целое</text:span></text:span> и <text:span text:style-name="Source_20_Text"><text:span text:style-name="T792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1">е</text:span> цифр<text:span text:style-name="T971">ы</text:span></text:p>
      <text:p text:style-name="Исходный_20_код">-$0123456789abcdef // 16-ричны<text:span text:style-name="T971">е</text:span> цифр<text:span text:style-name="T971">ы</text:span> (латиница)</text:p>
      <text:p text:style-name="Исходный_20_код">-$0123456789абцдеф // 16-ричны<text:span text:style-name="T971">е</text:span> цифр<text:span text:style-name="T971">ы</text:span> (кириллица)</text:p>
      <text:p text:style-name="P126">Для отрицательных чисел <text:span text:style-name="T469">применяется</text:span> знак «-» в начале литерала; знак «<text:span text:style-name="T470">+»</text:span> для положительных чисел не допускается. <text:span text:style-name="T366">Регистр символов 16-ричных цифр не учитывается, </text:span><text:span text:style-name="T367">латинские и кириллические </text:span><text:span text:style-name="T368">цифры</text:span><text:span text:style-name="T367"> можно </text:span><text:span text:style-name="T369">смешивать</text:span><text:span text:style-name="T367">.</text:span></text:p>
      <text:h text:style-name="Heading_20_4" text:outline-level="4">Начальное значение</text:h>
      <text:p text:style-name="P118"><text:span text:style-name="T418">Н</text:span>уль.</text:p>
      <text:h text:style-name="P693" text:outline-level="4">Преобразование типов</text:h>
      <text:p text:style-name="P127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4">объект</text:span></text:span>.</text:p>
      <text:p text:style-name="P128">При приведении к символьному типу целое число означает кодпо<text:span text:style-name="T972">й</text:span>нт Юникод <text:span text:style-name="T371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70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3">на</text:span> нуль.</text:p>
      <text:h text:style-name="P689" text:outline-level="4">Синтаксис</text:h>
      <text:p text:style-name="P282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69">Ключевые слова <text:span text:style-name="Source_20_Text"><text:span text:style-name="T793">дробное</text:span></text:span> и <text:span text:style-name="Source_20_Text"><text:span text:style-name="T79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2">0123456.789 <text:s text:c="5"/>// представление с десятичной точкой</text:span></text:p>
      <text:p text:style-name="Исходный_20_код">-<text:span text:style-name="T372">0123456.789е+123 // экспоненциальное представление</text:span></text:p>
      <text:p text:style-name="P159"/>
      <text:p text:style-name="P159"><text:span text:style-name="T414">д1</text:span> := <text:s/>0/0; <text:s text:c="6"/>// <text:span text:style-name="T414">нечисло</text:span></text:p>
      <text:p text:style-name="P160">д2 := <text:s/>1/0; <text:s text:c="6"/>// +бесконечность</text:p>
      <text:p text:style-name="P160">д<text:span text:style-name="T471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3">символа экспоненциальной части может использоваться латинская «E» </text:span><text:span text:style-name="T381">и</text:span><text:span text:style-name="T373"> кириллическая «Е» или «Э» в любом регистре. </text:span><text:span text:style-name="T375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8">Н</text:span>уль.</text:p>
      <text:h text:style-name="P694" text:outline-level="4">Преобразование типов</text:h>
      <text:p text:style-name="P132">При приведении к строке число конвертируется в строковое представление в <text:span text:style-name="T374">десятичном или экспоненциальном </text:span>формате, <text:span text:style-name="T379">в зависимости от того, какой из них короче</text:span>. <text:span text:style-name="T472">Для </text:span><text:span text:style-name="T473">небольших</text:span><text:span text:style-name="T472"> чисел, е</text:span><text:span text:style-name="T375">сли дробная часть числа равна нулю, </text:span><text:span text:style-name="T380">полученное </text:span><text:span text:style-name="T376">строковое представление будет целочисленным.</text:span></text:p>
      <text:p text:style-name="P148">При приведении к строке нечисло <text:span text:style-name="T422">преобразуется в</text:span> <text:span text:style-name="T474">текст </text:span>"Nan", а бесконечность — <text:span text:style-name="T423">в</text:span> "+Inf" или "-Inf". <text:span text:style-name="T415">Эти </text:span><text:span text:style-name="T475">строковые</text:span><text:span text:style-name="T416"> </text:span><text:span text:style-name="T415">значения </text:span><text:span text:style-name="T476">(в любом регистре) </text:span><text:span text:style-name="T415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2">дробного числа </text:span>к целому дробная часть отбрасывается без округления. <text:span text:style-name="T448">Значение </text:span><text:span text:style-name="T795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34">При приведении к моменту число означает <text:span text:style-name="T378">количество</text:span> суток, считая от «нулевого» момента.</text:p>
      <text:h text:style-name="Heading_20_3" text:outline-level="3">Момент</text:h>
      <text:p text:style-name="P362"><text:span text:style-name="T383">Переменная типа </text:span><text:span text:style-name="Source_20_Text"><text:span text:style-name="T796">момент</text:span></text:span><text:span text:style-name="T383"> содержит значение даты и времени — </text:span><text:span text:style-name="T402">64-битное </text:span><text:span text:style-name="T384">вещественное </text:span><text:span text:style-name="T401">число с двойной точностью</text:span><text:span text:style-name="T384">, означающее </text:span><text:span text:style-name="T383">число суток, прошедшее от «нулевого» момента. </text:span><text:span text:style-name="T390">Целая часть числа соответствует количеств</text:span><text:span text:style-name="T396">у</text:span><text:span text:style-name="T390"> полных суток, а д</text:span><text:span text:style-name="T377">робная — </text:span><text:span text:style-name="T387">суточному </text:span><text:span text:style-name="T377">времени, выраженному в долях суток.</text:span></text:p>
      <text:p text:style-name="P362"><text:span text:style-name="T383">Нулевым моментом считается </text:span><text:span text:style-name="T973">полночь</text:span><text:span text:style-name="T383"> </text:span>1899-12-30 00:00:00. <text:span text:style-name="T386">Б</text:span><text:span text:style-name="T384">олее поздние даты представлены положительными </text:span><text:span text:style-name="T385">числами, более ранние — отрицательными</text:span>.</text:p>
      <text:h text:style-name="P690" text:outline-level="4">Синтаксис</text:h>
      <text:p text:style-name="P271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70">Ключевые слова <text:span text:style-name="Source_20_Text"><text:span text:style-name="T797">момент</text:span></text:span> и <text:span text:style-name="Source_20_Text"><text:span text:style-name="T79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8">12:45:50.25</text:span>` <text:s text:c="5"/>// <text:span text:style-name="T388">время</text:span> в обратных апострофах</text:p>
      <text:p text:style-name="P156">`2023-09-15 <text:span text:style-name="T388">12:45</text:span>` // <text:span text:style-name="T388">дата и время</text:span> в обратных апострофах</text:p>
      <text:p text:style-name="P157">`09-15 <text:span text:style-name="T388">12:</text:span><text:span text:style-name="T393">00</text:span>` <text:s text:c="5"/>// <text:span text:style-name="T393">полдень 15 сентября текущего года</text:span></text:p>
      <text:p text:style-name="P157">`15 <text:span text:style-name="T388">12:</text:span><text:span text:style-name="T393">00</text:span>` <text:s text:c="8"/>// <text:span text:style-name="T393">полдень 15 числа текущего месяца</text:span></text:p>
      <text:p text:style-name="P157">`15` <text:s text:c="14"/>// <text:span text:style-name="T393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9">.</text:span></text:p>
      <text:p text:style-name="P137">Может быть указана только дата, только время или <text:span text:style-name="T391">обе </text:span><text:span text:style-name="T392">части</text:span> <text:span text:style-name="T397">вместе </text:span>— <text:span text:style-name="T390">в последнем случае дата и время разделяются пробелом</text:span>. <text:span text:style-name="T395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00">за ними </text:span>символом «-» — по умолчанию подставляются, соответственно, текущи<text:span text:style-name="T398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4">В качестве </text:span><text:span text:style-name="T399">значения </text:span><text:span text:style-name="T394">секунд можно указать дробное число.</text:span></text:p>
      <text:p text:style-name="P147"><text:span text:style-name="T190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10">в момент</text:span> компиляции программы и <text:span text:style-name="T411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9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8">Значение </text:span><text:span text:style-name="T8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42">Приведение момента к строке выполняется по следующим правилам:</text:p>
      <text:list xml:id="list3192983660" text:style-name="L8">
        <text:list-item>
          <text:p text:style-name="P721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721"><text:span text:style-name="T412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722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723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798">ОшибкаКонвертации</text:span></text:span><text:span text:style-name="T169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889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91" text:outline-level="4">Синтаксис</text:h>
      <text:p text:style-name="P283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3"><text:span text:style-name="T175">Ключевые слова </text:span><text:span text:style-name="Source_20_Text"><text:span text:style-name="T799">логическое</text:span></text:span><text:span text:style-name="T175"> и </text:span><text:span text:style-name="Source_20_Text"><text:span text:style-name="T799">логических</text:span></text:span><text:span text:style-name="T175"> полностью эквивалентны и взаимозаменяемы.</text:span></text:p>
      <text:h text:style-name="P695" text:outline-level="4">Формат литерала</text:h>
      <text:p text:style-name="P274"><text:span text:style-name="T403">В качестве литералов в исходном коде применяются ключевые слова </text:span><text:span text:style-name="Source_20_Text"><text:span text:style-name="T800">да</text:span></text:span><text:span text:style-name="T403"> и </text:span><text:span text:style-name="Source_20_Text"><text:span text:style-name="T800">нет</text:span></text:span><text:span text:style-name="T175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4">истина</text:span> соответствует значени<text:span text:style-name="T404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8">приводится к</text:span> значению "да", а ложь — <text:span text:style-name="T728">к </text:span>значению "<text:span text:style-name="T405">нет". </text:span><text:span text:style-name="T406">При приведении строки к логическому допустимы следующие строковые значения, </text:span><text:span text:style-name="T407">в любом регистре</text:span><text:span text:style-name="T406">:</text:span></text:p>
      <text:p text:style-name="P158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P146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285"><text:soft-page-break/>Любые другие строковые значения вызовут исключение <text:span text:style-name="Source_20_Text"><text:span text:style-name="T788">ОшибкаКонвертации</text:span></text:span>.</text:p>
      <text:h text:style-name="P611" text:outline-level="3">Объект</text:h>
      <text:p text:style-name="P275">Переменная типа <text:span text:style-name="Source_20_Text"><text:span text:style-name="T801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2">объект</text:span></text:span><text:span text:style-name="T720"> можно присвоить значение</text:span><text:span text:style-name="T662"> </text:span><text:span text:style-name="Source_20_Text"><text:span text:style-name="T803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2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6"><text:span text:style-name="T722">Значение типа </text:span><text:span text:style-name="Source_20_Text"><text:span text:style-name="T804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88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33"> </text:span><text:span text:style-name="T676">Присваивание переменной типа </text:span><text:span text:style-name="Source_20_Text"><text:span text:style-name="T805">объект</text:span></text:span><text:span text:style-name="T676"> значения </text:span><text:span text:style-name="Source_20_Text"><text:span text:style-name="T805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59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88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5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692" text:outline-level="4">Синтаксис</text:h>
      <text:p text:style-name="P284">переменн<text:span text:style-name="T647">ые</text:span><text:line-break/> <text:s text:c="3"/><text:span text:style-name="T744">п</text:span>1: <text:span text:style-name="T659">объект</text:span>;<text:line-break/> <text:s text:c="3"/><text:span text:style-name="T744">п</text:span>2: массив <text:span text:style-name="T659">объектов</text:span>;</text:p>
      <text:p text:style-name="P275"><text:span text:style-name="T175">Ключевые слова </text:span><text:span text:style-name="Source_20_Text"><text:span text:style-name="T806">объект</text:span></text:span><text:span text:style-name="T175"> и </text:span><text:span text:style-name="Source_20_Text"><text:span text:style-name="T806">объектов</text:span></text:span><text:span text:style-name="T175"> полностью эквивалентны и взаимозаменяемы.</text:span></text:p>
      <text:h text:style-name="P696" text:outline-level="4">Формат литерала</text:h>
      <text:p text:style-name="P275"><text:span text:style-name="T403">В качестве литерал</text:span><text:span text:style-name="T667">а</text:span><text:span text:style-name="T403"> в исходном коде применя</text:span><text:span text:style-name="T667">е</text:span><text:span text:style-name="T403">тся ключев</text:span><text:span text:style-name="T667">ое</text:span><text:span text:style-name="T403"> слов</text:span><text:span text:style-name="T667">о</text:span><text:span text:style-name="T403"> </text:span><text:span text:style-name="Source_20_Text"><text:span text:style-name="T807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697" text:outline-level="4">Начальное значение</text:h>
      <text:p text:style-name="P150"><text:span text:style-name="T668">Пусто</text:span>.</text:p>
      <text:h text:style-name="P697" text:outline-level="4">Преобразование типов</text:h>
      <text:p text:style-name="P287">Приведение других типов к типу <text:span text:style-name="Source_20_Text"><text:span text:style-name="T788">объект</text:span></text:span> не допускается.</text:p>
      <text:p text:style-name="P144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08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08">пусто</text:span></text:span><text:span text:style-name="T670"> </text:span><text:span text:style-name="T675">приводится к</text:span><text:span text:style-name="T670"> нулю.</text:span></text:p>
      <text:p text:style-name="P515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594" text:outline-level="2"><text:soft-page-break/><text:span text:style-name="T638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78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698" text:outline-level="4">Синтаксис</text:h>
      <text:p text:style-name="P252">Определение массивного типа состоит из ключевого слова <text:span text:style-name="Source_20_Text"><text:span text:style-name="T788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640">,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13"> </text:span><text:span text:style-name="Source_20_Text"><text:span text:style-name="T809">массивов</text:span></text:span><text:span text:style-name="T640"> и т. п.</text:span></text:p>
      <text:p text:style-name="P280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5">Ключевые слова <text:span text:style-name="Source_20_Text"><text:span text:style-name="T788">массив</text:span></text:span> и <text:span text:style-name="Source_20_Text"><text:span text:style-name="T788">массивов</text:span></text:span> полностью эквивалентны и взаимозаменяемы.</text:p>
      <text:p text:style-name="P277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06">Для работы с массивами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4">длина(м1, 1);</text:span><text:span text:style-name="T654"><text:line-break/> <text:s text:c="3"/>м1[0] := 10;<text:line-break/> <text:s text:c="3"/></text:span><text:span text:style-name="T1114">длина(м2, 2);</text:span><text:span text:style-name="T654"><text:line-break/> <text:s text:c="3"/></text:span><text:span text:style-name="T1114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45">Явное п</text:span>риведение массивов к другим типам данных запрещено.</text:p>
      <text:p text:style-name="P260">Переменной типа <text:span text:style-name="Source_20_Text"><text:span text:style-name="T788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612" text:outline-level="3"><text:soft-page-break/>Словарь</text:h>
      <text:p text:style-name="P250">Переменная типа <text:span text:style-name="Source_20_Text"><text:span text:style-name="T860">словарь</text:span></text:span> содержит несколько однотипных значений, каждому из которых соответствует <text:span text:style-name="T1093">значение ключа, уникальное в пределах словаря</text:span>. <text:span text:style-name="T1093">Ключи в словаре отсортированы в порядке возрастания. </text:span><text:span text:style-name="T639">Элементы </text:span><text:span text:style-name="T1093">словаря</text:span><text:span text:style-name="T639"> могут иметь любой тип — простой или составной, </text:span><text:span text:style-name="T1096">а </text:span><text:span text:style-name="T1093">ключи — любой из простых типов</text:span><text:span text:style-name="T639">.</text:span></text:p>
      <text:h text:style-name="P699" text:outline-level="4">Синтаксис</text:h>
      <text:p text:style-name="P254">Определение <text:span text:style-name="T1094">словарного</text:span> типа состоит из ключевого слова <text:span text:style-name="Source_20_Text"><text:span text:style-name="T861">словарь</text:span></text:span> и следующего за ним определения типа элемента <text:span text:style-name="T1094">словаря; после этого следует слово </text:span><text:span text:style-name="Source_20_Text"><text:span text:style-name="T1094">ключ</text:span></text:span><text:span text:style-name="T1094"> и </text:span><text:span text:style-name="T1095">ключевое слово, указывающее тип ключа</text:span>. <text:span text:style-name="T1377">Затем, если ключ словаря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29">константное</text:span><text:span text:style-name="T1377"> </text:span><text:span text:style-name="T1383">выражение </text:span><text:span text:style-name="T1429">дробного типа</text:span><text:span text:style-name="T1377">, определяющее точность сравнения ключей.</text:span></text:p>
      <text:p text:style-name="P254"><text:span text:style-name="T109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78">Определением типа ключа может </text:span><text:span text:style-name="T1379">быть </text:span><text:span text:style-name="T1378">только ключевое слово простого типа данных.</text:span></text:p>
      <text:p text:style-name="P418">тип<text:line-break/> <text:s text:c="3"/>т<text:span text:style-name="T1098">С</text:span>Ц = <text:span text:style-name="T1098">словарь</text:span> целых <text:span text:style-name="T1099">ключ строка</text:span>;<text:line-break/> <text:s text:c="3"/><text:span text:style-name="T643">т</text:span><text:span text:style-name="T1098">СМ</text:span><text:span text:style-name="T655">Д</text:span><text:span text:style-name="T656">кС</text:span><text:span text:style-name="T643"> = словар</text:span><text:span text:style-name="T1098">ь массивов</text:span><text:span text:style-name="T643"> дробных ключ символ;</text:span><text:line-break/>переменная<text:line-break/> <text:s text:c="3"/><text:span text:style-name="T642">мой</text:span><text:span text:style-name="T1099">Словарь</text:span><text:span text:style-name="T642">: </text:span><text:span text:style-name="T1099">словарь</text:span><text:span text:style-name="T642"> </text:span><text:span text:style-name="T644">моментов </text:span><text:span text:style-name="T1099">ключ объект</text:span><text:span text:style-name="T642">;<text:line-break/> <text:s text:c="3"/>ещё</text:span><text:span text:style-name="T1100">Словарь</text:span><text:span text:style-name="T642">: словар</text:span><text:span text:style-name="T1100">ь</text:span><text:span text:style-name="T642"> структур<text:line-break/> <text:s text:c="7"/>поле1: символ;<text:line-break/> <text:s text:c="7"/>поле2: строка;</text:span></text:p>
      <text:p text:style-name="P418"><text:s text:c="4"/><text:span text:style-name="T642">окончание ключ строка;</text:span></text:p>
      <text:p text:style-name="P256">Ключевые слова <text:span text:style-name="Source_20_Text"><text:span text:style-name="T862">словарь</text:span></text:span> и <text:span text:style-name="Source_20_Text"><text:span text:style-name="T862">словарей</text:span></text:span> полностью эквивалентны и взаимозаменяемы.</text:p>
      <text:p text:style-name="P278"><text:span text:style-name="T657">В исходном коде программы д</text:span>ля обращения к элементу <text:span text:style-name="T1101">словаря</text:span> <text:span text:style-name="T658">нужно указать </text:span><text:span text:style-name="T1101">ключ</text:span> элемента в квадратных скобках после имени переменной-<text:span text:style-name="T1101">словаря</text:span>. <text:span text:style-name="T1106">Для </text:span><text:span text:style-name="T1113">добавления в словарь пары ключ-значение можно использовать инструкцию присваивания. Кроме того, для </text:span><text:span text:style-name="T1106">работы с</text:span><text:span text:style-name="T1113">о</text:span><text:span text:style-name="T1106"> </text:span><text:span text:style-name="T1113">словарями</text:span><text:span text:style-name="T1106">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</text:span></text:p>
      <text:p text:style-name="P418">переменная<text:line-break/> <text:s text:c="3"/><text:span text:style-name="T1102">сл</text:span>1: <text:span text:style-name="T1102">словарь</text:span> целых <text:span text:style-name="T1102">ключ </text:span><text:span text:style-name="T1115">символ</text:span>;<text:line-break/> <text:s text:c="3"/><text:span text:style-name="T1102">сл</text:span>2: <text:span text:style-name="T1102">словарь словарей</text:span> моментов <text:span text:style-name="T1102">ключ целое ключ строка</text:span>;<text:line-break/><text:span text:style-name="T654">начало<text:line-break/> <text:s text:c="3"/></text:span><text:span text:style-name="T1102">сл</text:span><text:span text:style-name="T654">1['0'] := 10;<text:line-break/> <text:s text:c="3"/></text:span><text:span text:style-name="T1102">сл</text:span><text:span text:style-name="T654">2["</text:span><text:span text:style-name="T1103">первый</text:span><text:span text:style-name="T654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4">не превышает</text:span> указанного значения <text:span text:style-name="T1381">точности</text:span>.</text:p>
      <text:p text:style-name="Исходный_20_код">переменная<text:line-break/> <text:s text:c="3"/><text:span text:style-name="T1380">сл: словарь строк ключ дробное точность 0.01;</text:span><text:line-break/>начало<text:line-break/> <text:s text:c="3"/><text:span text:style-name="T1380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2">и строковое значение "Снова нуль" будет присвоено </text:span><text:span text:style-name="T1430">ранее добавленному </text:span><text:span text:style-name="T1382">нулевому ключу</text:span>.</text:p>
      <text:h text:style-name="P701" text:outline-level="4"><text:soft-page-break/>Начальное значение</text:h>
      <text:p text:style-name="P258">Пустой <text:span text:style-name="T1104">словарь</text:span>.</text:p>
      <text:h text:style-name="P701" text:outline-level="4">Преобразование типов</text:h>
      <text:p text:style-name="P261"><text:span text:style-name="T645">Явное п</text:span>риведение <text:span text:style-name="T1105">словарей</text:span> к другим типам данных запрещено.</text:p>
      <text:p text:style-name="P261">Переменной типа <text:span text:style-name="Source_20_Text"><text:span text:style-name="T863">словарь</text:span></text:span> можно присвоить значение — <text:span text:style-name="T1105">словарь</text:span>, состоящий из элементов такого же типа или типа, совместимого по присваиванию, <text:span text:style-name="T1116">при условии точного совпадения типов ключей</text:span>. <text:span text:style-name="T646">Например, </text:span><text:span text:style-name="T1105">словарю</text:span><text:span text:style-name="T646"> дробных можно присвоить </text:span><text:span text:style-name="T1105">словарь</text:span><text:span text:style-name="T646"> целых, а </text:span><text:span text:style-name="T1105">словарю</text:span><text:span text:style-name="T646"> строк можно присвоить </text:span><text:span text:style-name="T1105">словарь</text:span><text:span text:style-name="T646"> символов.</text:span></text:p>
      <text:h text:style-name="P613" text:outline-level="3">Структура</text:h>
      <text:p text:style-name="P251">Переменная типа <text:span text:style-name="Source_20_Text"><text:span text:style-name="T864">структура</text:span></text:span> содержит <text:span text:style-name="T1118">одно или несколько</text:span> <text:span text:style-name="T1118">именованных</text:span> значений <text:span text:style-name="T1118">различных типов, называемых полями структуры; значением структурной переменной является совокупность значений всех её полей. </text:span><text:span text:style-name="T111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00" text:outline-level="4">Синтаксис</text:h>
      <text:p text:style-name="P253">Определение <text:span text:style-name="T1119">структурного</text:span> типа <text:span text:style-name="T1119">начинается ключевым словом</text:span> <text:span text:style-name="Source_20_Text"><text:span text:style-name="T865">структура</text:span></text:span> и <text:span text:style-name="T1119">заканчивается ключевым словом </text:span><text:span text:style-name="Source_20_Text"><text:span text:style-name="T1124">окончание</text:span></text:span><text:span text:style-name="T1119">, между которыми располагаются определения полей структуры</text:span>. <text:span text:style-name="T1119">Определения полей </text:span><text:span text:style-name="T112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97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20">Стр</text:span> = <text:span text:style-name="T112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1">словарь объектов ключ строка</text:span><text:span text:style-name="T1120">;<text:line-break/> <text:s text:c="7"/>конец;<text:line-break/> <text:s text:c="3"/>окончание</text:span>;<text:line-break/>переменная<text:line-break/> <text:s text:c="3"/><text:span text:style-name="T1122">точка</text:span><text:span text:style-name="T642">: </text:span><text:span text:style-name="T1122">структура х, у: целое</text:span><text:span text:style-name="T642">; </text:span><text:span text:style-name="T1122">конец;<text:line-break/> <text:s text:c="3"/>люди: массив структур<text:line-break/> <text:s text:c="7"/>фамилия, </text:span><text:span text:style-name="T1128">имя, отчество</text:span><text:span text:style-name="T1122">: строка;<text:line-break/> <text:s text:c="7"/></text:span><text:span text:style-name="T1128">ДР</text:span><text:span text:style-name="T1122">: </text:span><text:span text:style-name="T1128">момент</text:span><text:span text:style-name="T1122">;<text:line-break/> <text:s text:c="3"/>конец;</text:span></text:p>
      <text:p text:style-name="P279"><text:span text:style-name="T657">В исходном коде программы д</text:span>ля обращения к <text:span text:style-name="T1123">полю структуры</text:span> <text:span text:style-name="T658">нужно указать </text:span><text:span text:style-name="T1125">имя поля, отделив его от имени переменной знаком «</text:span><text:span text:style-name="Source_20_Text"><text:span text:style-name="T1125">.</text:span></text:span><text:span text:style-name="T1125">»</text:span><text:span text:style-name="T1107">. </text:span><text:span text:style-name="T1127">Аналогичным образом можно обращаться к полям вложенных структур.</text:span></text:p>
      <text:p text:style-name="P419">переменная<text:line-break/> <text:s text:c="3"/><text:span text:style-name="T1102">с</text:span><text:span text:style-name="T1125">тр</text:span>: <text:span text:style-name="T112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5">стр.п1 := "значение"</text:span><text:span text:style-name="T654">;<text:line-break/> <text:s text:c="3"/></text:span><text:span text:style-name="T1125">стр.п2.п1 := 10</text:span><text:span text:style-name="T654">;<text:line-break/>окончание.</text:span></text:p>
      <text:h text:style-name="P702" text:outline-level="4">Начальное значение</text:h>
      <text:p text:style-name="P259"><text:span text:style-name="T1125">Все поля структуры имеют начальные значения, </text:span><text:span text:style-name="T1126">соответствующие их типам</text:span>.</text:p>
      <text:h text:style-name="P702" text:outline-level="4">Преобразование типов</text:h>
      <text:p text:style-name="P262"><text:span text:style-name="T645">Явное п</text:span>риведение <text:span text:style-name="T1126">структур</text:span> к другим типам данных запрещено.</text:p>
      <text:p text:style-name="Text_20_body"><text:span text:style-name="T1117">Переменной типа </text:span><text:span text:style-name="Source_20_Text"><text:span text:style-name="T866">структура</text:span></text:span><text:span text:style-name="T1117"> можно присвоить значение — </text:span><text:span text:style-name="T112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2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89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44">Операции в выражениях выполняются в порядке </text:span><text:span text:style-name="T738">возрастания</text:span><text:span text:style-name="T944"> приоритета </text:span><text:span text:style-name="T733">(чем меньше приоритет, тем раньше — </text:span><text:span text:style-name="T1129">см. табл. ниже</text:span><text:span text:style-name="T733">)</text:span><text:span text:style-name="T944">. Равноприоритетные операции выполняются по порядку слева направо. </text:span><text:span text:style-name="T735">Д</text:span><text:span text:style-name="T426">ля бинарных операций сначала вычисляется левый, а затем правый операнд</text:span><text:span text:style-name="T944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5">значения</text:span><text:span text:style-name="T944"> выражения.</text:span></text:p>
      <text:p text:style-name="P343"><text:span text:style-name="T1148">О</text:span>перации <text:span text:style-name="T1148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48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45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5">т</text:span>.</text:p>
      <text:p text:style-name="P8">Сложение и вычитание определены для <text:span text:style-name="T746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4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50688195" text:style-name="L9">
        <text:list-item>
          <text:p text:style-name="P725">символы можно сравнивать с символами, но не со строками;</text:p>
        </text:list-item>
        <text:list-item>
          <text:p text:style-name="P726">строки можно сравнивать со строками, но не с символами;</text:p>
        </text:list-item>
        <text:list-item>
          <text:p text:style-name="P724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727">моменты можно сравнивать с моментами;</text:p>
        </text:list-item>
        <text:list-item>
          <text:p text:style-name="P727">логические <text:span text:style-name="T52">значения</text:span> можно сравнивать <text:span text:style-name="T48">между собой:</text:span> <text:span text:style-name="Source_20_Text"><text:span text:style-name="T788">да</text:span></text:span> больше, чем <text:span text:style-name="Source_20_Text"><text:span text:style-name="T788">нет</text:span></text:span>.</text:p>
        </text:list-item>
        <text:list-item>
          <text:p text:style-name="P728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88">объект</text:span></text:span>. <text:span text:style-name="T730">При сравнении объектов значение </text:span><text:span text:style-name="Source_20_Text"><text:span text:style-name="T810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51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88">Не</text:span></text:span><text:span text:style-name="Source_20_Text"><text:span text:style-name="T811">верное</text:span></text:span><text:span text:style-name="Source_20_Text"><text:span text:style-name="T788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595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53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53">У</text:span>нарное отрицание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590" text:outline-level="1" text:is-list-header="true">Инструкции</text:h>
      <text:h text:style-name="Heading_20_2" text:outline-level="2">Знак «;»</text:h>
      <text:p text:style-name="P482"><text:span text:style-name="T1301">После каждой инструкции</text:span> <text:span text:style-name="T1292">в языке Клаус </text:span><text:span text:style-name="T1301">требуется</text:span> знак «<text:span text:style-name="Source_20_Text">;</text:span>» <text:span text:style-name="T1302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4003288116" text:style-name="L10">
        <text:list-item>
          <text:p text:style-name="P729"><text:span text:style-name="T1303">в</text:span><text:span text:style-name="T1290"> условном ветвлении перед ключевым словом </text:span><text:span text:style-name="Source_20_Text"><text:span text:style-name="T1290">иначе</text:span></text:span><text:span text:style-name="T1290">, если оно есть;</text:span></text:p>
        </text:list-item>
        <text:list-item>
          <text:p text:style-name="P730"><text:span text:style-name="T1303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291">за исключением окончания тела основной программы, где требуется знак «</text:span><text:span text:style-name="Source_20_Text"><text:span text:style-name="T1291">.</text:span></text:span><text:span text:style-name="T1291">» </text:span><text:span text:style-name="T1302">(точка)</text:span>.</text:p>
      <text:h text:style-name="P596" text:outline-level="2"><text:span text:style-name="T1426">И</text:span><text:span text:style-name="T1400">нструкция </text:span><text:span text:style-name="T1384">п</text:span>рисваивани<text:span text:style-name="T1400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6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614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4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15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05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05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05">побитовое «</text:span>Искл<text:span text:style-name="T1305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6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07">Г |= 8; // устанавливает единицу в </text:span><text:span text:style-name="T1315">3-</text:span><text:span text:style-name="T1308">м</text:span><text:span text:style-name="T1307"> </text:span><text:span text:style-name="T1314">(считая от 0) </text:span><text:span text:style-name="T1307">бите переменной Г</text:span></text:p>
      <text:p text:style-name="P9">окончание;</text:p>
      <text:h text:style-name="P614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4427066" text:style-name="L11">
        <text:list-item>
          <text:p text:style-name="P731">Строковой переменной может быть присвоено символьное значение, но не наоборот;</text:p>
        </text:list-item>
        <text:list-item>
          <text:p text:style-name="P731">Дробной переменной может быть присвоено целое значение, но не наоборот;</text:p>
        </text:list-item>
        <text:list-item>
          <text:p text:style-name="P731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993897884" text:style-name="L12">
        <text:list-item>
          <text:p text:style-name="P732">Массиву может быть присвоен массив, состоящий из элементов совместимого типа;</text:p>
        </text:list-item>
        <text:list-item>
          <text:p text:style-name="P732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32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14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1">Инструкция в</text:span>ызов<text:span text:style-name="T1401">а</text:span> подпрограмм<text:span text:style-name="T1401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597" text:outline-level="2"><text:span text:style-name="T1384">Ничего — п</text:span>устая инструкция</text:h>
      <text:p text:style-name="P213">Пустая инструкция записывается ключевым словом <text:span text:style-name="Source_20_Text"><text:span text:style-name="T812">ничего</text:span></text:span><text:span text:style-name="T1273">:</text:span></text:p>
      <text:p text:style-name="P517"><text:span text:style-name="T536">начало</text:span><text:line-break/> <text:s text:c="3"/>ничего;<text:line-break/><text:span text:style-name="T536">окончание;</text:span></text:p>
      <text:p text:style-name="P213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7"><text:span text:style-name="T537">начало</text:span><text:line-break/> <text:s text:c="3"/>если <text:span text:style-name="T1425">В</text:span>сёХорошо то ничего<text:line-break/> <text:s text:c="3"/>иначе <text:span text:style-name="T1242">сообщить</text:span>("Что-то пошло не так!");<text:line-break/><text:span text:style-name="T537">окончание;</text:span></text:p>
      <text:h text:style-name="P598" text:outline-level="2"><text:span text:style-name="T1385">Завершить — з</text:span>авершени<text:span text:style-name="T1226">е</text:span> программы</text:h>
      <text:p text:style-name="P217">Для завершения работы программы используется инструкция <text:span text:style-name="Source_20_Text"><text:span text:style-name="T1316">завершить</text:span></text:span>:</text:p>
      <text:p text:style-name="P534"><text:soft-page-break/>завершить;<text:line-break/><text:span text:style-name="T1458">завершить 0;<text:line-break/>завершить кодОшибки;</text:span></text:p>
      <text:p text:style-name="P217">где <text:span text:style-name="Source_20_Text"><text:span text:style-name="T788">код</text:span></text:span><text:span text:style-name="Source_20_Text"><text:span text:style-name="T867">Ошибки</text:span>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9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3">завершить</text:span></text:span><text:span text:style-name="T547">, то код завершения по умолчанию будет равен нулю. </text:span><text:span text:style-name="T1459">Аналогично, инструкция </text:span><text:span text:style-name="Source_20_Text"><text:span text:style-name="T1459">завершить</text:span></text:span><text:span text:style-name="T1459"> вызывает успешное завершение программы, если код не указан явно.</text:span></text:p>
      <text:p text:style-name="P219">Инструкция <text:span text:style-name="Source_20_Text"><text:span text:style-name="T788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88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4">завершить</text:span></text:span><text:span text:style-name="T549"> вызвала исключение.</text:span></text:p>
      <text:h text:style-name="Heading_20_2" text:outline-level="2"><text:span text:style-name="T1386">Вернуть — в</text:span>озврат <text:span text:style-name="T565">из подпрограммы</text:span></text:h>
      <text:p text:style-name="P480">Инструкция возврата используется для <text:span text:style-name="T1317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3">функции</text:span>.</text:p>
      <text:p text:style-name="P488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52">начало<text:line-break/> <text:s text:c="3"/>вернуться;<text:line-break/>окончание;</text:span></text:p>
      <text:p text:style-name="P222">Ключевые слова <text:span text:style-name="Source_20_Text"><text:span text:style-name="T788">вернуть</text:span></text:span> и <text:span text:style-name="Source_20_Text"><text:span text:style-name="T788">вернуться</text:span></text:span> полностью эквивалентны <text:span text:style-name="T568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5">вернуть</text:span></text:span><text:span text:style-name="T554">, то она вернёт нулевое начальное значение соответствующего типа.</text:span></text:p>
      <text:p text:style-name="P221">Для процедур <text:span text:style-name="T569">указывать </text:span>возвращаем<text:span text:style-name="T553">о</text:span>е значение не допускается.</text:p>
      <text:p text:style-name="P223">Если инструкция <text:span text:style-name="Source_20_Text"><text:span text:style-name="T788">вернуть</text:span></text:span> выполняется в теле основной программы, то она работает в точности так же, как инструкция <text:span text:style-name="Source_20_Text"><text:span text:style-name="T788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20">Если инструкция <text:span text:style-name="Source_20_Text"><text:span text:style-name="T816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17">вернуть</text:span></text:span><text:span text:style-name="T549"> вызвала исключение.</text:span></text:p>
      <text:h text:style-name="Heading_20_2" text:outline-level="2"><text:soft-page-break/><text:span text:style-name="T1387">Начало-конец — с</text:span>оставной блок инструкций</text:h>
      <text:p text:style-name="P224">Составной блок<text:span text:style-name="T579"> </text:span>представляет собой инструкцию, которая может содержать <text:span text:style-name="T994">одну или </text:span>несколько других инструкций и предоставл<text:span text:style-name="T747">я</text:span><text:span text:style-name="T593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788">начало</text:span></text:span> и заканчивается словом <text:span text:style-name="Source_20_Text"><text:span text:style-name="T788">конец</text:span></text:span> или <text:span text:style-name="Source_20_Text"><text:span text:style-name="T788">окончание</text:span></text:span>. <text:span text:style-name="T574">Ключевые с</text:span><text:span text:style-name="T570">лова </text:span><text:span text:style-name="Source_20_Text"><text:span text:style-name="T818">конец</text:span></text:span><text:span text:style-name="T570"> и </text:span><text:span text:style-name="Source_20_Text"><text:span text:style-name="T818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3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5">ые</text:span><text:span text:style-name="T571"> составны</text:span><text:span text:style-name="T995">е</text:span><text:span text:style-name="T571"> блок</text:span><text:span text:style-name="T995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18">а фактически их требуется несколько</text:span> — в условных ветвлениях, в циклах, в <text:span text:style-name="T1309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7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48">одна за другой</text:span>. Если при выполнении<text:span text:style-name="T582"> </text:span><text:span text:style-name="T1284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88">исключение</text:span></text:span> или <text:span text:style-name="Source_20_Text"><text:span text:style-name="T788">исключения</text:span></text:span>.</text:p>
      <text:p text:style-name="P230">начало<text:line-break/> <text:s text:c="3"/><text:span text:style-name="T1311">выполнитьОдно</text:span>();<text:line-break/> <text:s text:c="3"/>выполнить<text:span text:style-name="T1311">Второе</text:span>();<text:line-break/> <text:s text:c="3"/><text:span text:style-name="T1311">выполнитьТретье</text:span><text:span text:style-name="T1310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88">бросить</text:span></text:span>.</text:p>
      <text:p text:style-name="P234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88">когда.</text:span></text:span><text:span text:style-name="Source_20_Text"><text:span text:style-name="T14">..</text:span></text:span><text:span text:style-name="Source_20_Text"><text:span text:style-name="T788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49">ое</text:span><text:span text:style-name="T587"> тогда сообщить("Какая-то неожиданная ошибка!");</text:span><text:line-break/>конец;</text:p>
      <text:p text:style-name="P237"><text:span text:style-name="T631">Составной б</text:span>лок может заканчиваться секцией гарантированного завершения.</text:p>
      <text:p text:style-name="P235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19">прервать</text:span></text:span><text:span text:style-name="T590">, </text:span><text:span text:style-name="Source_20_Text"><text:span text:style-name="T819">продолжить</text:span></text:span><text:span text:style-name="T590">, </text:span><text:span text:style-name="Source_20_Text"><text:span text:style-name="T819">вернуть</text:span></text:span><text:span text:style-name="T590"> и </text:span><text:span text:style-name="Source_20_Text"><text:span text:style-name="T819">завершить</text:span></text:span><text:span text:style-name="T590">.</text:span></text:p>
      <text:p text:style-name="P236">Секция гарантированного завершения начинается ключевым словом <text:span text:style-name="Source_20_Text"><text:span text:style-name="T788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6"><text:s text:c="4"/><text:span text:style-name="T592">вернуть 0;</text:span></text:p>
      <text:p text:style-name="P248">исключение</text:p>
      <text:p text:style-name="P246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599" text:outline-level="2"><text:span text:style-name="T1399">Когда-</text:span><text:span text:style-name="T1427">тогда</text:span><text:span text:style-name="T1388"> — п</text:span>ерехват исключени<text:span text:style-name="T1388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0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8">Инструкция начинается ключевым словом <text:span text:style-name="Source_20_Text"><text:span text:style-name="T788">когда</text:span></text:span>, за которым следует одно из трёх:</text:p>
      <text:list xml:id="list1018084667" text:style-name="L13">
        <text:list-item>
          <text:p text:style-name="P733"><text:span text:style-name="T1323">о</text:span><text:span text:style-name="T1312">дно или несколько</text:span> имён исключений через запятую;</text:p>
        </text:list-item>
        <text:list-item>
          <text:p text:style-name="P733"><text:span text:style-name="T1323">о</text:span>пределение переменной исключения;</text:p>
        </text:list-item>
        <text:list-item>
          <text:p text:style-name="P733"><text:span text:style-name="T1323">к</text:span>лючевое слово <text:span text:style-name="Source_20_Text"><text:span text:style-name="T788">любое</text:span></text:span> (или <text:span text:style-name="Source_20_Text"><text:span text:style-name="T788">любой</text:span></text:span>, <text:span text:style-name="Source_20_Text"><text:span text:style-name="T788">любая</text:span></text:span>).</text:p>
        </text:list-item>
      </text:list>
      <text:p text:style-name="P239">Далее следует ключевое слово <text:span text:style-name="Source_20_Text"><text:span text:style-name="T788">тогда</text:span></text:span>, а за ним тело инструкции <text:span text:style-name="T604">перехвата</text:span> — ровно одна инструкция <text:span text:style-name="T1313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39"><text:span text:style-name="T605">Чтобы просто подавить исключение, телом инструкции перехвата может быть инструкция </text:span><text:span text:style-name="Source_20_Text"><text:span text:style-name="T821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2">бросить</text:span></text:span><text:span text:style-name="T613">.</text:span></text:p>
      <text:p text:style-name="P241"><text:soft-page-break/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1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1"><text:s text:c="8"/><text:span text:style-name="T600">бросить;</text:span></text:p>
      <text:p text:style-name="P242"><text:s text:c="4"/><text:span text:style-name="T600">конец;</text:span></text:p>
      <text:p text:style-name="P242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5"><text:span text:style-name="T750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8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3">имя_исключения()</text:span></text:span><text:span text:style-name="T626"> и </text:span><text:span text:style-name="Source_20_Text"><text:span text:style-name="T823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3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88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4">Переменная представляет собой структуру, которая содержит:</text:p>
      <text:list xml:id="list2562000378" text:style-name="L14">
        <text:list-item>
          <text:p text:style-name="P735">Поле <text:span text:style-name="Source_20_Text"><text:span text:style-name="T788">текст</text:span></text:span> строкового типа, содержащее текст сообщения об ошибке;</text:p>
        </text:list-item>
        <text:list-item>
          <text:p text:style-name="P734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3">об ошибке </text:span><text:span text:style-name="T621">содержал спецификаторы вида </text:span><text:span text:style-name="Source_20_Text"><text:span text:style-name="T789">%(</text:span></text:span><text:span text:style-name="Source_20_Text"><text:span text:style-name="T859">имя</text:span></text:span><text:span text:style-name="Source_20_Text"><text:span text:style-name="T789">)</text:span></text:span><text:span text:style-name="T621">, то в момент перехвата поле </text:span><text:span text:style-name="Source_20_Text"><text:span text:style-name="T789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1">формированию</text:span><text:span text:style-name="T622"> текста сообщения </text:span><text:span text:style-name="T623">об ошибке; </text:span><text:span text:style-name="T752">для того, чтобы изменить текст сообщения, нужно присвоить новое значение полю </text:span><text:span text:style-name="Source_20_Text"><text:span text:style-name="T790">текст</text:span></text:span><text:span text:style-name="T622">.</text:span></text:p>
      <text:p text:style-name="P338">Модификация <text:span text:style-name="T1324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88">бросить</text:span></text:span>.</text:p>
      <text:h text:style-name="Heading_20_2" text:outline-level="2"><text:span text:style-name="T1389">Ошибка — с</text:span>оздани<text:span text:style-name="T1227">е</text:span> исключения</text:h>
      <text:p text:style-name="P339"><text:span text:style-name="T942">Эта и</text:span>нструкция применяется для того, чтобы прервать последовательно<text:span text:style-name="T1281">сть</text:span> выполнени<text:span text:style-name="T1281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4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78">Инструкции, следующие </text:span><text:span text:style-name="T1279">после</text:span><text:span text:style-name="T1278"> инструкци</text:span><text:span text:style-name="T1279">и</text:span><text:span text:style-name="T1278"> </text:span><text:span text:style-name="Source_20_Text"><text:span text:style-name="T1278">ошибка</text:span></text:span><text:span text:style-name="T1278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77">завершено</text:span> с кодом -1.</text:p>
      <text:p text:style-name="P344"><text:soft-page-break/><text:span text:style-name="T940">исключение<text:line-break/> <text:s text:c="3"/>МояОшибка</text:span><text:span text:style-name="T941">(п1, п2: целое; п3: строка) сообщение "Тут какая-то ошибка";</text:span><text:line-break/><text:span text:style-name="T940"> <text:s text:c="3"/></text:span><text:span text:style-name="T941">Ещё</text:span><text:span text:style-name="T940">Ошибка</text:span><text:span text:style-name="T941">(стр, симв: целое);</text:span><text:line-break/>начало<text:line-break/> <text:s text:c="3"/>ошибка ОшибкаВыполнения;<text:line-break/> <text:s text:c="3"/><text:span text:style-name="T939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37">Если для исключения определены параметры</text:span><text:span text:style-name="T935">, </text:span><text:span text:style-name="T937">то</text:span><text:span text:style-name="T935"> текст сообщения об ошибке может содержать спецификаторы вида </text:span><text:span text:style-name="Source_20_Text"><text:span text:style-name="T935">%(имя)</text:span></text:span><text:span text:style-name="T935">, </text:span><text:span text:style-name="T936">где </text:span><text:span text:style-name="Source_20_Text"><text:span text:style-name="T936">имя</text:span></text:span><text:span text:style-name="T936"> — имя параметра исключения. </text:span><text:span text:style-name="T938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0">Бросить — в</text:span>оссоздание исключения</text:h>
      <text:p text:style-name="P477">Эта инструкция <text:span text:style-name="T1274">записывается ключевым словом </text:span><text:span text:style-name="Source_20_Text"><text:span text:style-name="T1274">бросить</text:span></text:span><text:span text:style-name="T1274">. Её можно применять только в </text:span><text:span text:style-name="T1319">секции обработки исключений составного блока</text:span><text:span text:style-name="T1274">: она прерывает </text:span><text:span text:style-name="T1275">последовательно</text:span><text:span text:style-name="T1280">сть</text:span><text:span text:style-name="T1275"> выполнени</text:span><text:span text:style-name="T1280">я</text:span><text:span text:style-name="T1275"> и воссоздаёт то же самое исключение, которое </text:span><text:span text:style-name="T1320">привело к передаче управления в </text:span><text:span text:style-name="T1321">данную </text:span><text:span text:style-name="T1320">секцию обработки исключений</text:span><text:span text:style-name="T1275">.</text:span></text:p>
      <text:p text:style-name="P477"><text:span text:style-name="T1276">Инструкции, следующие после инструкции </text:span><text:span text:style-name="Source_20_Text"><text:span text:style-name="T1276">бросить</text:span></text:span><text:span text:style-name="T1276">, не выполняются. Вместо этого управление передаётся в </text:span><text:span text:style-name="T1325">секцию обработки исключений, расположенную в </text:span><text:span text:style-name="T1276">ближайш</text:span><text:span text:style-name="T1325">ем</text:span><text:span text:style-name="T1276"> объемлющ</text:span><text:span text:style-name="T1325">ем</text:span><text:span text:style-name="T1276"> составно</text:span><text:span text:style-name="T1325">м</text:span><text:span text:style-name="T1276"> блок</text:span><text:span text:style-name="T1325">е</text:span><text:span text:style-name="T1276">. </text:span><text:span text:style-name="T1282">Е</text:span><text:span text:style-name="T1276">сли такой блок <text:s/>отсутствует, </text:span><text:span text:style-name="T1282">выполнение </text:span><text:span text:style-name="T1276">программ</text:span><text:span text:style-name="T1282">ы</text:span><text:span text:style-name="T1276"> </text:span><text:span text:style-name="T1282">будет </text:span><text:span text:style-name="T1276">заверш</text:span><text:span text:style-name="T1282">ено</text:span><text:span text:style-name="T1276"> с кодом -1.</text:span></text:p>
      <text:p text:style-name="P479">Если параметры исключения или текст сообщения об ошибке были модифицированы в <text:span text:style-name="T1322">секции обработки исключений</text:span>, то исключение будет воссоздано с новыми значениями.</text:p>
      <text:h text:style-name="Heading_20_2" text:outline-level="2"><text:span text:style-name="T1391">Если-то-иначе — </text:span><text:span text:style-name="T1402">у</text:span><text:span text:style-name="T1182">словно</text:span><text:span text:style-name="T1228">е</text:span><text:span text:style-name="T1182"> </text:span>ветвлени<text:span text:style-name="T1228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83">условие — </text:span><text:span text:style-name="T1187">значение или </text:span>выражение логического типа. <text:span text:style-name="T1183">Далее следует ключевое слово </text:span><text:span text:style-name="Source_20_Text"><text:span text:style-name="T1183">то</text:span></text:span><text:span text:style-name="T1183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8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84">н</text:span>ачало<text:line-break/> <text:s text:c="3"/><text:span text:style-name="T118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88">начало</text:span><text:span text:style-name="T1184"><text:line-break/> <text:s text:c="7"/>вывести("Н больше или равно М");<text:line-break/> <text:s text:c="7"/></text:span><text:span text:style-name="T1188">если Н &gt; М то вывести("Всё-таки больше");</text:span><text:span text:style-name="T1184"><text:line-break/> <text:s text:c="3"/></text:span><text:span text:style-name="T1188">конец;</text:span><text:line-break/>конец;</text:p>
      <text:p text:style-name="Text_20_body"><text:soft-page-break/>Если требуется <text:span text:style-name="T1186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8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2">Выбор-из — м</text:span>ноговариантн<text:span text:style-name="T1229">ый</text:span> выбор</text:h>
      <text:p text:style-name="P449">Эта инструкция применяется для выполнения <text:span text:style-name="T1220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21">ключевым </text:span>словом <text:span text:style-name="Source_20_Text">выбор</text:span>, за которым следует <text:span text:style-name="T1413">выбираемое</text:span><text:span text:style-name="T1192"> значение — буквальное </text:span>значение или выражение простого типа. <text:span text:style-name="T1405">З</text:span><text:span text:style-name="T1377">атем, если </text:span><text:span text:style-name="T1414">выбираемое</text:span><text:span text:style-name="T1405"> значение</text:span><text:span text:style-name="T1377">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31">константное </text:span><text:span text:style-name="T1383">выражение </text:span><text:span text:style-name="T1431">дробного типа</text:span><text:span text:style-name="T1377">, определяющее точность сравнения. </text:span>Далее следует слово <text:span text:style-name="Source_20_Text">из</text:span>, <text:span text:style-name="T1406">а </text:span>за <text:span text:style-name="T1406">ним</text:span> тело инструкции <text:span text:style-name="T1285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6">а</text:span> <text:span text:style-name="T1191">за ним ровно одна инструкция </text:span><text:span text:style-name="T1196">и знак «</text:span><text:span text:style-name="Source_20_Text"><text:span text:style-name="T1196">;</text:span></text:span><text:span text:style-name="T1196">».</text:span><text:span text:style-name="T1191"> </text:span><text:span text:style-name="T1196">Эта инструкция </text:span><text:span text:style-name="T1191">будет выполнена в том случае, если </text:span><text:span text:style-name="T1196">данный</text:span><text:span text:style-name="T1191"> вариант выбора окажется подходящим. </text:span><text:span text:style-name="T1196">Она</text:span><text:span text:style-name="T1193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32">константных </text:span>выражений — т. е., в качестве операндов <text:span text:style-name="T1194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1">е</text:span>н точно соответствовать типу <text:span text:style-name="T1415">выбираемого</text:span> значения.</text:p>
      <text:p text:style-name="P452">Вариант выбора считается подходящим, <text:span text:style-name="T1195">если </text:span><text:span text:style-name="T1416">выбираемое</text:span><text:span text:style-name="T1195"> значение точно совпадает с одним из значений, перечисленных в описателе варианта </text:span><text:span text:style-name="T1407">(дробные значения и моменты должны совпадать с указанной точностью)</text:span><text:span text:style-name="T1195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2">выше </text:span><text:span text:style-name="T1197">не нашлось никакого другого подходящего </text:span><text:span text:style-name="T1198">описателя</text:span>.</text:p>
      <text:p text:style-name="P523"><text:span text:style-name="T1189">программа Пример;</text:span><text:line-break/>переменная<text:line-break/> <text:s text:c="3"/>имя: строка;<text:line-break/><text:span text:style-name="T1189">начало<text:line-break/> <text:s text:c="3"/></text:span><text:span text:style-name="T1243">сообщить</text:span><text:span text:style-name="T1189">("Введите имя: ");<text:line-break/> <text:s text:c="3"/>ввести(имя);</text:span><text:line-break/> <text:s text:c="3"/>выбор <text:span text:style-name="T118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0">Оля", "</text:span><text:span text:style-name="T1223">Д</text:span><text:span text:style-name="T1190">аша", "Вика</text:span><text:span text:style-name="T1189">": </text:span><text:span text:style-name="T1190">вывести("Узнаю сестрёнку!");<text:line-break/> <text:s text:c="7"/>"</text:span><text:span text:style-name="T1224">Таня</text:span><text:span text:style-name="T1190">": </text:span><text:span text:style-name="T1224">вывести("Привет, Таня :)");</text:span><text:span text:style-name="T1189"><text:line-break/> <text:s text:c="7"/>иначе вывести("Что-то не узнаю...");<text:line-break/> <text:s text:c="3"/>конец;<text:line-break/>окончание.</text:span></text:p>
      <text:p text:style-name="P523"><text:soft-page-break/></text:p>
      <text:p text:style-name="P524">программа ЕщёПример;<text:line-break/>переменная<text:line-break/> <text:s text:c="3"/><text:span text:style-name="T1419">N</text:span>: дробное <text:span text:style-name="T1409">= </text:span>0.345;<text:line-break/>начало<text:line-break/> <text:s text:c="3"/>выбор <text:span text:style-name="T1419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0">совпад</text:span><text:span text:style-name="T1422">ё</text:span><text:span text:style-name="T1410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11">выбора </text:span><text:span text:style-name="T1420">из </text:span><text:span text:style-name="T1417">значени</text:span><text:span text:style-name="T1420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2">вариант выбора будет считаться подходящим, если </text:span>модуль разности <text:span text:style-name="T1412">указанной константы и </text:span><text:span text:style-name="T1418">выбираемого</text:span><text:span text:style-name="T1412"> значения </text:span><text:span text:style-name="T1404">не превышает</text:span> указанного значения <text:span text:style-name="T1381">точности</text:span>.</text:p>
      <text:p text:style-name="P521"><text:span text:style-name="T190">Примечание:</text:span> следует быть осторожным при использовании этой инструкции <text:span text:style-name="T1424">с</text:span><text:span text:style-name="T1423"> дробны</text:span><text:span text:style-name="T1424">ми</text:span><text:span text:style-name="T1423"> чис</text:span><text:span text:style-name="T1424">лами</text:span><text:span text:style-name="T1423"> и момент</text:span><text:span text:style-name="T1424">ами</text:span><text:span text:style-name="T1423"> </text:span><text:span text:style-name="T1408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3">Для-от-до-цикл — </text:span><text:span text:style-name="T1403">ц</text:span>икл по счётчику</text:h>
      <text:p text:style-name="P454">Эта инструкция предназначена для выполнения <text:span text:style-name="T1230">одних и тех же</text:span> действий <text:span text:style-name="T1205">несколько раз. Количество повторений (итераций) </text:span><text:span text:style-name="T1212">цикла </text:span><text:span text:style-name="T1205">вычисляется заранее</text:span>.</text:p>
      <text:p text:style-name="P454"><text:span text:style-name="T1199">Инструкция начинается ключевым словом </text:span><text:span text:style-name="Source_20_Text"><text:span text:style-name="T1199">для</text:span></text:span><text:span text:style-name="T1199">, за которым следует имя переменной — счётчика цикла.</text:span> <text:span text:style-name="T1199">Далее следует слово </text:span><text:span text:style-name="Source_20_Text"><text:span text:style-name="T1199">от</text:span></text:span><text:span text:style-name="T1199">, за ним выражение, определяющее начальное значение счётчика, а затем слово </text:span><text:span text:style-name="Source_20_Text"><text:span text:style-name="T1199">до</text:span></text:span><text:span text:style-name="T1199"> и выражение, определяющее конечное значение счётчика. </text:span><text:span text:style-name="T1200">После этого следует слово </text:span><text:span text:style-name="Source_20_Text"><text:span text:style-name="T1200">цикл</text:span></text:span><text:span text:style-name="T1200"> </text:span><text:span text:style-name="T1287">и</text:span><text:span text:style-name="T1200"> ровно одна инструкция, составляющая тело цикла. </text:span><text:span text:style-name="T1203">Тело цикла</text:span><text:span text:style-name="T1201"> может </text:span><text:span text:style-name="T1286">быть</text:span><text:span text:style-name="T1201"> составн</text:span><text:span text:style-name="T1286">ым</text:span><text:span text:style-name="T1201"> блок</text:span><text:span text:style-name="T1286">ом</text:span><text:span text:style-name="T1201">, содержащи</text:span><text:span text:style-name="T1286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55"><text:span text:style-name="T1215">Счётчиком цикла может быть</text:span> только локальная переменная целого типа — <text:span text:style-name="T1204">она должна быть объявлена в разделе определений той программы или подпрограммы, в теле которой выполняется цикл. В</text:span><text:span text:style-name="T1202">ыражения начального и конечного значения </text:span><text:span text:style-name="T1205">счётчика </text:span><text:span text:style-name="T1202">также должны возвращать целое</text:span>. <text:span text:style-name="T1202">Значения этих выражений вычисляются один раз перед первой итерацией цикла. </text:span><text:span text:style-name="T1216">И</text:span><text:span text:style-name="T120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05">п</text:span>рограмма Пример;<text:line-break/><text:span text:style-name="T120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3">до 0 обратный </text:span><text:span text:style-name="T1205">цикл начало</text:span></text:p>
      <text:p text:style-name="P459"><text:span text:style-name="T1205"><text:s text:c="8"/>цвет</text:span><text:span text:style-name="T1214">Фона</text:span><text:span text:style-name="T1205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1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18">Переменная-с</text:span>чётчик сохранит присвоенное е<text:span text:style-name="T1218">й</text:span> значение до конца текущей итерации, после чего е<text:span text:style-name="T1218">й</text:span> будет присвоено <text:span text:style-name="T1207">следующее заранее вычисленное значение, так что на входе в следующую итерацию </text:span><text:span text:style-name="T1219">цикла </text:span><text:span text:style-name="T1207">счётчик будет иметь значение на 1 большее, чем на входе в </text:span><text:span text:style-name="T1208">нынешнюю</text:span><text:span text:style-name="T1207">.</text:span></text:p>
      <text:p text:style-name="P457">Если начальное значение счётчика больше конечного, тело цикла не будет выполнено ни <text:span text:style-name="T1209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счётчик </text:span><text:span text:style-name="T1211">ещё </text:span><text:span text:style-name="T1210">не </text:span><text:span text:style-name="T1225">равен</text:span><text:span text:style-name="T1210"> конечно</text:span><text:span text:style-name="T1225">му</text:span><text:span text:style-name="T1210"> значени</text:span><text:span text:style-name="T1225">ю</text:span>.</text:p>
      <text:h text:style-name="Heading_20_2" text:outline-level="2"><text:span text:style-name="T1394">Для-каждого-цикл — ц</text:span>икл по набору <text:span text:style-name="T1230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0">набора </text:span><text:span text:style-name="T1256">данных</text:span><text:span text:style-name="T1240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58">итератора</text:span>. <text:span text:style-name="T1258">П</text:span>еременная-<text:span text:style-name="T1258">итератор</text:span> должна быть объявлена в локальной области видимости — т. е., <text:span text:style-name="T1204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59">стартовую </text:span><text:span text:style-name="T1239">позицию </text:span><text:span text:style-name="T1259">итератора</text:span><text:span text:style-name="T1239"> в наборе данных</text:span>.</text:p>
      <text:p text:style-name="P465">Затем следует слово <text:span text:style-name="Source_20_Text">цикл</text:span> <text:span text:style-name="T1288">и </text:span>ровно одна инструкция, составляющая тело цикла. <text:span text:style-name="T1203">Тело цикла</text:span><text:span text:style-name="T1201"> может </text:span><text:span text:style-name="T1288">быть </text:span><text:span text:style-name="T1201">составн</text:span><text:span text:style-name="T1288">ым</text:span><text:span text:style-name="T1201"> блок</text:span><text:span text:style-name="T1288">ом</text:span><text:span text:style-name="T1201">, содержащи</text:span><text:span text:style-name="T1289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66">Для массивов и строк <text:span text:style-name="T1260">итератор</text:span> долж<text:span text:style-name="T1264">е</text:span>н быть цело<text:span text:style-name="T1263">численного</text:span><text:span text:style-name="T1262"> типа</text:span>. <text:span text:style-name="T1235">Для массива он </text:span>означает индекс элемента <text:span text:style-name="T1235">в массиве, а для строки — номер байта в строке, с которого начинается очередной символ</text:span>. <text:span text:style-name="T1237">Байты в строке и элементы в массиве нумеруются начиная с нуля.</text:span></text:p>
      <text:p text:style-name="P466">Для словарей тип <text:span text:style-name="T1261">итератора</text:span> должен точно соответствовать типу ключа словаря — при каждой итерации цикла этой переменной присваивается <text:span text:style-name="T1236">очередное</text:span> значение ключа.</text:p>
      <text:p text:style-name="P468"><text:span text:style-name="T1233">программа ЦиклПоСтроке;</text:span><text:line-break/>переменн<text:span text:style-name="T1241">ые</text:span><text:line-break/><text:span text:style-name="T1231"> <text:s text:c="3"/></text:span><text:span text:style-name="T1238">б</text:span><text:span text:style-name="T1231">: целое;<text:line-break/></text:span> <text:s text:c="3"/><text:span text:style-name="T1231">с: строка;<text:line-break/> <text:s text:c="3"/>смв: символ;<text:line-break/></text:span>начало<text:line-break/> <text:s text:c="3"/><text:span text:style-name="T1244">сообщить</text:span><text:span text:style-name="T1233">("Введите строку: ");<text:line-break/> <text:s text:c="3"/>ввести(с);</text:span><text:line-break/> <text:s text:c="3"/><text:span text:style-name="T1231">для каждого </text:span><text:span text:style-name="T1238">б</text:span><text:span text:style-name="T1231"> из с цикл начало<text:line-break/> <text:s text:c="7"/></text:span><text:span text:style-name="T1232">смв := симв(</text:span><text:span text:style-name="T1233">с, </text:span><text:span text:style-name="T1238">б</text:span><text:span text:style-name="T1232">);<text:line-break/> <text:s text:c="7"/></text:span><text:span text:style-name="T1233">вывести(</text:span><text:span text:style-name="T1238">б</text:span><text:span text:style-name="T1233">, ": ", смв, НС);</text:span><text:span text:style-name="T1232"><text:line-break/></text:span><text:span text:style-name="T1231"> <text:s text:c="3"/></text:span><text:span text:style-name="T1234">конец</text:span><text:span text:style-name="T1231">;</text:span><text:line-break/><text:span text:style-name="T1234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5">сообщить</text:span>("Введите количество: ");<text:line-break/> <text:s text:c="3"/>ввести(кво);<text:line-break/> <text:s text:c="3"/><text:span text:style-name="T1246">длина(м, кво);</text:span><text:line-break/> <text:s text:c="3"/>для <text:span text:style-name="T1246">каждого и из м</text:span> цикл начало<text:line-break/> <text:s text:c="7"/><text:span text:style-name="T1246">сообщить("Введите элемент ", и, ": ");<text:line-break/> <text:s text:c="7"/></text:span><text:span text:style-name="T1247">ввести(м[и]);</text:span><text:line-break/> <text:s text:c="3"/>конец;<text:line-break/> <text:s text:c="3"/><text:span text:style-name="T1248">сообщить("Значения в обратном порядке:", </text:span><text:span text:style-name="T1249">НС</text:span><text:span text:style-name="T1248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54">с</text:span> которого начнётся цикл. <text:span text:style-name="T1267">Тип значения этого выражения должен точно соответствовать типу переменной-итератора.</text:span></text:p>
      <text:list xml:id="list1006120762" text:style-name="L15">
        <text:list-item>
          <text:p text:style-name="P736">Для строки эта возможность не реализована в нынешней версии языка.</text:p>
        </text:list-item>
        <text:list-item>
          <text:p text:style-name="P736">Для массива — выражение должно возвращать целое число, <text:span text:style-name="T1251">означающее</text:span> индекс элемента массива, с которого начнётся цикл.</text:p>
        </text:list-item>
        <text:list-item>
          <text:p text:style-name="P736"><text:span text:style-name="T1250">Если </text:span><text:span text:style-name="T1265">в словаре есть ключ, равный значению выражения</text:span><text:span text:style-name="T1250">, то цикл начнётся с этого </text:span><text:span text:style-name="T1257">ключа</text:span><text:span text:style-name="T1250">. Если </text:span><text:span text:style-name="T1266">такого ключа </text:span><text:span text:style-name="T1250">нет, </text:span><text:span text:style-name="T1253">то </text:span><text:span text:style-name="T1250">цикл начнётся с ближайшего следующего значения ключа: </text:span><text:span text:style-name="T1252">прямой цикл с ближайшего большего значения, а обратный цикл с ближайшего меньшего значения</text:span><text:span text:style-name="T1250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283049285" text:style-name="L16">
        <text:list-item>
          <text:p text:style-name="P737">Для строки — символы перебираются от конца строки к началу.</text:p>
        </text:list-item>
        <text:list-item>
          <text:p text:style-name="P737">Для массива — элементы перебираются от последнего к первому. </text:p>
        </text:list-item>
        <text:list-item>
          <text:p text:style-name="P737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</text:span><text:span text:style-name="T1255">цикл ещё не дошёл до конца набора данных</text:span>.</text:p>
      <text:p text:style-name="P492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395">Пока-цикл, </text:span><text:span text:style-name="T1396">цикл-пока</text:span><text:span text:style-name="T1395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68">выражение логического типа, слово </text:span><text:span text:style-name="Source_20_Text"><text:span text:style-name="T1268">цикл</text:span></text:span><text:span text:style-name="T1268">, тело цикла и знак «</text:span><text:span text:style-name="Source_20_Text"><text:span text:style-name="T1268">;</text:span></text:span><text:span text:style-name="T1268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69">п</text:span>еременная<text:line-break/> <text:s text:c="3"/><text:span text:style-name="T1269">д: дробное = 0;</text:span><text:line-break/>начало<text:line-break/> <text:s text:c="3"/><text:span text:style-name="T1269">пока д &lt; 10 цикл д += 1.5;<text:line-break/> <text:s text:c="3"/>цикл д -= 1.2 пока д &gt;= 0;</text:span><text:line-break/>окончание.</text:p>
      <text:p text:style-name="P474"><text:span text:style-name="T1271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0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2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97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5">немедленно </text:span>передаётся к <text:span text:style-name="T1293">ближайшей </text:span>следующей инструкции после цикла.</text:p>
      <text:p text:style-name="P486">Если в теле цикла есть составной блок, <text:span text:style-name="T1326">имеющий</text:span> секцию <text:span text:style-name="Source_20_Text">напоследок</text:span>, <text:span text:style-name="T1326">и в этом блоке</text:span> была <text:span text:style-name="T1296">выполнена</text:span> инструкция <text:span text:style-name="Source_20_Text">прервать</text:span>, то инструкции в секции <text:span text:style-name="Source_20_Text"><text:span text:style-name="T1294">напоследок</text:span></text:span><text:span text:style-name="T1294"> </text:span>будут выполнены перед выходом из цикла.</text:p>
      <text:h text:style-name="P600" text:outline-level="2"><text:span text:style-name="T1398">Продолжить — п</text:span>рерывание <text:span text:style-name="T1297">итерации </text:span>цикла</text:h>
      <text:p text:style-name="P485">Эта инструкция записывается ключевым словом <text:span text:style-name="Source_20_Text"><text:span text:style-name="T1297">продолжить</text:span></text:span>. Она прерывает выполнение <text:span text:style-name="T1297">текущей итерации </text:span>цикла: инструкции в теле цикла, следующие после неё, не выполняются, и <text:span text:style-name="T1298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27">имеющий</text:span> секцию <text:span text:style-name="Source_20_Text">напоследок</text:span>, <text:span text:style-name="T1327">и в этом блоке</text:span> была <text:span text:style-name="T1296">выполнена</text:span> инструкция <text:span text:style-name="Source_20_Text"><text:span text:style-name="T1299">продолжить</text:span></text:span>, то инструкции в секции <text:span text:style-name="Source_20_Text"><text:span text:style-name="T1294">напоследок</text:span></text:span><text:span text:style-name="T1294"> </text:span>будут выполнены перед <text:span text:style-name="T1300">завершением итерации</text:span>.</text:p>
      <text:h text:style-name="Heading_20_1" text:outline-level="1">Стандартная библиотека</text:h>
      <text:h text:style-name="P601" text:outline-level="2"><text:span text:style-name="T684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79">Таб = №09; <text:s text:c="4"/>// символ табуляции<text:line-break/></text:span><text:soft-page-break/><text:span text:style-name="T679"> <text:s text:c="3"/></text:span><text:span text:style-name="T1369">ВК</text:span><text:span text:style-name="T679"> = №</text:span><text:span text:style-name="T1369">0Д</text:span><text:span text:style-name="T679">; <text:s text:c="5"/>// символ </text:span><text:span text:style-name="T1369">возврата каретки</text:span><text:span text:style-name="T679"><text:line-break/> <text:s text:c="3"/></text:span><text:span text:style-name="T1369">ПС</text:span><text:span text:style-name="T679"> = №</text:span><text:span text:style-name="T1369">0А</text:span><text:span text:style-name="T679">; <text:s text:c="5"/>// символ </text:span><text:span text:style-name="T1369">перевода строки</text:span><text:span text:style-name="T679"><text:line-break/> <text:s text:c="3"/></text:span><text:span text:style-name="T1368">КФ</text:span><text:span text:style-name="T679"> = </text:span><text:span text:style-name="T1365">№1А</text:span><text:span text:style-name="T679">; <text:s text:c="5"/>// </text:span><text:span text:style-name="T1367">символ </text:span><text:span text:style-name="T1365">кон</text:span><text:span text:style-name="T1367">ца</text:span><text:span text:style-name="T1365"> файла</text:span></text:p>
      <text:h text:style-name="Heading_20_3" text:outline-level="3">Процедура вывести()</text:h>
      <text:p text:style-name="P111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3">параметров</text:span><text:span text:style-name="T276"> простых типов. </text:span>Перед записью в поток значения <text:span text:style-name="T754">параметров</text:span><text:span text:style-name="T345"> </text:span>преобразуются в строк<text:span text:style-name="T441">овые</text:span> прямым приведением типа.</text:p>
      <text:p text:style-name="P88">При ошибках может вызывать исключение <text:span text:style-name="Source_20_Text"><text:span text:style-name="T788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0">А</text:span></text:span>) или константу <text:span text:style-name="Source_20_Text"><text:span text:style-name="T788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7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5">параметров</text:span><text:span text:style-name="T276"> простых типов. </text:span>Перед записью в поток значения <text:span text:style-name="T755">параметров</text:span><text:span text:style-name="T344"> </text:span>преобразуются в строк<text:span text:style-name="T440">овые</text:span> прямым приведением типа.</text:p>
      <text:p text:style-name="P89">При ошибках может вызывать исключение <text:span text:style-name="Source_20_Text"><text:span text:style-name="T788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0">А</text:span></text:span><text:span text:style-name="T271">) или константу </text:span><text:span text:style-name="Source_20_Text"><text:span text:style-name="T824">НС</text:span></text:span><text:span text:style-name="T271">.</text:span></text:p>
      <text:h text:style-name="P616" text:outline-level="3">Функция <text:span text:style-name="T439">ввести</text:span>()</text:h>
      <text:p text:style-name="P86"><text:span text:style-name="T275">функция</text:span> <text:span text:style-name="T439">ввести</text:span>(<text:span text:style-name="T280">вых </text:span>арг0, арг1, арг2, ...): <text:span text:style-name="T301">целое;</text:span></text:p>
      <text:p text:style-name="P90">Читает значения переданных <text:span text:style-name="T756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6">Допускает любое количество </text:span><text:span text:style-name="T757">параметров</text:span><text:span text:style-name="T276"> простых типов. </text:span><text:span text:style-name="T287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0">А</text:span></text:span>, <text:span text:style-name="Source_20_Text"><text:span text:style-name="T520">№0</text:span></text:span><text:span text:style-name="Source_20_Text"><text:span text:style-name="T869">Д</text:span></text:span><text:span text:style-name="T520"> или </text:span><text:span text:style-name="Source_20_Text"><text:span text:style-name="T521">№1</text:span></text:span><text:span text:style-name="Source_20_Text"><text:span text:style-name="T870">А</text:span></text:span>), <text:span text:style-name="T432">выбирает значения из полученной строки и по порядку присваивает их переданным </text:span><text:span text:style-name="T758">параметрам</text:span><text:span text:style-name="T432">.</text:span> <text:span text:style-name="T432">В</text:span><text:span text:style-name="T428">ыполняет следующие действия, в</text:span> зависимости от типа переданного <text:span text:style-name="T759">параметра</text:span>:</text:p>
      <text:list xml:id="list74053843" text:style-name="L17">
        <text:list-item>
          <text:p text:style-name="P738"><text:span text:style-name="T2">Символ.</text:span><text:span text:style-name="T427"> </text:span><text:span text:style-name="T429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60">параметру</text:span><text:span text:style-name="T280">. </text:span><text:span text:style-name="T282">Символ </text:span><text:span text:style-name="T522">окончания строки</text:span><text:span text:style-name="T282"> считывается из потока, но не попадает в возвращаемое значение </text:span><text:span text:style-name="T760">параметра</text:span><text:span text:style-name="T282">.</text:span></text:p>
        </text:list-item>
        <text:list-item>
          <text:p text:style-name="P739"><text:span text:style-name="T1">Строка.</text:span> <text:span text:style-name="T430">П</text:span><text:span text:style-name="T294">рисваивает </text:span><text:span text:style-name="T761">параметру</text:span><text:span text:style-name="T294"> </text:span><text:span text:style-name="T433">всю оставшуюся строку </text:span>и возвращает управление. <text:span text:style-name="T282">Символ </text:span><text:span text:style-name="T529">окончания строки</text:span><text:span text:style-name="T282"> считывается из потока, но не попадает в возвращаемое значение </text:span><text:span text:style-name="T762">параметра</text:span><text:span text:style-name="T282">. </text:span>Все <text:span text:style-name="T762">параметры</text:span>, следующие за строковым <text:span text:style-name="T762">параметром</text:span>, остаются непрочитанными — <text:span text:style-name="T281">т. е., </text:span><text:span text:style-name="T295">получают</text:span><text:span text:style-name="T281"> нулевые начальные значения</text:span>.</text:p>
        </text:list-item>
        <text:list-item>
          <text:p text:style-name="P740"><text:soft-page-break/><text:span text:style-name="T1">Другие типы.</text:span> <text:span text:style-name="T434">Пропускает пробел</text:span><text:span text:style-name="T437">ы</text:span><text:span text:style-name="T434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4">считывает часть строки до ближайшего пробела или табуляции</text:span><text:span text:style-name="T283"> </text:span><text:span text:style-name="T284">и приводит </text:span><text:span text:style-name="T434">полученный текст</text:span><text:span text:style-name="T284"> к типу данных соответствующего </text:span><text:span text:style-name="T431">по порядку </text:span><text:span text:style-name="T763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5">данных</text:span><text:span text:style-name="T284">, чем </text:span><text:span text:style-name="T436">нужно для заполнения всех </text:span><text:span text:style-name="T284">передан</text:span><text:span text:style-name="T436">ных</text:span><text:span text:style-name="T284"> </text:span><text:span text:style-name="T764">параметров</text:span><text:span text:style-name="T284">, </text:span><text:span text:style-name="T286">то оставшиеся </text:span><text:span text:style-name="T765">параметры</text:span><text:span text:style-name="T286"> </text:span><text:span text:style-name="T299">не </text:span><text:span text:style-name="T286">будут прочитаны и получат нулевые начальные значения. Если в строке больше </text:span><text:span text:style-name="T438">данных</text:span><text:span text:style-name="T286">, чем передано </text:span><text:span text:style-name="T766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67">значений</text:span>. При ошибках <text:span text:style-name="T288">преобразования</text:span> <text:span text:style-name="T288">значений из </text:span><text:span text:style-name="T297">их </text:span><text:span text:style-name="T289">текст</text:span><text:span text:style-name="T296">овых представлений</text:span><text:span text:style-name="T289"> </text:span>создаётся исключение <text:span text:style-name="Source_20_Text"><text:span text:style-name="T788">ОшибкаКонвертации</text:span></text:span>, при ошибках чтения — исключение <text:span text:style-name="Source_20_Text"><text:span text:style-name="T788">ОшибкаВводаВывода</text:span></text:span>.</text:p>
      <text:p text:style-name="P208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7">не</text:span>однозначн<text:span text:style-name="T300">а</text:span>, т. к. при приведении момента к строке текстов<text:span text:style-name="T298">ы</text:span>е представлени<text:span text:style-name="T298">я</text:span> даты и времени разделяются пробелом. Это может приводить к необходимости считывать момент в два <text:span text:style-name="T768">параметра</text:span>, расположенных друг за другом — <text:span text:style-name="T290">сначала дату, затем время — и</text:span> складывать <text:span text:style-name="T308">полученные</text:span> значения.</text:p>
      <text:p text:style-name="P210"><text:span text:style-name="T190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4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5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6">При этом функция </text:span><text:span text:style-name="Source_20_Text"><text:span text:style-name="T1366">естьСимвол()</text:span></text:span><text:span text:style-name="T1366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45">()</text:span>: логическое;</text:p>
      <text:p text:style-name="P507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6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02" text:outline-level="2"><text:soft-page-break/><text:span text:style-name="T509">Управление</text:span> терминалом</text:h>
      <text:p text:style-name="P188">Функции <text:span text:style-name="T509">управления</text:span> терминалом реализованы путём выдачи <text:span text:style-name="T490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90">48. </text:span><text:span text:style-name="T742">Эти функции могут не работать или о</text:span><text:span text:style-name="T490">собенности </text:span><text:span text:style-name="T742">их </text:span><text:span text:style-name="T490">работы могут </text:span><text:span text:style-name="T743">раз</text:span><text:span text:style-name="T490">личаться в зависимости от реализации терминала, используемого для запуска программы.</text:span></text:p>
      <text:h text:style-name="P617" text:outline-level="3">Константы</text:h>
      <text:p text:style-name="P319"><text:span text:style-name="T771">к</text:span><text:span text:style-name="T740">онстанты<text:line-break/> <text:s text:c="3"/>// </text:span><text:span text:style-name="T770">Идентификаторы стандартных потоков<text:line-break/> <text:s text:c="3"/></text:span><text:span text:style-name="T772">идС</text:span><text:span text:style-name="T770">тдВывод = 1;<text:line-break/> <text:s text:c="3"/></text:span><text:span text:style-name="T772">идС</text:span><text:span text:style-name="T770">тдСообщ = 2;</text:span><text:span text:style-name="T740"><text:line-break/> <text:s text:c="3"/>// </text:span><text:span text:style-name="T769">Режимы терминала<text:line-break/> <text:s text:c="3"/>трКанон = нет;<text:line-break/> <text:s text:c="3"/>трСквозной = да;</text:span></text:p>
      <text:p text:style-name="P319"><text:span text:style-name="T771">константы</text:span><text:span text:style-name="T769"><text:line-break/></text:span> <text:s text:c="3"/>// <text:span text:style-name="T769">Стили шрифта</text:span><text:line-break/> <text:s text:c="3"/><text:span text:style-name="T740">стшЖирный <text:s/>= </text:span>1; // жирный шрифт<text:line-break/> <text:s text:c="3"/><text:span text:style-name="T740">стшКурсив <text:s/>= </text:span>2; // курсив<text:line-break/> <text:s text:c="3"/><text:span text:style-name="T740">стшПодчерк = </text:span>4; // одинарное подчёркивание<text:line-break/> <text:s text:c="3"/><text:span text:style-name="T740">стшЗачерк <text:s/>= </text:span>8; // <text:span text:style-name="T741">за</text:span>чёркнутый текст</text:p>
      <text:h text:style-name="P618" text:outline-level="3">Процедура <text:span text:style-name="T507">терминал</text:span><text:span text:style-name="T492">()</text:span></text:h>
      <text:p text:style-name="P206"><text:span text:style-name="T478">процедура </text:span><text:span text:style-name="T507">терминал</text:span><text:span text:style-name="T478">(</text:span><text:span text:style-name="T479">вх </text:span><text:span text:style-name="T507">поток</text:span><text:span text:style-name="T478">: целое; </text:span><text:span text:style-name="T511">вх сквозной: логическое</text:span><text:span text:style-name="T478">);</text:span></text:p>
      <text:p text:style-name="P186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6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27">идСтдВывод</text:span></text:span><text:span text:style-name="T507"> — стандартный поток вывода, </text:span><text:span text:style-name="Source_20_Text"><text:span text:style-name="T827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7">Если параметр <text:span text:style-name="Source_20_Text"><text:span text:style-name="T788">сквозной</text:span></text:span> имеет значение <text:span text:style-name="Source_20_Text"><text:span text:style-name="T82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18" text:outline-level="3">Процедура размерЭкрана<text:span text:style-name="T492">()</text:span></text:h>
      <text:p text:style-name="Исходный_20_код"><text:span text:style-name="T478">процедура размер</text:span><text:span text:style-name="T480">Экрана</text:span><text:span text:style-name="T478">(</text:span><text:span text:style-name="T479">вх </text:span><text:span text:style-name="T478">горз, верт: целое);</text:span></text:p>
      <text:p text:style-name="P185">Устанавливает размер<text:span text:style-name="T502">ы</text:span> окна терминала. <text:span text:style-name="T503">Параметр </text:span><text:span text:style-name="Source_20_Text"><text:span text:style-name="T829">горз</text:span></text:span><text:span text:style-name="T503"> означает количество символов по горизонтали, а параметр </text:span><text:span text:style-name="Source_20_Text"><text:span text:style-name="T829">верт</text:span></text:span><text:span text:style-name="T503"> — количество строк по вертикали.</text:span></text:p>
      <text:h text:style-name="P619" text:outline-level="3">Процедура очиститьЭкран<text:span text:style-name="T492">()</text:span></text:h>
      <text:p text:style-name="Исходный_20_код">процедура очистить<text:span text:style-name="T480">Экран</text:span><text:span text:style-name="T1441">()</text:span>;</text:p>
      <text:p text:style-name="Text_20_body">Очищает <text:span text:style-name="T490">экран, </text:span><text:span text:style-name="T1457">используя установленный цвет шрифта и фона</text:span><text:span text:style-name="T490">.</text:span></text:p>
      <text:h text:style-name="Heading_20_3" text:outline-level="3">Процедура очиститьСтроку<text:span text:style-name="T492">()</text:span></text:h>
      <text:p text:style-name="Исходный_20_код">процедура очистить<text:span text:style-name="T480">Строку(вх </text:span><text:span text:style-name="T481">где</text:span><text:span text:style-name="T480">: целое)</text:span>;</text:p>
      <text:p text:style-name="P185"><text:soft-page-break/>Очищает указанную часть строки в позиции курсора, <text:span text:style-name="T491">используя установленный цвет </text:span><text:span text:style-name="T1457">шрифта и </text:span><text:span text:style-name="T491">фона</text:span>. Если переданное значение <text:span text:style-name="Source_20_Text"><text:span text:style-name="T788">где</text:span></text:span> отрицательно, очищает строку слева от курсора, включая позицию курсора. Если <text:span text:style-name="Source_20_Text"><text:span text:style-name="T78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20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3">Нумерация строк </text:span><text:span text:style-name="T494">на экране</text:span><text:span text:style-name="T493"> и символов в строке начинается с нуля.</text:span></text:p>
      <text:h text:style-name="P622" text:outline-level="3">Процедура курсорГорз()</text:h>
      <text:p text:style-name="P203">процедура курсор<text:span text:style-name="T484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25" text:outline-level="3">Процедура курсорВерт()</text:h>
      <text:p text:style-name="P203">процедура курсор<text:span text:style-name="T484">Верт</text:span>(вх верт: целое);</text:p>
      <text:p text:style-name="P192">Устанавливает курсор в <text:span text:style-name="T495">переданную строку на экране</text:span>, <text:span text:style-name="T495">горизонтальная</text:span> координата курсора не меняется. Нумерация строк начинается с нуля.</text:p>
      <text:h text:style-name="P621" text:outline-level="3">Процедура <text:span text:style-name="T1437">подвинутьК</text:span>урсор()</text:h>
      <text:p text:style-name="P527">процедура <text:span text:style-name="T1437">подвинутьК</text:span>урсор(вх горз, верт: целое);</text:p>
      <text:p text:style-name="P190"><text:span text:style-name="T1438">Сдвигает</text:span> курсор <text:span text:style-name="T1438">на указанное количество строк и/или столбцов относительно текущей позиции</text:span>. <text:span text:style-name="T1438">Положительные значения параметров </text:span><text:span text:style-name="Source_20_Text"><text:span text:style-name="T1438">горз</text:span></text:span><text:span text:style-name="T1438"> и </text:span><text:span text:style-name="Source_20_Text"><text:span text:style-name="T1438">верт</text:span></text:span><text:span text:style-name="T1438"> сдвигают курсор вправо и вниз, а отрицательные — влево и вверх</text:span><text:span text:style-name="T493">.</text:span></text:p>
      <text:h text:style-name="P623" text:outline-level="3">Процедура <text:span text:style-name="T1433">запомнитьКурсор</text:span>()</text:h>
      <text:p text:style-name="P525">процедура <text:span text:style-name="T1433">запомнитьКурсор</text:span>();</text:p>
      <text:p text:style-name="P193"><text:span text:style-name="T1434">Запоминает текущую позицию курсора</text:span>. <text:span text:style-name="T1436">Для возврата курсора в сохранённую позицию используется процедура </text:span><text:span text:style-name="Source_20_Text"><text:span text:style-name="T1436">вернутьКурсор()</text:span></text:span><text:span text:style-name="T1436">.</text:span></text:p>
      <text:h text:style-name="P624" text:outline-level="3">Процедура <text:span text:style-name="T1435">вернуть</text:span><text:span text:style-name="T1433">Курсор</text:span>()</text:h>
      <text:p text:style-name="P526">процедура <text:span text:style-name="T1435">вернуть</text:span><text:span text:style-name="T1433">Курсор</text:span>();</text:p>
      <text:p text:style-name="P194"><text:span text:style-name="T1435">Возвращает курсор в позицию, которая была ранее сохранена </text:span><text:span text:style-name="T1436">вызовом процедуры</text:span><text:span text:style-name="T1435"> </text:span><text:span text:style-name="Source_20_Text"><text:span text:style-name="T1435">запомнитьКурсор()</text:span></text:span>.</text:p>
      <text:h text:style-name="P626" text:outline-level="3">Процедура скрытьКурсор()</text:h>
      <text:p text:style-name="P203">процедура <text:span text:style-name="T483">скрытьК</text:span>урсор<text:span text:style-name="T1442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627" text:outline-level="3">Процедура показатьКурсор()</text:h>
      <text:p text:style-name="P204">процедура <text:span text:style-name="T483">показатьК</text:span>урсор<text:span text:style-name="T1442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P628" text:outline-level="3">Процедура цветШрифта()</text:h>
      <text:p text:style-name="Исходный_20_код">процедура цвет<text:span text:style-name="T485">Шрифта</text:span>(вх цвет: целое);</text:p>
      <text:p text:style-name="P197">Устанавливает переданный цвет <text:span text:style-name="T497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2">стильШрифта</text:span>(<text:span text:style-name="T479">вх </text:span>стиль: целое);</text:p>
      <text:p text:style-name="P198">Устанавливает переданный <text:span text:style-name="T498">стиль</text:span> <text:span text:style-name="T497">шрифта</text:span>, который будет использоваться при следующих вызовах функций вывода текста.</text:p>
      <text:p text:style-name="P584">В параметре <text:span text:style-name="Source_20_Text">стиль</text:span> можно передать <text:span text:style-name="T1565">нуль, либо </text:span>одно или несколько значений констант <text:span text:style-name="Source_20_Text">с</text:span><text:span text:style-name="Source_20_Text"><text:span text:style-name="T156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6">т</text:span></text:span><text:span text:style-name="Source_20_Text">шЖирный | с</text:span><text:span text:style-name="Source_20_Text"><text:span text:style-name="T156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6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6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6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500">сбросить</text:span>Атрибуты()</text:h>
      <text:p text:style-name="P205">процедура <text:span text:style-name="T501">сбросить</text:span><text:span text:style-name="T489">А</text:span><text:span text:style-name="T488">трибуты</text:span><text:span text:style-name="T1443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487">функция</text:span> <text:span text:style-name="T486">цвет256</text:span>(<text:span text:style-name="T479">вх </text:span><text:span text:style-name="T486">кр, зел, син</text:span>: целое): <text:span text:style-name="T487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499">Параметры </text:span><text:span text:style-name="Source_20_Text"><text:span text:style-name="T830">кр</text:span></text:span><text:span text:style-name="T499">, </text:span><text:span text:style-name="Source_20_Text"><text:span text:style-name="T830">зел</text:span></text:span><text:span text:style-name="T499"> и </text:span><text:span text:style-name="Source_20_Text"><text:span text:style-name="T830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29" text:outline-level="3">Типы</text:h>
      <text:p text:style-name="P373">тип<text:line-break/> <text:s text:c="3"/>// <text:span text:style-name="T991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1">= структура<text:line-break/> <text:s text:c="7"/>имя: строка; <text:s text:c="4"/>// </text:span><text:span text:style-name="T992">имя файла</text:span><text:span text:style-name="T991"><text:line-break/> <text:s text:c="7"/>размер: целое; <text:s text:c="2"/>// </text:span><text:span text:style-name="T992">размер в байтах</text:span><text:span text:style-name="T991"><text:line-break/> <text:s text:c="7"/>атрибуты: целое; // </text:span><text:span text:style-name="T992">атрибуты, объединённые побитовым ИЛИ</text:span><text:span text:style-name="T991"><text:line-break/> <text:s text:c="7"/>возраст: момент; // </text:span><text:span text:style-name="T992">дата и время последней модификации</text:span><text:span text:style-name="T991"><text:line-break/> <text:s text:c="3"/>конец;</text:span></text:p>
      <text:h text:style-name="Heading_20_3" text:outline-level="3">Константы</text:h>
      <text:p text:style-name="P289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89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</text:span><text:span text:style-name="T989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72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90"/>
      <text:p text:style-name="P291">константы<text:line-break/> <text:s text:c="3"/>// <text:span text:style-name="T979">атрибуты файлов</text:span><text:line-break/> <text:s text:c="3"/><text:span text:style-name="T980">фаТолькоЧтение</text:span> = $00000001;</text:p>
      <text:p text:style-name="P291"><text:s text:c="4"/><text:span text:style-name="T980">фаСкрытый</text:span> <text:s text:c="5"/>= $00000002;</text:p>
      <text:p text:style-name="P291"><text:s text:c="4"/><text:span text:style-name="T980">фаСистемный</text:span> <text:s text:c="3"/>= $00000004;</text:p>
      <text:p text:style-name="P291"><text:s text:c="4"/><text:span text:style-name="T980">фаМеткаТома</text:span> <text:s text:c="3"/>= $00000008;</text:p>
      <text:p text:style-name="P291"><text:s text:c="4"/><text:span text:style-name="T980">фаКаталог</text:span> <text:s text:c="5"/>= $00000010;</text:p>
      <text:p text:style-name="P291"><text:s text:c="4"/><text:span text:style-name="T980">фаАрхивный</text:span> <text:s text:c="4"/>= $00000020;</text:p>
      <text:p text:style-name="P291"><text:s text:c="4"/><text:span text:style-name="T980">фаНормальный</text:span> <text:s text:c="2"/>= $00000080;</text:p>
      <text:p text:style-name="P291"><text:s text:c="4"/><text:span text:style-name="T980">фаВременный</text:span> <text:s text:c="3"/>= $00000100;</text:p>
      <text:p text:style-name="P291"><text:s text:c="4"/><text:span text:style-name="T980">фаСимвСсылка</text:span> <text:s text:c="2"/>= $00000400;</text:p>
      <text:p text:style-name="P291"><text:s text:c="4"/><text:span text:style-name="T980">фаСжатый</text:span> <text:s text:c="6"/>= $00000800;</text:p>
      <text:p text:style-name="P291"><text:s text:c="4"/><text:span text:style-name="T980">фаШифрованный</text:span> <text:s/>= $00004000;</text:p>
      <text:p text:style-name="P291"><text:s text:c="4"/><text:span text:style-name="T980">фаВиртуальный</text:span> <text:s/>= $00010000;</text:p>
      <text:h text:style-name="P630" text:outline-level="3"><text:soft-page-break/><text:span text:style-name="T707">Ф</text:span>ункция <text:span text:style-name="T687">файл</text:span><text:span text:style-name="T709">Создать</text:span>()</text:h>
      <text:p text:style-name="P305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88">ОшибкаВводаВывода</text:span></text:span>.</text:p>
      <text:p text:style-name="P316">Параметр <text:span text:style-name="Source_20_Text"><text:span text:style-name="T788">тип</text:span></text:span><text:span text:style-name="Source_20_Text"><text:span text:style-name="T831">Файла</text:span></text:span> означает тип данных создаваемого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10">Параметр <text:span text:style-name="Source_20_Text"><text:span text:style-name="T78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88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79">Успешно с</text:span>озданный файл должен быть закрыт вызовом <text:span text:style-name="T1468">процедуры</text:span> <text:span text:style-name="Source_20_Text"><text:span text:style-name="T788">файлЗакрыть()</text:span></text:span>.</text:p>
      <text:h text:style-name="P631" text:outline-level="3"><text:span text:style-name="T707">Ф</text:span>ункция <text:span text:style-name="T687">файлОткрыть</text:span>()</text:h>
      <text:p text:style-name="P320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8">Открывает существующий файл с указанным именем <text:span text:style-name="T880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88">ОшибкаВводаВывода</text:span></text:span>.</text:p>
      <text:p text:style-name="P317">Параметр <text:span text:style-name="Source_20_Text"><text:span text:style-name="T788">тип</text:span></text:span><text:span text:style-name="Source_20_Text"><text:span text:style-name="T831">Файла</text:span></text:span> означает тип данных <text:span text:style-name="T786">открываемого</text:span>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09">Параметр <text:span text:style-name="Source_20_Text"><text:span text:style-name="T78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87">открытому</text:span> файлу со стороны других процессов. <text:span text:style-name="T773">Для этого используются константы </text:span><text:span text:style-name="Source_20_Text"><text:span text:style-name="T833">фрдХХХХ</text:span></text:span><text:span text:style-name="T774"> и </text:span><text:span text:style-name="Source_20_Text"><text:span text:style-name="T833">фсдХХХХ</text:span></text:span><text:span text:style-name="T774">, которые можно комбинировать </text:span><text:span text:style-name="T775">с помощью операции побитового «ИЛИ». </text:span><text:span text:style-name="T77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4">режим</text:span></text:span><text:span text:style-name="T776"> выражение </text:span><text:span text:style-name="Source_20_Text"><text:span text:style-name="T776">фрдЧтение | фрдЗапись | фсдЧтение</text:span></text:span><text:span text:style-name="T776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78">Успе</text:span><text:span text:style-name="T779">ш</text:span><text:span text:style-name="T778">но о</text:span><text:span text:style-name="T777">ткрытый</text:span> файл должен быть закрыт вызовом <text:span text:style-name="T1469">процедуры</text:span> <text:span text:style-name="Source_20_Text"><text:span text:style-name="T788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Закры<text:span text:style-name="T780">в</text:span>ает <text:span text:style-name="T780">файл, открытый вызовом функции </text:span><text:span text:style-name="Source_20_Text"><text:span text:style-name="T835">файлСоздать()</text:span></text:span><text:span text:style-name="T780"> или </text:span><text:span text:style-name="Source_20_Text"><text:span text:style-name="T835">файлОткрыть()</text:span></text:span><text:span text:style-name="T780">, и присваивает значение </text:span><text:span text:style-name="Source_20_Text"><text:span text:style-name="T835">пусто</text:span></text:span><text:span text:style-name="T780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88">ОшибкаВыполнения</text:span></text:span>. Поэтому вызов этой функции желательно помещать в секцию <text:span text:style-name="Source_20_Text"><text:span text:style-name="T788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81">ф := файлОткрыть</text:span>(<text:span text:style-name="T781">фтТекст, "мой-файл.txt", фрдЗапись | фсдИсключить</text:span>);<text:line-break/> <text:s text:c="3"/><text:span text:style-name="T781">начало<text:line-break/> <text:s text:c="7"/></text:span><text:span text:style-name="T782">файлРазмер(ф, 0);</text:span><text:span text:style-name="T78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3">исключение<text:line-break/> <text:s text:c="7"/>когда </text:span><text:span text:style-name="T881">любое</text:span><text:span text:style-name="T783"> тогда сообщить("Ошибка при записи в файл.");</text:span><text:span text:style-name="T781"><text:line-break/> <text:s text:c="3"/>напоследок<text:line-break/> <text:s text:c="7"/>файлЗакрыть(ф);<text:line-break/> <text:s text:c="3"/>конец;<text:line-break/></text:span><text:span text:style-name="T783">исключение<text:line-break/> <text:s text:c="3"/>когда </text:span><text:span text:style-name="T881">любое</text:span><text:span text:style-name="T783"> тогда сообщить("Ошибка при открытии файла.");</text:span><text:line-break/><text:span text:style-name="T781">окончание</text:span>.</text:p>
      <text:h text:style-name="P632" text:outline-level="3"><text:span text:style-name="T707">Ф</text:span>ункция файл<text:span text:style-name="T708">Размер</text:span>()</text:h>
      <text:p text:style-name="P300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6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2">Возвращает размер <text:span text:style-name="T877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79">При этом позиция чтения-записи будет установлена в конец файла.</text:span></text:p>
      <text:h text:style-name="P632" text:outline-level="3"><text:span text:style-name="T707">Ф</text:span>ункция файлПоз()</text:h>
      <text:p text:style-name="P292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3">Возвращает текущую позицию чтения-записи <text:span text:style-name="T878">для </text:span>переданного файла — <text:span text:style-name="T878">номер байта, считая от начала файла</text:span>. <text:span text:style-name="T878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4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5">ОшибкаВводаВывода</text:span></text:span><text:span text:style-name="T885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828529297" text:style-name="L18">
        <text:list-item>
          <text:p text:style-name="P741"><text:span text:style-name="Source_20_Text"><text:span text:style-name="T882">фпОтНачала</text:span></text:span><text:span text:style-name="T882"> — в </text:span><text:span text:style-name="Source_20_Text"><text:span text:style-name="T882">поз</text:span></text:span><text:span text:style-name="T882"> передан номер байта, считая от начала файла. </text:span><text:span text:style-name="T883">Это значение используется по умолчанию.</text:span></text:p>
        </text:list-item>
        <text:list-item>
          <text:p text:style-name="P742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42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7">П</text:span>роцедура файлПрочесть()</text:h>
      <text:p text:style-name="P335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7">Читает данные из переданного файла, начиная с текущей позиции чтения-записи, и <text:span text:style-name="T887">по порядку </text:span><text:span text:style-name="T898">присваивает</text:span> прочитанные значения переданны<text:span text:style-name="T898">м</text:span> параметр<text:span text:style-name="T898">ам</text:span>. Позиция чтения-записи сдвигается к концу файла <text:span text:style-name="T886">на число прочитанных байт</text:span><text:span text:style-name="T917">ов</text:span>. Если в файле недостаточно данных, чтобы <text:span text:style-name="T928">прочесть </text:span><text:span text:style-name="T886">все переданны</text:span><text:span text:style-name="T928">е</text:span><text:span text:style-name="T886"> параметр</text:span><text:span text:style-name="T928">ы</text:span><text:span text:style-name="T886">, возникает исключение </text:span><text:span text:style-name="Source_20_Text"><text:span text:style-name="T886">ОшибкаВводаВывода</text:span></text:span><text:span text:style-name="T886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5">иначе возникнет исключение </text:span><text:span text:style-name="Source_20_Text"><text:span text:style-name="T895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10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2616457735" text:style-name="L19">
        <text:list-item>
          <text:p text:style-name="P743"><text:span text:style-name="Source_20_Text"><text:span text:style-name="T887">строка</text:span></text:span><text:span text:style-name="T887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6">число</text:span><text:span text:style-name="T887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45"><text:span text:style-name="Source_20_Text">объект</text:span> — значение этого типа не может быть прочитано из файла. При попытке чтения возник<text:span text:style-name="T894">н</text:span>ет исключение <text:span text:style-name="Source_20_Text">НеверныйТип</text:span>.</text:p>
        </text:list-item>
        <text:list-item>
          <text:p text:style-name="P746"><text:span text:style-name="T19">д</text:span><text:span text:style-name="T1">ругие простые типы</text:span> — читает из файла <text:span text:style-name="T930">один или несколько байтов</text:span>, <text:span text:style-name="T929">в соответствии с</text:span> размер<text:span text:style-name="T92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48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892">текстового</text:span> файла, в зависимости от типа <text:span text:style-name="T911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3329775339" text:style-name="L20">
        <text:list-item>
          <text:p text:style-name="P752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52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97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52"><text:span text:style-name="Source_20_Text">объект</text:span> — <text:span text:style-name="T887">значение этого типа не может быть прочитано из файла. При попытке чтения возник</text:span><text:span text:style-name="T893">н</text:span><text:span text:style-name="T887">ет исключение </text:span><text:span text:style-name="Source_20_Text"><text:span text:style-name="T887">НеверныйТип</text:span></text:span><text:span text:style-name="T887">.</text:span></text:p>
        </text:list-item>
        <text:list-item>
          <text:p text:style-name="P754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1">возврата каретки, </text:span>перевода строки, либо до конца файла. <text:span text:style-name="T890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0">ОшибкаКонвертации</text:span></text:span><text:span text:style-name="T890">.</text:span></text:p>
        </text:list-item>
        <text:list-item>
          <text:p text:style-name="P751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7">П</text:span>роцедура файлЗаписать()</text:h>
      <text:p text:style-name="P336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6">Текущая позиция чтения-записи смещается к концу файла на число записанных байт</text:span><text:span text:style-name="T918">ов</text:span><text:span text:style-name="T916">. </text:span><text:span text:style-name="T899">При ошибках записи возник</text:span><text:span text:style-name="T945">а</text:span><text:span text:style-name="T899">ет исключение </text:span><text:span text:style-name="Source_20_Text"><text:span text:style-name="T899">ОшибкаВводаВывода</text:span></text:span><text:span text:style-name="T899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03" text:outline-level="4">Двоичный файл</text:h>
      <text:p text:style-name="P331">При <text:span text:style-name="T900">записи</text:span> данных <text:span text:style-name="T900">в</text:span> двоичн<text:span text:style-name="T900">ый</text:span> файл, в зависимости от типа <text:span text:style-name="T912">каждого </text:span><text:span text:style-name="T888">переданного </text:span>параметра, <text:span text:style-name="T908">процедура</text:span><text:span text:style-name="T907"> </text:span>выполня<text:span text:style-name="T907">ет</text:span> следующие действия:</text:p>
      <text:list xml:id="list164606305584472" text:continue-list="list2616457735" text:style-name="L19">
        <text:list-item>
          <text:p text:style-name="P744"><text:span text:style-name="Source_20_Text"><text:span text:style-name="T887">строка</text:span></text:span><text:span text:style-name="T887"> — </text:span><text:span text:style-name="T901">записывает в файл </text:span><text:span text:style-name="T887">64-битное целое со знаком, представляющее собой длину строки в байтах. Затем, если </text:span><text:span text:style-name="T901">строка непустая</text:span><text:span text:style-name="T887">, </text:span><text:span text:style-name="T901">записывает</text:span><text:span text:style-name="T887"> </text:span><text:span text:style-name="T932">один или несколько</text:span><text:span text:style-name="T887"> байтов — </text:span><text:span text:style-name="T901">содержимое строки </text:span><text:span text:style-name="T902">в кодировке UTF-8</text:span><text:span text:style-name="T887">.</text:span></text:p>
        </text:list-item>
        <text:list-item>
          <text:p text:style-name="P747"><text:span text:style-name="T19">д</text:span><text:span text:style-name="T1">ругие простые типы</text:span> — <text:span text:style-name="T903">записывает в файл</text:span> <text:span text:style-name="T931">один или несколько</text:span> байт<text:span text:style-name="T919">ов</text:span>, <text:span text:style-name="T931">в соответствии с</text:span> размер<text:span text:style-name="T93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49"><text:span text:style-name="T19">с</text:span><text:span text:style-name="T1">оставные типы</text:span> — значения составных типов не могут быть <text:span text:style-name="T904">записаны в файл</text:span>.</text:p>
        </text:list-item>
      </text:list>
      <text:h text:style-name="P704" text:outline-level="4">Текстовый файл</text:h>
      <text:p text:style-name="P330">При <text:span text:style-name="T905">записи данных в текстовый файл</text:span>, в зависимости от типа <text:span text:style-name="T913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64607687093738" text:continue-numbering="true" text:style-name="L19">
        <text:list-item>
          <text:p text:style-name="P753"><text:span text:style-name="Source_20_Text">символ</text:span> — <text:span text:style-name="T906">записывает в файл</text:span> один символ в кодировке UTF-8.</text:p>
        </text:list-item>
        <text:list-item>
          <text:p text:style-name="P753"><text:span text:style-name="Source_20_Text">строка</text:span> — <text:span text:style-name="T907">записывает в файл символы в кодировке UTF-8, составляющие содержимое строки</text:span><text:span text:style-name="T897">. </text:span><text:span text:style-name="T907">Никакие дополнительные символы, свидетельствующие об окончании строки, </text:span><text:span text:style-name="T933">в</text:span><text:span text:style-name="T907"> файл не записываются.</text:span></text:p>
        </text:list-item>
        <text:list-item>
          <text:p text:style-name="P755"><text:span text:style-name="T18">д</text:span><text:span text:style-name="T1">ругие простые типы</text:span> — <text:span text:style-name="T907">записывает в файл </text:span><text:span text:style-name="T914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50"><text:span text:style-name="T18">с</text:span><text:span text:style-name="T1">оставные типы</text:span> — значения составных типов не могут быть <text:span text:style-name="T915">записаны в файл</text:span>.</text:p>
        </text:list-item>
      </text:list>
      <text:h text:style-name="P633" text:outline-level="3"><text:span text:style-name="T958">Функция</text:span> файл<text:span text:style-name="T954">Есть</text:span>()</text:h>
      <text:p text:style-name="Исходный_20_код"><text:span text:style-name="T955">функция</text:span> файлЕсть(вх имя: строка): <text:span text:style-name="T955">логическое</text:span>;</text:p>
      <text:p text:style-name="P348">Возвращает истинное значение, если существует файл, <text:span text:style-name="T956">но не каталог,</text:span> с указанным именем.</text:p>
      <text:h text:style-name="P634" text:outline-level="3"><text:span text:style-name="T958">Функция</text:span> файл<text:span text:style-name="T954">Есть</text:span><text:span text:style-name="T957">Кат</text:span>()</text:h>
      <text:p text:style-name="P352"><text:span text:style-name="T955">функция</text:span> файлЕсть<text:span text:style-name="T957">Кат</text:span>(вх имя: строка): <text:span text:style-name="T955">логическое</text:span>;</text:p>
      <text:p text:style-name="P349">Возвращает истинное значение, если существует <text:span text:style-name="T956">каталог</text:span> с указанным именем.</text:p>
      <text:h text:style-name="Heading_20_3" text:outline-level="3">Функция файл<text:span text:style-name="T962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5">если это поддерживается операционной системой</text:span>.</text:p>
      <text:h text:style-name="P635" text:outline-level="3"><text:soft-page-break/>Функция файл<text:span text:style-name="T961">В</text:span>рм<text:span text:style-name="T960">Имя</text:span>()</text:h>
      <text:p text:style-name="P353">функция файлВрм<text:span text:style-name="T1446">Имя</text:span>(вх общий: логическое; <text:span text:style-name="T960">вх префикс: строка</text:span>): строка;</text:p>
      <text:p text:style-name="P355">Возвращает путь <text:span text:style-name="T960">и имя файла, которые можно использовать для создания </text:span><text:span text:style-name="T963">временного файла</text:span>. Если в параметре <text:span text:style-name="Source_20_Text">общий</text:span> передано истинное значение, функция вернёт <text:span text:style-name="T964">путь к</text:span><text:span text:style-name="T963"> файл</text:span><text:span text:style-name="T964">у</text:span><text:span text:style-name="T963"> в </text:span>глобальн<text:span text:style-name="T963">ом</text:span> временн<text:span text:style-name="T963">ом</text:span> каталог<text:span text:style-name="T963">е</text:span>, в противном случае — <text:span text:style-name="T963">во </text:span>временн<text:span text:style-name="T963">ом</text:span> каталог<text:span text:style-name="T963">е</text:span> текущего пользователя, <text:span text:style-name="T965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6">ыйПуть</text:span>()</text:h>
      <text:p text:style-name="Исходный_20_код">функция файлПолн<text:span text:style-name="T966">ыйПуть</text:span>(вх <text:span text:style-name="T967">путь</text:span>: строка): строка;</text:p>
      <text:p text:style-name="P357">Дополняет переданный относительный путь к файлу <text:span text:style-name="T970">или каталогу </text:span>до абсолютного, <text:span text:style-name="T96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68">путь</text:span></text:span> передано пустое значение, возвращает полный путь к текущему каталогу.</text:p>
      <text:h text:style-name="P636" text:outline-level="3">Функция файл<text:span text:style-name="T1004">Выполняемый</text:span>()</text:h>
      <text:p text:style-name="P363">функция файл<text:span text:style-name="T1004">Выполняемый</text:span>(): строка;</text:p>
      <text:p text:style-name="P358"><text:span text:style-name="T974">Возвращает имя файла выполняемой программы</text:span>.</text:p>
      <text:h text:style-name="P637" text:outline-level="3">Функция файл<text:span text:style-name="T975">ДомКат</text:span>()</text:h>
      <text:p text:style-name="P364">функция файл<text:span text:style-name="T975">ДомКат</text:span>(): строка;</text:p>
      <text:p text:style-name="P359"><text:span text:style-name="T974">Возвращает </text:span><text:span text:style-name="T975">путь к домашнему каталогу текущего пользователя операционной системы</text:span>.</text:p>
      <text:h text:style-name="P638" text:outline-level="3">Функция файл<text:span text:style-name="T976">Атрибуты</text:span>()</text:h>
      <text:p text:style-name="P365">функция файл<text:span text:style-name="T976">Атрибуты</text:span>(<text:span text:style-name="T976">вх имя: строка</text:span>): <text:span text:style-name="T976">целое</text:span>;</text:p>
      <text:p text:style-name="P360"><text:span text:style-name="T974">Возвращает </text:span><text:span text:style-name="T977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p text:style-name="P369">Возможны<text:span text:style-name="T981">м</text:span> значения<text:span text:style-name="T981">м</text:span> атрибутов <text:span text:style-name="T978">соответствуют</text:span> констант<text:span text:style-name="T981">ы</text:span> <text:span text:style-name="Source_20_Text">фаХХХХ</text:span>. <text:span text:style-name="T981">Некоторые атрибуты могут быть неприменимы, в зависимости от операционной системы.</text:span></text:p>
      <text:h text:style-name="P639" text:outline-level="3">Функция файл<text:span text:style-name="T983">Возраст</text:span>()</text:h>
      <text:p text:style-name="P366">функция файл<text:span text:style-name="T983">Возраст</text:span>(<text:span text:style-name="T976">вх имя: строка</text:span>): <text:span text:style-name="T983">момент</text:span>;</text:p>
      <text:p text:style-name="P361"><text:span text:style-name="T974">Возвращает </text:span><text:span text:style-name="T983">дату и время последней модификации</text:span><text:span text:style-name="T977"> файла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h text:style-name="P640" text:outline-level="3"><text:soft-page-break/>Функция файл<text:span text:style-name="T990">Переместить</text:span>()</text:h>
      <text:p text:style-name="P367"><text:span text:style-name="T984">процедура</text:span> файл<text:span text:style-name="T990">Переместить</text:span>(<text:span text:style-name="T976">вх </text:span><text:span text:style-name="T984">откуда, куда</text:span><text:span text:style-name="T976">: строка</text:span>);</text:p>
      <text:p text:style-name="P370">Переименовывает <text:span text:style-name="T986">и/</text:span>или перемещает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641" text:outline-level="3">Функция файл<text:span text:style-name="T988">Удалить</text:span>()</text:h>
      <text:p text:style-name="P368"><text:span text:style-name="T984">процедура</text:span> файл<text:span text:style-name="T988">Удалить</text:span>(<text:span text:style-name="T976">вх </text:span><text:span text:style-name="T988">имя</text:span><text:span text:style-name="T976">: строка</text:span>);</text:p>
      <text:p text:style-name="P371"><text:span text:style-name="T988">Удаляет</text:span>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996">переданную </text:span>структуру <text:span text:style-name="T996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99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9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9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42" text:outline-level="3">Функция файл<text:span text:style-name="T999">Следующий</text:span>()</text:h>
      <text:p text:style-name="P375">функция файл<text:span text:style-name="T999">Следующий</text:span>(вх <text:span text:style-name="T999">список</text:span>: <text:span text:style-name="T999">объект</text:span>; вых инфо: ФайлИнфо): <text:span text:style-name="T999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1">нет</text:span></text:span>; <text:span text:style-name="T1003">в этом случае структура </text:span><text:span text:style-name="Source_20_Text"><text:span text:style-name="T1003">инфо</text:span></text:span><text:span text:style-name="T1003"> остаётся незаполненной.</text:span></text:p>
      <text:p text:style-name="P377"><text:span text:style-name="T1001">Объект</text:span> <text:span text:style-name="Source_20_Text"><text:span text:style-name="T1001">с</text:span></text:span><text:span text:style-name="Source_20_Text"><text:span text:style-name="T1000">писок</text:span></text:span><text:span text:style-name="T1000"> должен быть создан вызовом функции </text:span><text:span text:style-name="Source_20_Text"><text:span text:style-name="T1000">файлПервый()</text:span></text:span><text:span text:style-name="T1000"> и в дальнейшем уничтожен вызовом процедуры </text:span><text:span text:style-name="Source_20_Text"><text:span text:style-name="T1000">уничтожить()</text:span></text:span><text:span text:style-name="T1000">.</text:span></text:p>
      <text:p text:style-name="P378"><text:span text:style-name="T1002">П</text:span>ример использования <text:span text:style-name="T1002">см. </text:span>в описании функции <text:span text:style-name="Source_20_Text">файлПервый()</text:span>.</text:p>
      <text:h text:style-name="P603" text:outline-level="2">Массивы</text:h>
      <text:h text:style-name="P643" text:outline-level="3">Конструкции есть() и нету()</text:h>
      <text:p text:style-name="P423"><text:span text:style-name="T1108">переменная<text:line-break/> <text:s text:c="3"/>м: массив целых;<text:line-break/>н</text:span>ачало<text:line-break/> <text:s text:c="3"/><text:span text:style-name="T1108">если есть(м[10]) </text:span><text:span text:style-name="T1109">то </text:span><text:span text:style-name="T1108">вывести("да");<text:line-break/> <text:s text:c="3"/>если нету(м[10]) </text:span><text:span text:style-name="T1109">то </text:span><text:span text:style-name="T1108">вывести("</text:span><text:span text:style-name="T1109">нет</text:span><text:span text:style-name="T1108">"); // </text:span><text:span text:style-name="T1109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09">м</text:span>: <text:span text:style-name="T302">массив</text:span>): целое;</text:p>
      <text:p text:style-name="P112">функция длина(вв <text:span text:style-name="T309">м</text:span>: <text:span text:style-name="T302">массив</text:span>; <text:span text:style-name="T106">вх </text:span><text:span text:style-name="T136">размер</text:span>: целое): целое;</text:p>
      <text:p text:style-name="P25">Возвращает <text:span text:style-name="T303">количество элементов в переданном массиве</text:span>.</text:p>
      <text:p text:style-name="P25">Если передан параметр <text:span text:style-name="Source_20_Text"><text:span text:style-name="T836">размер</text:span></text:span>, то функция установит для переданно<text:span text:style-name="T30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4">массива</text:span> сохраняется, <text:span text:style-name="T304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5">сохраняются прежние значения элементов от нуля до новой длины, а остальные элементы </text:span><text:span text:style-name="T306">уничтожаются</text:span><text:span text:style-name="T152">.</text:span></text:p>
      <text:h text:style-name="Heading_20_3" text:outline-level="3">Процедура добавить()</text:h>
      <text:p text:style-name="P113"><text:span text:style-name="T309">процедура</text:span> <text:span text:style-name="T309">добавить</text:span>(вв <text:span text:style-name="T309">м</text:span>: <text:span text:style-name="T302">массив</text:span>; <text:span text:style-name="T106">вх </text:span><text:span text:style-name="T309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9">процедура</text:span> <text:span text:style-name="T310">вставить</text:span>(вв <text:span text:style-name="T309">м</text:span>: <text:span text:style-name="T302">массив</text:span>; <text:span text:style-name="T106">вх </text:span><text:span text:style-name="T311">индекс: целое; вх </text:span><text:span text:style-name="T309">элемент</text:span>);</text:p>
      <text:p text:style-name="P94"><text:span text:style-name="T313">Вставляет в массив</text:span> переданный <text:span text:style-name="T314">элемент</text:span>. <text:span text:style-name="T312">Если переданный </text:span><text:span text:style-name="Source_20_Text"><text:span text:style-name="T837">индекс</text:span></text:span><text:span text:style-name="T312"> равен длине массива, то элемент добавляется в конец массива; </text:span><text:span text:style-name="T313">е</text:span><text:span text:style-name="T312">сли </text:span><text:span text:style-name="T313">меньше, то элемент вставляется в переданную позицию, а все элементы, начиная от переданного индекса, включительно, сдвигаются </text:span><text:span text:style-name="T318">в сторону увеличения индекса</text:span><text:span text:style-name="T313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88">НеверныйИндекс</text:span></text:span>.</text:p>
      <text:h text:style-name="Heading_20_3" text:outline-level="3">Процедура удалить()</text:h>
      <text:p text:style-name="P115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: целое</text:span>);</text:p>
      <text:p text:style-name="P116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, </text:span><text:span text:style-name="T316">кво</text:span><text:span text:style-name="T311">: целое</text:span>);</text:p>
      <text:p text:style-name="P95"><text:span text:style-name="T317">Удаляет элементы из массива</text:span>.</text:p>
      <text:p text:style-name="P95"><text:span text:style-name="T319">Удаляет переданное количество элементов, начиная от указанного индекса, включительно. </text:span><text:span text:style-name="T320">Если параметр </text:span><text:span text:style-name="Source_20_Text"><text:span text:style-name="T838">кво</text:span></text:span><text:span text:style-name="T320"> не передан, удаляет один элемент.</text:span><text:span text:style-name="T319"> </text:span><text:span text:style-name="T320">Если после удалённых элементов остались ещё элементы, </text:span><text:span text:style-name="T321">то </text:span><text:span text:style-name="T320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88">НеверныйИндекс</text:span></text:span>.</text:p>
      <text:h text:style-name="P645" text:outline-level="3">Процедура <text:span text:style-name="T1460">очистить</text:span>()</text:h>
      <text:p text:style-name="P535"><text:span text:style-name="T309">процедура</text:span> <text:span text:style-name="T1460">очистить</text:span>(вв <text:span text:style-name="T309">м</text:span>: <text:span text:style-name="T302">массив</text:span>);</text:p>
      <text:p text:style-name="P98"><text:span text:style-name="T317">Удаляет </text:span><text:span text:style-name="T1460">все </text:span><text:span text:style-name="T317">элементы из массива</text:span>.</text:p>
      <text:h text:style-name="P604" text:outline-level="2">Словари</text:h>
      <text:h text:style-name="P644" text:outline-level="3">Конструкции есть() и нету()</text:h>
      <text:p text:style-name="P424"><text:span text:style-name="T1108">переменная<text:line-break/> <text:s text:c="3"/></text:span><text:span text:style-name="T1110">сл</text:span><text:span text:style-name="T1108">: </text:span><text:span text:style-name="T1110">словарь</text:span><text:span text:style-name="T1108"> целых </text:span><text:span text:style-name="T1110">ключ строка</text:span><text:span text:style-name="T1108">;<text:line-break/>н</text:span>ачало<text:line-break/> <text:s text:c="3"/><text:span text:style-name="T1111">сл["первый"] := 10;</text:span><text:line-break/> <text:s text:c="3"/><text:span text:style-name="T1108">если есть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да"); <text:s/>// </text:span><text:span text:style-name="T1109">будет выведено "</text:span><text:span text:style-name="T1111">да</text:span><text:span text:style-name="T1109">"</text:span><text:span text:style-name="T1108"><text:line-break/> <text:s text:c="3"/>если нету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</text:span><text:span text:style-name="T1109">нет</text:span><text:span text:style-name="T1108">");</text:span><text:line-break/>окончание;</text:p>
      <text:p text:style-name="Text_20_body"><text:span text:style-name="T1109">Эти конструкции выглядят как функции, но фактически ими не являются. Конструкция </text:span><text:span text:style-name="Source_20_Text"><text:span text:style-name="T1109">есть()</text:span></text:span><text:span text:style-name="T1109"> имеет истинное значение, если существует указанный в скобках элемент </text:span><text:span text:style-name="T1112">словаря</text:span><text:span text:style-name="T1109"> — т. е., если </text:span><text:span text:style-name="T1112">в словаре есть </text:span><text:span text:style-name="T1109">указанный </text:span><text:span text:style-name="T1112">ключ</text:span><text:span text:style-name="T1109">. Конструкция </text:span><text:span text:style-name="Source_20_Text"><text:span text:style-name="T1109">нету()</text:span></text:span><text:span text:style-name="T1109"> имеет истинное значение в противоположном случае.</text:span></text:p>
      <text:h text:style-name="P646" text:outline-level="3">Функция длина()</text:h>
      <text:p text:style-name="P82">функция длина(вх <text:span text:style-name="T324">сл</text:span>: <text:span text:style-name="T325">словарь</text:span>): целое;</text:p>
      <text:p text:style-name="P81"><text:soft-page-break/><text:span text:style-name="T106">Возвращает </text:span><text:span text:style-name="T303">количество элементов в переданном </text:span><text:span text:style-name="T324">словаре</text:span><text:span text:style-name="T106">.</text:span></text:p>
      <text:h text:style-name="P647" text:outline-level="3">Процедура добавить()</text:h>
      <text:p text:style-name="P117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</text:span>);</text:p>
      <text:p text:style-name="P82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, </text:span><text:span text:style-name="T326">значение</text:span>);</text:p>
      <text:p text:style-name="P97">Добавляет <text:span text:style-name="T334">в словарь </text:span>переданный <text:span text:style-name="Source_20_Text"><text:span text:style-name="T839">ключ</text:span></text:span>. <text:span text:style-name="T327">Если передано </text:span><text:span text:style-name="Source_20_Text"><text:span text:style-name="T839">значение</text:span></text:span><text:span text:style-name="T327">, то оно присваивается добавленному ключу; если нет, то новый ключ получает нулевое начальное значение</text:span>.</text:p>
      <text:p text:style-name="P97"><text:span text:style-name="T328">Если </text:span><text:span text:style-name="T329">указанный</text:span><text:span text:style-name="T328"> ключ уже существует в словаре, то новое значение присваивается существующему ключу, </text:span><text:span text:style-name="T329">либо не меняется, если новое значение </text:span><text:span text:style-name="T330">не передано</text:span><text:span text:style-name="T328">.</text:span></text:p>
      <text:h text:style-name="P647" text:outline-level="3">Процедура вставить()</text:h>
      <text:p text:style-name="P82"><text:span text:style-name="T309">процедура</text:span> <text:span text:style-name="T310">вставить</text:span>(вв <text:span text:style-name="T331">сл</text:span>: <text:span text:style-name="T332">словарь</text:span>; <text:span text:style-name="T106">вх </text:span><text:span text:style-name="T333">ключ, значение</text:span>);</text:p>
      <text:p text:style-name="P96"><text:span text:style-name="T337">Добавляет</text:span><text:span text:style-name="T313"> в </text:span><text:span text:style-name="T335">словарь переданн</text:span><text:span text:style-name="T336">ую пару</text:span><text:span text:style-name="T335"> ключ-</text:span><text:span text:style-name="T336">значение или присваивает новое значение переданному ключу, </text:span><text:span text:style-name="T346">если тот уже сущес</text:span><text:span text:style-name="T347">т</text:span><text:span text:style-name="T346">вует в словаре</text:span>. <text:span text:style-name="T335">Эквивалентным вызову этой функции является присваивание:</text:span></text:p>
      <text:p text:style-name="Исходный_20_код">сл[ключ] := значение;</text:p>
      <text:h text:style-name="P647" text:outline-level="3">Процедура удалить()</text:h>
      <text:p text:style-name="P82"><text:span text:style-name="T309">процедура</text:span> <text:span text:style-name="T315">удалить</text:span>(вв <text:span text:style-name="T338">сл</text:span>: <text:span text:style-name="T338">словарь</text:span>; <text:span text:style-name="T106">вх </text:span><text:span text:style-name="T338">ключ</text:span>);</text:p>
      <text:p text:style-name="P96"><text:span text:style-name="T317">Удаляет из </text:span><text:span text:style-name="T338">словаря переданный ключ и соответствующее ему значение</text:span>. <text:span text:style-name="T339">Если указанный ключ отсутствует в словаре, создаётся исключение </text:span><text:span text:style-name="Source_20_Text"><text:span text:style-name="T840">НеверныйКлюч</text:span></text:span><text:span text:style-name="T339">.</text:span></text:p>
      <text:h text:style-name="P648" text:outline-level="3">Процедура <text:span text:style-name="T1461">очистить</text:span>()</text:h>
      <text:p text:style-name="P536"><text:span text:style-name="T309">процедура</text:span> <text:span text:style-name="T1461">очистить</text:span>(вв <text:span text:style-name="T338">сл</text:span>: <text:span text:style-name="T338">словарь</text:span>);</text:p>
      <text:p text:style-name="P99"><text:span text:style-name="T317">Удаляет из </text:span><text:span text:style-name="T338">словаря </text:span><text:span text:style-name="T1461">все ключи и </text:span><text:span text:style-name="T1462">соответствующие им </text:span><text:span text:style-name="T1461">значения.</text:span></text:p>
      <text:h text:style-name="P607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649" text:outline-level="3">Функци<text:span text:style-name="T446">я</text:span> <text:span text:style-name="T442">нечисло</text:span>()</text:h>
      <text:p text:style-name="P164">функция <text:span text:style-name="T442">нечисло(</text:span><text:span text:style-name="T447">вх </text:span><text:span text:style-name="T442">число: дробное)</text:span>: <text:span text:style-name="T442">логическое</text:span>;</text:p>
      <text:p text:style-name="P104"><text:soft-page-break/>Возвращает <text:span text:style-name="T442">истин</text:span><text:span text:style-name="T444">у</text:span><text:span text:style-name="T442">, если переданный параметр имеет значение </text:span><text:span text:style-name="T7">нечисло</text:span>.</text:p>
      <text:h text:style-name="P650" text:outline-level="3">Функци<text:span text:style-name="T446">я</text:span> <text:span text:style-name="T443">конечно</text:span>()</text:h>
      <text:p text:style-name="P165">функция <text:span text:style-name="T443">конечно</text:span><text:span text:style-name="T442">(</text:span><text:span text:style-name="T447">вх </text:span><text:span text:style-name="T442">число: дробное)</text:span>: <text:span text:style-name="T442">логическое</text:span>;</text:p>
      <text:p text:style-name="P105">Возвращает <text:span text:style-name="T442">истин</text:span><text:span text:style-name="T444">у</text:span><text:span text:style-name="T442">, если переданный параметр имеет </text:span><text:span text:style-name="T445">конечное численное </text:span><text:span text:style-name="T442">значение</text:span>. <text:span text:style-name="T445">Возвращает ложь, если значение переданного параметра — </text:span><text:span text:style-name="T17">нечисло</text:span><text:span text:style-name="T445"> или бесконечность с любым знаком.</text:span></text:p>
      <text:h text:style-name="P651" text:outline-level="3">Функци<text:span text:style-name="T446">я</text:span> <text:span text:style-name="T449">округл</text:span>()</text:h>
      <text:p text:style-name="P166">функция <text:span text:style-name="T449">округл</text:span><text:span text:style-name="T442">(</text:span><text:span text:style-name="T447">вх </text:span><text:span text:style-name="T442">число: дробное)</text:span>: <text:span text:style-name="T449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88">НеверноеЧисло</text:span></text:span>.</text:p>
      <text:h text:style-name="P652" text:outline-level="3">Функци<text:span text:style-name="T446">я</text:span> <text:span text:style-name="T450">цел</text:span>()</text:h>
      <text:p text:style-name="P167">функция <text:span text:style-name="T450">цел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0">Возвращает целую часть переданного числа.</text:p>
      <text:h text:style-name="P653" text:outline-level="3">Функци<text:span text:style-name="T446">я</text:span> <text:span text:style-name="T452">дроб</text:span>()</text:h>
      <text:p text:style-name="P168">функция <text:span text:style-name="T452">дроб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1">Возвращает <text:span text:style-name="T45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54" text:outline-level="3">Функция <text:span text:style-name="T454">cos</text:span>()</text:h>
      <text:p text:style-name="P172">функция <text:span text:style-name="T454">cos</text:span>(число: дробное): дробное;</text:p>
      <text:p text:style-name="P177">Возвращает <text:span text:style-name="T454">ко</text:span>синус переданного числа.</text:p>
      <text:h text:style-name="P655" text:outline-level="3">Функция <text:span text:style-name="T455">tg</text:span>()</text:h>
      <text:p text:style-name="P173">функция <text:span text:style-name="T455">tg</text:span>(число: дробное): дробное;</text:p>
      <text:p text:style-name="P178">Возвращает <text:span text:style-name="T455">тангенс</text:span> переданного числа.</text:p>
      <text:h text:style-name="P656" text:outline-level="3">Функция <text:span text:style-name="T456">arc</text:span>sin()</text:h>
      <text:p text:style-name="P174">функция <text:span text:style-name="T456">arc</text:span>sin(число: дробное): дробное;</text:p>
      <text:p text:style-name="P179"><text:soft-page-break/>Возвращает <text:span text:style-name="T456">арк</text:span>синус переданного числа.</text:p>
      <text:h text:style-name="P656" text:outline-level="3">Функция <text:span text:style-name="T456">arc</text:span><text:span text:style-name="T454">cos</text:span>()</text:h>
      <text:p text:style-name="P174">функция <text:span text:style-name="T456">arc</text:span><text:span text:style-name="T454">cos</text:span>(число: дробное): дробное;</text:p>
      <text:p text:style-name="P179">Возвращает <text:span text:style-name="T456">арк</text:span><text:span text:style-name="T454">ко</text:span>синус переданного числа.</text:p>
      <text:h text:style-name="P656" text:outline-level="3">Функция <text:span text:style-name="T456">arc</text:span><text:span text:style-name="T455">tg</text:span>()</text:h>
      <text:p text:style-name="P174">функция <text:span text:style-name="T456">arc</text:span><text:span text:style-name="T455">tg</text:span>(число: дробное): дробное;</text:p>
      <text:p text:style-name="P179">Возвращает <text:span text:style-name="T456">арк</text:span><text:span text:style-name="T455">тангенс</text:span> переданного числа.</text:p>
      <text:h text:style-name="P657" text:outline-level="3">Функция <text:span text:style-name="T457">ln</text:span>()</text:h>
      <text:p text:style-name="P175">функция <text:span text:style-name="T457">ln</text:span>(число: дробное): дробное;</text:p>
      <text:p text:style-name="P180">Возвращает <text:span text:style-name="T457">натуральный логарифм</text:span> переданного числа.</text:p>
      <text:h text:style-name="P657" text:outline-level="3">Функция <text:span text:style-name="T457">exp</text:span>()</text:h>
      <text:p text:style-name="P175">функция <text:span text:style-name="T457">exp</text:span>(число: дробное): дробное;</text:p>
      <text:p text:style-name="P181"><text:span text:style-name="T453">Возвращает </text:span><text:span text:style-name="T457">экспоненту</text:span><text:span text:style-name="T453"> переданного числа — </text:span><text:span text:style-name="T457">т. е., число, возведённое в степень </text:span><text:bookmark text:name="firstHeading"/><text:span text:style-name="T189">e</text:span><text:span text:style-name="T453">.</text:span></text:p>
      <text:h text:style-name="P658" text:outline-level="3">Функция <text:span text:style-name="T530">случайное</text:span>()</text:h>
      <text:p text:style-name="P211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2"><text:span text:style-name="T453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3">. </text:span><text:span text:style-name="T533">Генератор </text:span><text:span text:style-name="T871">псевдо</text:span><text:span text:style-name="T533">случайных чисел инициализируется при первом обращении к функции.</text:span></text:p>
      <text:h text:style-name="P605" text:outline-level="2">Моменты</text:h>
      <text:h text:style-name="Heading_20_3" text:outline-level="3">Функци<text:span text:style-name="T959">я</text:span> дата()</text:h>
      <text:p text:style-name="P350">функция дата<text:span text:style-name="T1447">()</text:span>: момент;<text:line-break/><text:span text:style-name="T946">функция дата(м: момент): момент;</text:span></text:p>
      <text:p text:style-name="P106">Возвращает значение <text:span text:style-name="T948">переданного момента</text:span> с <text:span text:style-name="T948">обнулённ</text:span><text:span text:style-name="T950">ым временем</text:span> — <text:span text:style-name="T949">т. е., только </text:span><text:span text:style-name="T950">дату</text:span>. <text:span text:style-name="T948">Если параметр не передан, возвращает текущ</text:span><text:span text:style-name="T950">ую дату</text:span><text:span text:style-name="T948">.</text:span></text:p>
      <text:h text:style-name="Heading_20_3" text:outline-level="3">Функция время()</text:h>
      <text:p text:style-name="P103">функция <text:span text:style-name="T322">время</text:span><text:span text:style-name="T1448">()</text:span>: момент;<text:line-break/>функция <text:span text:style-name="T947">время</text:span>(м: момент): момент;</text:p>
      <text:p text:style-name="P102">Возвращает значение <text:span text:style-name="T948">переданного момента</text:span> с <text:span text:style-name="T948">обнулённой</text:span> датой — <text:span text:style-name="T949">т. е., только время</text:span>. <text:span text:style-name="T948">Если параметр не передан, возвращает текущ</text:span><text:span text:style-name="T949">ее время</text:span><text:span text:style-name="T948">.</text:span></text:p>
      <text:h text:style-name="Heading_20_3" text:outline-level="3"><text:soft-page-break/>Функция сейчас()</text:h>
      <text:p text:style-name="P108">функция <text:span text:style-name="T323">сейчас</text:span><text:span text:style-name="T1449">()</text:span>: момент;</text:p>
      <text:p text:style-name="P107">Возвращает значение те<text:span text:style-name="T872">ку</text:span>щего момента — дату и время.</text:p>
      <text:h text:style-name="P606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38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38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39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39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42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41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42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40">возникает при ошибках, связанных с несовместимостью типов данных.</text:span></text:p>
      <text:p text:style-name="P500"><text:span text:style-name="Source_20_Text">НеверныйСинтаксис</text:span><text:tab/>-<text:tab/><text:span text:style-name="T1342">возникает при синтаксических ошибках.</text:span></text:p>
      <text:p text:style-name="P499"><text:span text:style-name="Source_20_Text">ОшибкаВыполнения</text:span><text:tab/>-<text:tab/><text:span text:style-name="T1342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43">ошибки, допущенные разработчиками Клауса. При возникновении такой ошибки авторы будут благодарны за </text:span><text:span text:style-name="T1345">добавление</text:span><text:span text:style-name="T1343"> сообщения о </text:span><text:span text:style-name="T1344">проблеме</text:span><text:span text:style-name="T1343"> в репозитори</text:span><text:span text:style-name="T1345">й</text:span><text:span text:style-name="T1343"> проекта. Заранее спасибо!</text:span></text:p>
      <text:p text:style-name="Text_20_body">Все предопределённые исключения не <text:span text:style-name="T1347">принимают</text:span> параметров. <text:span text:style-name="T1346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0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1">()</text:span>: строка;</text:p>
      <text:p text:style-name="P110">Возвращает <text:span text:style-name="T340">текст сообщения об ошибке</text:span> активного исключения <text:span text:style-name="T342">с </text:span><text:span text:style-name="T341">уже </text:span><text:span text:style-name="T342">добавленными в него </text:span><text:span text:style-name="T341">значениями параметров </text:span><text:span text:style-name="T343">исключения</text:span>. Эту функцию можно вызывать только в секции обработки исключений, иначе она вернёт пустую строку.</text:p>
      <text:h text:style-name="P606" text:outline-level="2"><text:soft-page-break/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1">Не</text:span></text:span><text:span text:style-name="Source_20_Text"><text:span text:style-name="T842">верный</text:span></text:span><text:span text:style-name="Source_20_Text"><text:span text:style-name="T841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59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0">ов</text:span>.</text:p>
      <text:p text:style-name="P24">Если передан параметр <text:span text:style-name="Source_20_Text"><text:span text:style-name="T83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1">ов</text:span>, не оказался разбит на части — <text:span text:style-name="T145">иначе</text:span> возникнет ошибка <text:span text:style-name="Source_20_Text"><text:span text:style-name="T788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60" text:outline-level="3"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3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4">НеверныйСимвол</text:span></text:span><text:span text:style-name="T116">.</text:span></text:p>
      <text:p text:style-name="P30">Если параметр <text:span text:style-name="Source_20_Text"><text:span text:style-name="T788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oft-page-break/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5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5">В параметре <text:span text:style-name="Source_20_Text"><text:span text:style-name="T78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47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48">индекс</text:span></text:span><text:span text:style-name="T124"> и </text:span><text:span text:style-name="Source_20_Text"><text:span text:style-name="T848">максЦелое</text:span></text:span><text:span text:style-name="T124"> в параметре </text:span><text:span text:style-name="Source_20_Text"><text:span text:style-name="T848">кво</text:span></text:span><text:span text:style-name="T124">.</text:span></text:p>
      <text:h text:style-name="P663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5">индекс</text:span></text:span>. <text:span text:style-name="T129">Для получения позиции последнего символа в строке в параметре </text:span><text:span text:style-name="Source_20_Text"><text:span text:style-name="T849">индекс</text:span></text:span><text:span text:style-name="T129"> 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6">В параметре <text:span text:style-name="Source_20_Text"><text:span text:style-name="T788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47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50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48">индекс</text:span></text:span><text:span text:style-name="T124"> и </text:span><text:span text:style-name="Source_20_Text"><text:span text:style-name="T848">кво</text:span></text:span><text:span text:style-name="T124">.</text:span></text:p>
      <text:p text:style-name="P43"><text:span text:style-name="T190">Примечание:</text:span> для <text:span text:style-name="T873">строки из </text:span>многобайтовых символов функция <text:span text:style-name="Source_20_Text"><text:span text:style-name="T788">след()</text:span></text:span> работает быстрее, чем <text:span text:style-name="Source_20_Text"><text:span text:style-name="T788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2">Если параметр <text:span text:style-name="Source_20_Text"><text:span text:style-name="T788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1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2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46">НеверныйСимвол</text:span></text:span><text:span text:style-name="T137">.</text:span></text:p>
      <text:h text:style-name="Heading_20_3" text:outline-level="3"><text:soft-page-break/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88">стр2</text:span></text:span> в конец строки <text:span text:style-name="Source_20_Text"><text:span text:style-name="T788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88">подстр</text:span></text:span> в указанную позицию строки <text:span text:style-name="Source_20_Text"><text:span text:style-name="T788">стр</text:span></text:span>, <text:span text:style-name="T156">так что символы из строки </text:span><text:span text:style-name="Source_20_Text"><text:span text:style-name="T852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2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2">индекс</text:span></text:span><text:span text:style-name="T156">. П</text:span>ри этом длина строки <text:span text:style-name="Source_20_Text"><text:span text:style-name="T788">стр</text:span></text:span> увеличивается на длину строки <text:span text:style-name="Source_20_Text"><text:span text:style-name="T788">подстр</text:span></text:span>.</text:p>
      <text:p text:style-name="P40"><text:span text:style-name="T158">Если переданный </text:span><text:span text:style-name="Source_20_Text"><text:span text:style-name="T853">индекс</text:span></text:span><text:span text:style-name="T158"> больше или равен длине </text:span><text:span text:style-name="Source_20_Text"><text:span text:style-name="T854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3">ов</text:span>, начиная с переданного индекса, включительно.</text:p>
      <text:p text:style-name="P41"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4">ов</text:span> справа от индекса, чем передано в параметре <text:span text:style-name="Source_20_Text"><text:span text:style-name="T788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25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88">стр1</text:span></text:span><text:span text:style-name="T159"> </text:span>байты из <text:span text:style-name="Source_20_Text"><text:span text:style-name="T788">стр2</text:span></text:span>.</text:p>
      <text:p text:style-name="P48"><text:span text:style-name="T187">Из </text:span><text:span text:style-name="Source_20_Text"><text:span text:style-name="T855">стр2</text:span></text:span><text:span text:style-name="T187"> копируется </text:span><text:span text:style-name="T188">указанное </text:span><text:span text:style-name="Source_20_Text"><text:span text:style-name="T855">число</text:span></text:span><text:span text:style-name="T187"> байт</text:span><text:span text:style-name="T926">ов</text:span><text:span text:style-name="T187">, начиная от </text:span><text:span text:style-name="Source_20_Text"><text:span text:style-name="T855">индекс2</text:span></text:span><text:span text:style-name="T187">, включительно; </text:span><text:span text:style-name="T188">эти байты размещаются в </text:span><text:span text:style-name="Source_20_Text"><text:span text:style-name="T856">стр1</text:span></text:span><text:span text:style-name="T162">,</text:span><text:span text:style-name="T188"> начиная от </text:span><text:span text:style-name="Source_20_Text"><text:span text:style-name="T856">индекс</text:span></text:span><text:span text:style-name="T188">, и заменяют собой байты, которые раньше находились в </text:span><text:span text:style-name="Source_20_Text"><text:span text:style-name="T856">стр1</text:span></text:span><text:span text:style-name="T188"> в этих позициях. Если длины </text:span><text:span text:style-name="Source_20_Text"><text:span text:style-name="T856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88">число</text:span></text:span>, то копируются все байты от <text:span text:style-name="Source_20_Text"><text:span text:style-name="T788">индекс2</text:span></text:span> до конца <text:span text:style-name="Source_20_Text"><text:span text:style-name="T788">стр2</text:span></text:span>. Если не передан <text:span text:style-name="Source_20_Text"><text:span text:style-name="T788">индекс2</text:span></text:span>, то копируется вся <text:span text:style-name="Source_20_Text"><text:span text:style-name="T788">стр2</text:span></text:span> от начала до конца.</text:p>
      <text:p text:style-name="P50"><text:soft-page-break/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88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88">что</text:span></text:span> в строке <text:span text:style-name="Source_20_Text"><text:span text:style-name="T788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57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88">учтРегистр</text:span></text:span> передано <text:span text:style-name="Source_20_Text"><text:span text:style-name="T788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664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88">число</text:span></text:span> байт<text:span text:style-name="T927">ов</text:span>, начиная с переданного индекса, на байты из строки <text:span text:style-name="Source_20_Text"><text:span text:style-name="T788">чем</text:span></text:span>. <text:span text:style-name="T221">Длина строки изменяется соответственно.</text:span></text:p>
      <text:p text:style-name="P69">Значения <text:span text:style-name="Source_20_Text"><text:span text:style-name="T788">индекс</text:span></text:span> и <text:span text:style-name="Source_20_Text"><text:span text:style-name="T78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88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</text:span></text:p>
      <text:p text:style-name="P71"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<text:soft-page-break/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8">Символы в апострофах <text:span text:style-name="T875">должны быть указаны</text:span> в шаблон<text:span text:style-name="T874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3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58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05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76">hh</text:span><text:span text:style-name="T257">:</text:span><text:span text:style-name="T876">mm</text:span><text:span text:style-name="T257">:</text:span><text:span text:style-name="T876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1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<text:soft-page-break/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8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7">Пётр</text:span>", "<text:span text:style-name="T268">Иванов</text:span>", <text:span text:style-name="T268">15</text:span>);</text:p>
      <text:p text:style-name="P80">// <text:span text:style-name="T462">стр = "</text:span><text:span text:style-name="T268">Меня зовут </text:span><text:span text:style-name="T467">Пётр</text:span><text:span text:style-name="T268"> Иванов. Мне 15 лет."</text:span></text:p>
      <text:p text:style-name="P184"/>
      <text:p text:style-name="P184">стр := формат("<text:span text:style-name="T268">Меня зовут %</text:span><text:span text:style-name="T464">1:</text:span><text:span text:style-name="T268">s %</text:span><text:span text:style-name="T464">0:</text:span><text:span text:style-name="T268">s. Мне %</text:span><text:span text:style-name="T465">2:</text:span><text:span text:style-name="T268">i лет.</text:span>", "<text:span text:style-name="T467">Пётр</text:span>", "<text:span text:style-name="T268">Иванов</text:span>", <text:span text:style-name="T268">15</text:span>);</text:p>
      <text:p text:style-name="P184">// <text:span text:style-name="T462">стр = "</text:span><text:span text:style-name="T268">Меня зовут </text:span><text:span text:style-name="T460">Иван</text:span><text:span text:style-name="T466">ов</text:span><text:span text:style-name="T268"> </text:span><text:span text:style-name="T467">Пётр</text:span><text:span text:style-name="T268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61" text:outline-level="3"><text:span text:style-name="T148">Функция </text:span><text:span text:style-name="T951">загл</text:span>()</text:h>
      <text:p text:style-name="P351">функция <text:span text:style-name="T951">загл</text:span>(вх стр: строка): <text:span text:style-name="T951">строка</text:span>;</text:p>
      <text:p text:style-name="P31"><text:span text:style-name="T952">Возвращает строку, в которой все строчные буквы заменены на прописные</text:span>.</text:p>
      <text:h text:style-name="P662" text:outline-level="3"><text:span text:style-name="T148">Функция </text:span><text:span text:style-name="T952">строч</text:span>()</text:h>
      <text:p text:style-name="P345">функция <text:span text:style-name="T952">строч</text:span>(вх стр: строка): <text:span text:style-name="T951">строка</text:span>;</text:p>
      <text:p text:style-name="P32"><text:span text:style-name="T952">Возвращает строку, в которой все прописные буквы заменены на строчные</text:span>.</text:p>
      <text:h text:style-name="P608" text:outline-level="2">Графический вывод</text:h>
      <text:p text:style-name="P763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2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764">Все функции графического вывода используют систему координат, где точкой начала отсчёта считается левый верхний угол графического окна.</text:p>
      <text:h text:style-name="P665" text:outline-level="3"><text:soft-page-break/>Типы</text:h>
      <text:p text:style-name="Исходный_20_код">тип<text:line-break/> <text:s text:c="3"/>Точка/Точки/Точек = структура<text:line-break/> <text:s text:c="7"/><text:span text:style-name="T1544">г, в: целое;</text:span><text:line-break/> <text:s text:c="3"/><text:span text:style-name="T1544">окончание;<text:line-break/><text:line-break/> <text:s text:c="3"/>МассивТочек/МассивыТочек/МассивовТочек = массив Точек;</text:span></text:p>
      <text:h text:style-name="P666" text:outline-level="3">Константы</text:h>
      <text:p text:style-name="Исходный_20_код"><text:span text:style-name="T1481">к</text:span>онстанты<text:line-break/> <text:s text:c="3"/>// <text:span text:style-name="T1482">стили</text:span><text:span text:style-name="T1480"> пера<text:line-break/> <text:s text:c="3"/></text:span><text:span text:style-name="T1483">г</text:span><text:span text:style-name="T1486">р</text:span><text:span text:style-name="T1483">спПусто <text:s text:c="5"/>= 0;</text:span><text:line-break/> <text:s text:c="3"/><text:span text:style-name="T1480">г</text:span><text:span text:style-name="T1486">р</text:span><text:span text:style-name="T1482">с</text:span><text:span text:style-name="T1480">п</text:span><text:span text:style-name="T1495">Линия <text:s text:c="2"/></text:span><text:span text:style-name="T1483"><text:s text:c="3"/>= 1;<text:line-break/> <text:s text:c="3"/>г</text:span><text:span text:style-name="T1486">р</text:span><text:span text:style-name="T1483">спТочка <text:s text:c="5"/>= 2;<text:line-break/> <text:s text:c="3"/>г</text:span><text:span text:style-name="T1486">р</text:span><text:span text:style-name="T1483">спТире <text:s text:c="6"/>= 3;<text:line-break/> <text:s text:c="3"/>г</text:span><text:span text:style-name="T1486">р</text:span><text:span text:style-name="T1483">спТочкаТире <text:s/>= 4;<text:line-break/> <text:s text:c="3"/>г</text:span><text:span text:style-name="T1486">р</text:span><text:span text:style-name="T1483">сп2ТочкиТире = 5;</text:span></text:p>
      <text:p text:style-name="P585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86"><text:span text:style-name="T771">константы</text:span><text:span text:style-name="T769"><text:line-break/></text:span> <text:s text:c="3"/>// <text:span text:style-name="T1545">с</text:span><text:span text:style-name="T769">тили шрифта</text:span><text:line-break/> <text:s text:c="3"/><text:span text:style-name="T1545">грс</text:span><text:span text:style-name="T740">шЖирный <text:s/>= </text:span>1; // жирный шрифт<text:line-break/> <text:s text:c="3"/><text:span text:style-name="T1545">грс</text:span><text:span text:style-name="T740">шКурсив <text:s/>= </text:span>2; // курсив<text:line-break/> <text:s text:c="3"/><text:span text:style-name="T1545">грс</text:span><text:span text:style-name="T740">шПодчерк = </text:span>4; // одинарное подчёркивание<text:line-break/> <text:s text:c="3"/><text:span text:style-name="T1545">грс</text:span><text:span text:style-name="T740">шЗачерк <text:s/>= </text:span>8; // <text:span text:style-name="T741">за</text:span>чёркнутый текст</text:p>
      <text:h text:style-name="P667" text:outline-level="3"><text:span text:style-name="T1463">Функция</text:span> <text:span text:style-name="T1463">грОткрытьОкно</text:span>()</text:h>
      <text:p text:style-name="P539"><text:span text:style-name="T1464">функция</text:span> <text:span text:style-name="T1464">грОткрытьОкно</text:span>(в<text:span text:style-name="T1464">х заголовок: строка</text:span>): <text:span text:style-name="T1464">объект</text:span>;</text:p>
      <text:p text:style-name="P347"><text:span text:style-name="T1464">Создаёт новое графическое окно — закладку в окне отладочной консоли, предназначенную для вывода данных в графическом режиме</text:span><text:span text:style-name="T953">. </text:span><text:span text:style-name="T1464">Название новой закладки должно быть передано в параметре </text:span><text:span text:style-name="Source_20_Text"><text:span text:style-name="T1464">заголовок</text:span></text:span><text:span text:style-name="T1464">.</text:span></text:p>
      <text:p text:style-name="P537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65">процедуры</text:span> <text:span text:style-name="Source_20_Text">грЗакрытьОкно()</text:span>.</text:p>
      <text:h text:style-name="P668" text:outline-level="3"><text:span text:style-name="T1474">Процедура</text:span> <text:span text:style-name="T1463">гр</text:span><text:span text:style-name="T1466">Закрыть</text:span><text:span text:style-name="T1463">Окно</text:span>()</text:h>
      <text:p text:style-name="P540"><text:span text:style-name="T1474">процедура</text:span> <text:span text:style-name="T1464">гр</text:span><text:span text:style-name="T1466">Закрыть</text:span><text:span text:style-name="T1464">Окно</text:span>(в<text:span text:style-name="T1467">в</text:span><text:span text:style-name="T1464"> </text:span><text:span text:style-name="T1466">окно</text:span>: <text:span text:style-name="T1464">объект</text:span><text:span text:style-name="T1466">)</text:span>;</text:p>
      <text:p text:style-name="P538">Закрывает графическое окно, <text:span text:style-name="T1470">открытое функцией </text:span><text:span text:style-name="Source_20_Text"><text:span text:style-name="T1470">грОткрытьОкно()</text:span></text:span><text:span text:style-name="T1470">,</text:span> и присваивает значение <text:span text:style-name="Source_20_Text">пусто</text:span> <text:span text:style-name="T1470">переданному объекту.</text:span></text:p>
      <text:p text:style-name="P315">Эта функция обязательно должна быть вызвана <text:span text:style-name="T1471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88">ОшибкаВыполнения</text:span></text:span>.</text:p>
      <text:h text:style-name="P669" text:outline-level="3"><text:span text:style-name="T1474">Процедура</text:span> <text:span text:style-name="T1463">гр</text:span><text:span text:style-name="T1473">РазмерОкна</text:span>()</text:h>
      <text:p text:style-name="P554"><text:span text:style-name="T1474">процедура</text:span> <text:span text:style-name="T1464">гр</text:span><text:span text:style-name="T1473">РазмерОкна</text:span>(в<text:span text:style-name="T1473">х</text:span><text:span text:style-name="T1464"> </text:span><text:span text:style-name="T1466">окно</text:span>: <text:span text:style-name="T1464">объект; </text:span><text:span text:style-name="T1473">вх горз, верт: целое</text:span><text:span text:style-name="T1466">)</text:span>;</text:p>
      <text:p text:style-name="P541"><text:soft-page-break/>Устанавливает размеры графического окна <text:span text:style-name="T1581">в точках</text:span>.</text:p>
      <text:h text:style-name="P670" text:outline-level="3"><text:span text:style-name="T1475">Процедура</text:span> <text:span text:style-name="T1463">гр</text:span><text:span text:style-name="T1474">Начать</text:span>()</text:h>
      <text:p text:style-name="P555"><text:span text:style-name="T1475">процедура</text:span> <text:span text:style-name="T1464">гр</text:span><text:span text:style-name="T1474">Нача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2"><text:span text:style-name="T1474">Начинает серию операций графического вывода</text:span>.</text:p>
      <text:p text:style-name="P542"><text:span text:style-name="T1474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76">грЗакончить()</text:span></text:span><text:span text:style-name="T1476">. Таким образом можно заметно увеличить быстродействие программы и избежать ненужных мерцаний на экране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6">начало<text:line-break/> <text:s text:c="3"/><text:span text:style-name="T1477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78">в этот момент все нарисованные фигуры <text:line-break/> <text:s text:c="7"/>// будут показаны на экране одновременно</text:span><text:span text:style-name="T1477"><text:line-break/> <text:s text:c="7"/>грЗакончить();<text:line-break/> <text:s text:c="3"/>конец;</text:span><text:line-break/>окончание.</text:p>
      <text:h text:style-name="P671" text:outline-level="3"><text:span text:style-name="T1475">Процедура</text:span> <text:span text:style-name="T1463">гр</text:span><text:span text:style-name="T1479">Закончить</text:span>()</text:h>
      <text:p text:style-name="P557"><text:span text:style-name="T1475">процедура</text:span> <text:span text:style-name="T1464">гр</text:span><text:span text:style-name="T1479">Закончи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3"><text:span text:style-name="T1479">Заканчивает</text:span><text:span text:style-name="T1474"> серию операций графического вывода, </text:span><text:span text:style-name="T1479">начатую вызовом </text:span><text:span text:style-name="Source_20_Text"><text:span text:style-name="T1479">грНачать()</text:span></text:span><text:span text:style-name="T1479"> и выводит на экран все внесённые изменения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672" text:outline-level="3"><text:span text:style-name="T1475">Процедура</text:span> <text:span text:style-name="T1487">грП</text:span><text:span text:style-name="T1484">еро</text:span>()</text:h>
      <text:p text:style-name="P558"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, стиль: целое</text:span><text:span text:style-name="T1466">)</text:span>;</text:p>
      <text:p text:style-name="P544"><text:span text:style-name="T1485">Устанавливает свойства пера — цвет, толщину и стиль</text:span><text:span text:style-name="T1479">. </text:span><text:span text:style-name="T1485">Свойства пера используются для прорисовки линий и контуров геометрических фигур.</text:span></text:p>
      <text:p text:style-name="P560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2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пХХХХ</text:span>.</text:p>
      <text:h text:style-name="P673" text:outline-level="3"><text:soft-page-break/><text:span text:style-name="T1475">Процедура</text:span> <text:span text:style-name="T1487">гр</text:span><text:span text:style-name="T1496">Кисть</text:span>()</text:h>
      <text:p text:style-name="P564"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стиль: целое</text:span><text:span text:style-name="T1466">)</text:span>;</text:p>
      <text:p text:style-name="P545"><text:span text:style-name="T1485">Устанавливает свойства </text:span><text:span text:style-name="T1498">кисти</text:span><text:span text:style-name="T1485"> — цвет и стиль</text:span><text:span text:style-name="T1479">. </text:span><text:span text:style-name="T1485">Свойства </text:span><text:span text:style-name="T1498">кисти</text:span><text:span text:style-name="T1485"> используются для </text:span><text:span text:style-name="T1499">заливки </text:span><text:span text:style-name="T1485">геометрических фигур </text:span><text:span text:style-name="T1582">и в качестве фона при выводе текста</text:span><text:span text:style-name="T1485">.</text:span></text:p>
      <text:p text:style-name="P561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3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</text:span><text:span text:style-name="Source_20_Text"><text:span text:style-name="T1564">к</text:span></text:span><text:span text:style-name="Source_20_Text">ХХХХ</text:span>.</text:p>
      <text:h text:style-name="P674" text:outline-level="3"><text:span text:style-name="T1475">Процедура</text:span> <text:span text:style-name="T1487">гр</text:span><text:span text:style-name="T1547">Шрифт</text:span>()</text:h>
      <text:p text:style-name="P587">процедура грШрифт(вх окно: объект; вх имя: строка);</text:p>
      <text:p text:style-name="P587">процедура грШрифт(вх окно: объект; вх имя: строка; вх размер: целое);</text:p>
      <text:p text:style-name="P587">процедура грШрифт(вх окно: объект; вх имя: строка; вх размер, стиль: целое);</text:p>
      <text:p text:style-name="P587">процедура грШрифт(вх окно: объект; вх имя: строка; вх размер, стиль, цвет: целое);</text:p>
      <text:p text:style-name="P551"><text:span text:style-name="T1485">Устанавливает свойства </text:span><text:span text:style-name="T1548">шрифта</text:span><text:span text:style-name="T1485"> — </text:span><text:span text:style-name="T1559">имя</text:span><text:span text:style-name="T1548">, размер, стиль и цвет</text:span><text:span text:style-name="T1479">. </text:span><text:span text:style-name="T1485">Свойства </text:span><text:span text:style-name="T1548">шрифта</text:span><text:span text:style-name="T1485"> используются для </text:span><text:span text:style-name="T1548">вывода текста</text:span><text:span text:style-name="T1485">.</text:span></text:p>
      <text:p text:style-name="P582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562">выбран</text:span><text:span text:style-name="T1549"> для </text:span><text:span text:style-name="T1550">вывода текста в </text:span><text:span text:style-name="T1549">отладочной консоли.</text:span></text:p>
      <text:p text:style-name="P756">Параметр <text:span text:style-name="Source_20_Text">размер</text:span> означает <text:span text:style-name="T1556">размер </text:span>шрифта в пунктах. <text:span text:style-name="T1567">Если здесь передан нуль, то используется такой же размер шрифта, </text:span><text:span text:style-name="T1561">какой был</text:span> <text:span text:style-name="T1562">выбран</text:span> для <text:span text:style-name="T1550">вывода текста в </text:span>отладочной консоли.</text:p>
      <text:p text:style-name="P583">В параметре <text:span text:style-name="Source_20_Text">стиль</text:span> можно передать <text:span text:style-name="T1565">нуль — </text:span><text:span text:style-name="T1568">это соответствует обычному тексту,</text:span><text:span text:style-name="T156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760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684" text:outline-level="3"><text:span text:style-name="T1534">Функция</text:span> гр<text:span text:style-name="T1534">Точка</text:span>()</text:h>
      <text:p text:style-name="P766"><text:span text:style-name="T1535">функция</text:span> гр<text:span text:style-name="T1534">Точка</text:span>(вх окно: объект; вх г, в: целое): <text:span text:style-name="T1535">целое</text:span>;<text:line-break/><text:span text:style-name="T1535">функция</text:span> гр<text:span text:style-name="T1534">Точка</text:span>(вх окно: объект; вх г, в, <text:span text:style-name="T1534">цвет</text:span>: целое): <text:span text:style-name="T1535">целое</text:span>;</text:p>
      <text:p text:style-name="P758"><text:span text:style-name="T1536">Возвращает</text:span> <text:span text:style-name="T1536">цвет точки с указанными координатами </text:span><text:span text:style-name="T1537">в указанном окне</text:span><text:span text:style-name="T1510">.</text:span><text:span text:style-name="T1508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70">прежний</text:span><text:span text:style-name="T1537"> цвет точки</text:span><text:span text:style-name="T1493">.</text:span></text:p>
      <text:p text:style-name="P761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675" text:outline-level="3"><text:span text:style-name="T1475">Процедура</text:span> <text:span text:style-name="T1487">гр</text:span><text:span text:style-name="T1488">Круг</text:span>()</text:h>
      <text:p text:style-name="P559"><text:span text:style-name="T1475">процедура</text:span> <text:span text:style-name="T1490">грКруг</text:span>(в<text:span text:style-name="T1473">х</text:span><text:span text:style-name="T1464"> </text:span><text:span text:style-name="T1466">окно</text:span>: <text:span text:style-name="T1464">объект; </text:span><text:span text:style-name="T1488">вх г, в, радиус</text:span><text:span text:style-name="T1484">: целое</text:span><text:span text:style-name="T1466">)</text:span>;</text:p>
      <text:p text:style-name="P547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491">круг с указанным радиусом. </text:span><text:span text:style-name="T1492">В</text:span><text:span text:style-name="T1491"> параметрах </text:span><text:span text:style-name="Source_20_Text"><text:span text:style-name="T1491">г</text:span></text:span><text:span text:style-name="T1491"> и </text:span><text:span text:style-name="Source_20_Text"><text:span text:style-name="T1491">в</text:span></text:span><text:span text:style-name="T1491"> </text:span><text:span text:style-name="T1492">должны быть переданы</text:span><text:span text:style-name="T1491"> горизонтальная и вертикальная координаты центра круга</text:span><text:span text:style-name="T1485">.</text:span></text:p>
      <text:p text:style-name="P547"><text:soft-page-break/><text:span text:style-name="T1493">Для прорисовки </text:span><text:span text:style-name="T1513">контура </text:span><text:span text:style-name="T1493">окружности используются </text:span><text:span text:style-name="T1494">установленные</text:span><text:span text:style-name="T1493"> свойства пера, область внутри окружности заполняется в соответствии с </text:span><text:span text:style-name="T1494">установленными</text:span><text:span text:style-name="T1493"> свойствами кисти.</text:span></text:p>
      <text:h text:style-name="P676" text:outline-level="3"><text:span text:style-name="T1475">Процедура</text:span> <text:span text:style-name="T1487">гр</text:span><text:span text:style-name="T1501">Эллипс</text:span>()</text:h>
      <text:p text:style-name="P576"><text:span text:style-name="T1475">процедура</text:span> <text:span text:style-name="T1490">гр</text:span><text:span text:style-name="T1501">Эллипс</text:span>(в<text:span text:style-name="T1473">х</text:span><text:span text:style-name="T1464"> </text:span><text:span text:style-name="T1466">окно</text:span>: <text:span text:style-name="T1464">объект; </text:span><text:span text:style-name="T1488">вх г</text:span><text:span text:style-name="T1501">1</text:span><text:span text:style-name="T1488">, в</text:span><text:span text:style-name="T1501">1</text:span><text:span text:style-name="T1488">, </text:span><text:span text:style-name="T1501">г2, в2</text:span><text:span text:style-name="T1484">: целое</text:span><text:span text:style-name="T1466">)</text:span>;</text:p>
      <text:p text:style-name="P546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502">эллипс, вписанный в прямоугольник с указанными координатами</text:span><text:span text:style-name="T1491">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46"><text:span text:style-name="T1493">Для прорисовки </text:span><text:span text:style-name="T1511">контура </text:span><text:span text:style-name="T1503">эллипс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2">эллипс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26">ало</text:span>, <text:span text:style-name="T1523">разм</text:span><text:span text:style-name="T1526">ер</text:span>: дробное);</text:p>
      <text:p text:style-name="P567">Выводит в <text:span text:style-name="Source_20_Text">окно</text:span> дугу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73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525">разм</text:span></text:span><text:span text:style-name="Source_20_Text"><text:span text:style-name="T1526">ер</text:span></text:span> — <text:span text:style-name="T1522">угловой размер дуги</text:span>. Эти параметры должны быть указаны в радианах.</text:p>
      <text:p text:style-name="P548"><text:span text:style-name="T1493">Для прорисовки </text:span><text:span text:style-name="T1505">дуги</text:span><text:span text:style-name="T1493"> используются </text:span><text:span text:style-name="T1494">установленные</text:span><text:span text:style-name="T1493"> свойства пера.</text:span></text:p>
      <text:h text:style-name="P678" text:outline-level="3">Процедура гр<text:span text:style-name="T1515">Сегмент</text:span>()</text:h>
      <text:p text:style-name="P577">процедура гр<text:span text:style-name="T1516">Сегмент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69">Выводит в <text:span text:style-name="Source_20_Text">окно</text:span> <text:span text:style-name="T1517">сегмент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74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0">сегмент</text:span>, а параметр <text:span text:style-name="Source_20_Text"><text:span text:style-name="T1527">размер</text:span></text:span> — <text:span text:style-name="T1521">угловой размер сегмента</text:span>. Эти параметры должны быть указаны в радианах.</text:p>
      <text:p text:style-name="P549"><text:span text:style-name="T1493">Для прорисовки </text:span><text:span text:style-name="T1518">контура сегмент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9">сегмент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679" text:outline-level="3">Процедура гр<text:span text:style-name="T1515">Се</text:span><text:span text:style-name="T1538">ктор</text:span>()</text:h>
      <text:p text:style-name="P580">процедура гр<text:span text:style-name="T1516">Се</text:span><text:span text:style-name="T1538">ктор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0">Выводит в <text:span text:style-name="Source_20_Text">окно</text:span> <text:span text:style-name="T1539">сектор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75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1">угловой размер </text:span><text:span text:style-name="T1540">сектора</text:span>. Эти параметры должны быть указаны в радианах.</text:p>
      <text:p text:style-name="P550"><text:soft-page-break/><text:span text:style-name="T1493">Для прорисовки </text:span><text:span text:style-name="T1518">контура </text:span><text:span text:style-name="T1540">сектор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41">сектор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680" text:outline-level="3">Процедура гр<text:span text:style-name="T1506">Отрезок</text:span>()</text:h>
      <text:p text:style-name="P565">процедура гр<text:span text:style-name="T1507">Отрезок</text:span>(вх окно: объект; вх г1, в1, г2, в2: целое);</text:p>
      <text:p text:style-name="P571">Выводит в <text:span text:style-name="Source_20_Text">окно</text:span> <text:span text:style-name="T1508">отрезок от точки с координатами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08">до точки с координатами</text:span><text:span text:style-name="T1502">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. </text:span><text:span text:style-name="T1493">Для прорисовки </text:span><text:span text:style-name="T1508">отрезка</text:span><text:span text:style-name="T1493"> используются </text:span><text:span text:style-name="T1494">установленные</text:span><text:span text:style-name="T1493"> свойства пера.</text:span></text:p>
      <text:h text:style-name="P681" text:outline-level="3">Процедура гр<text:span text:style-name="T1542">Ломаная</text:span>()</text:h>
      <text:p text:style-name="P581">процедура гр<text:span text:style-name="T1542">Ломаная</text:span>(вх окно: объект; вх <text:span text:style-name="T1543">точки: МассивТочек</text:span>);</text:p>
      <text:p text:style-name="P572">Выводит в <text:span text:style-name="Source_20_Text">окно</text:span> <text:span text:style-name="T1575">ломаную линию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ломаной линии. </text:span><text:span text:style-name="T1576">Для прорисовки звеньев ломаной используются установленные свойства пера.</text:span></text:p>
      <text:h text:style-name="P682" text:outline-level="3">Процедура гр<text:span text:style-name="T1509">Прямоугольник</text:span>()</text:h>
      <text:p text:style-name="P566">процедура гр<text:span text:style-name="T1509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66">процедура грПрямоугольник(вх окно: объект; вх г1, в1, г2, в2, рг, рв: целое);</text:p>
      <text:p text:style-name="P568">Выводит в <text:span text:style-name="Source_20_Text">окно</text:span> <text:span text:style-name="T1510">прямоугольник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78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762"><text:span text:style-name="T1493">Для прорисовки </text:span><text:span text:style-name="T1511">контура </text:span><text:span text:style-name="T1514">прямоугольник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4">прямоугольник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685" text:outline-level="3">Процедура гр<text:span text:style-name="T1574">Многоугольник</text:span>()</text:h>
      <text:p text:style-name="P767">процедура гр<text:span text:style-name="T1574">Многоугольник</text:span>(вх окно: объект; вх <text:span text:style-name="T1543">точки: МассивТочек</text:span>);</text:p>
      <text:p text:style-name="P759">Выводит в <text:span text:style-name="Source_20_Text">окно</text:span> <text:span text:style-name="T1577">многоугольник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</text:span><text:span text:style-name="T1578">многоугольника</text:span><text:span text:style-name="T1575">. </text:span><text:span text:style-name="T1576">Для прорисовки </text:span><text:span text:style-name="T1580">сторон многоугольника</text:span><text:span text:style-name="T1576"> используются установленные свойства пера, </text:span><text:span text:style-name="T1579">область внутри многоугольника заполняется</text:span><text:span text:style-name="T1493"> в соответствии с </text:span><text:span text:style-name="T1494">установленными</text:span><text:span text:style-name="T1493"> свойствами кисти</text:span><text:span text:style-name="T1576">.</text:span></text:p>
      <text:h text:style-name="P683" text:outline-level="3"><text:span text:style-name="T1534">Функция</text:span> гр<text:span text:style-name="T1569">Текст</text:span>()</text:h>
      <text:p text:style-name="P765">процедура грТекст(вх окно: объект; вх г, в: целое; вх текст: строка);</text:p>
      <text:p text:style-name="P757"><text:span text:style-name="T1571">Выводит в </text:span><text:span text:style-name="Source_20_Text"><text:span text:style-name="T1571">окно</text:span></text:span><text:span text:style-name="T1571"> переданный </text:span><text:span text:style-name="Source_20_Text"><text:span text:style-name="T1571">текст</text:span></text:span><text:span text:style-name="T1493">. </text:span><text:span text:style-name="T1571">Координаты верхнего левого угла прямоугольника с текстом должны быть переданы в параметрах </text:span><text:span text:style-name="Source_20_Text"><text:span text:style-name="T1571">в, г</text:span></text:span><text:span text:style-name="T1571">. </text:span><text:span text:style-name="T1572">Для вывода текста используются свойства шрифта, установленные вызовом </text:span><text:span text:style-name="Source_20_Text"><text:span text:style-name="T1572">грШрифт()</text:span></text:span><text:span text:style-name="T1572">, фон прямоугольника </text:span><text:span text:style-name="T1573">заполняется в соответствии с текущими свойствами кисти.</text:span></text:p>
      <text:h text:style-name="P609" text:outline-level="2"><text:soft-page-break/>Разное</text:h>
      <text:h text:style-name="P677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53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3">пусто</text:span></text:span><text:span text:style-name="T953">, — процедура будет выполнена без ошибок.</text:span></text:p>
      <text:h text:style-name="Heading_20_3" text:outline-level="3"><text:span text:style-name="T458">Процедура</text:span> пауза<text:span text:style-name="T458">()</text:span></text:h>
      <text:p text:style-name="Исходный_20_код"><text:span text:style-name="T459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20T16:46:05.589767458</dc:date>
    <meta:editing-duration>P9DT10H15M11S</meta:editing-duration>
    <meta:editing-cycles>2649</meta:editing-cycles>
    <meta:generator>LibreOffice/7.3.7.2$Linux_X86_64 LibreOffice_project/30$Build-2</meta:generator>
    <meta:document-statistic meta:table-count="3" meta:image-count="0" meta:object-count="0" meta:page-count="64" meta:paragraph-count="1379" meta:word-count="18061" meta:character-count="137050" meta:non-whitespace-character-count="117374"/>
  </office:meta>
</office:document-meta>
</file>